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08mm"/>
    </style:style>
    <style:style style:name="co2" style:family="table-column">
      <style:table-column-properties fo:break-before="auto" style:column-width="53.6mm"/>
    </style:style>
    <style:style style:name="co3" style:family="table-column">
      <style:table-column-properties fo:break-before="auto" style:column-width="65.48mm"/>
    </style:style>
    <style:style style:name="co4" style:family="table-column">
      <style:table-column-properties fo:break-before="auto" style:column-width="66.43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57.18mm" svg:height="200.87mm" svg:x="363.05mm" svg:y="12.09mm">
            <draw:object draw:notify-on-update-of-ranges="Sheet1.A1:Sheet1.A1 Sheet1.A2:Sheet1.A70 Sheet1.B1:Sheet1.B1 Sheet1.B2:Sheet1.B70 Sheet1.C1:Sheet1.C1 Sheet1.C2:Sheet1.C70 Sheet1.D1:Sheet1.D1 Sheet1.D2:Sheet1.D70 Sheet1.E1:Sheet1.E1 Sheet1.E2:Sheet1.E70 Sheet1.F1:Sheet1.F1 Sheet1.F2:Sheet1.F7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ython 2 – confluent consumer</text:p>
          </table:table-cell>
          <table:table-cell office:value-type="string" calcext:value-type="string">
            <text:p>Python 3 – confluent consumer</text:p>
          </table:table-cell>
          <table:table-cell office:value-type="string" calcext:value-type="string">
            <text:p>Python 2 – confluent consumer (-O flag)</text:p>
          </table:table-cell>
          <table:table-cell office:value-type="string" calcext:value-type="string">
            <text:p>Python 3 – confluent consumer (- O flag)</text:p>
          </table:table-cell>
          <table:table-cell office:value-type="string" calcext:value-type="string">
            <text:p>Python 3 – python_kafka consumer</text:p>
          </table:table-cell>
          <table:table-cell office:value-type="string" calcext:value-type="string">
            <text:p>logstash</text:p>
          </table:table-cell>
        </table:table-row>
        <table:table-row table:style-name="ro1">
          <table:table-cell office:value-type="float" office:value="55912.87" calcext:value-type="float">
            <text:p>55912,87</text:p>
          </table:table-cell>
          <table:table-cell office:value-type="float" office:value="912.56" calcext:value-type="float">
            <text:p>912,56</text:p>
          </table:table-cell>
          <table:table-cell office:value-type="float" office:value="434417.81" calcext:value-type="float">
            <text:p>434417,81</text:p>
          </table:table-cell>
          <table:table-cell office:value-type="float" office:value="360490.24" calcext:value-type="float">
            <text:p>360490,24</text:p>
          </table:table-cell>
          <table:table-cell office:value-type="float" office:value="70151.77" calcext:value-type="float">
            <text:p>70151,77</text:p>
          </table:table-cell>
          <table:table-cell office:value-type="float" office:value="2319.83" calcext:value-type="float">
            <text:p>2319,83</text:p>
          </table:table-cell>
        </table:table-row>
        <table:table-row table:style-name="ro1">
          <table:table-cell office:value-type="float" office:value="56028.64" calcext:value-type="float">
            <text:p>56028,64</text:p>
          </table:table-cell>
          <table:table-cell office:value-type="float" office:value="79949.37" calcext:value-type="float">
            <text:p>79949,37</text:p>
          </table:table-cell>
          <table:table-cell office:value-type="float" office:value="427902.88" calcext:value-type="float">
            <text:p>427902,88</text:p>
          </table:table-cell>
          <table:table-cell office:value-type="float" office:value="394646.59" calcext:value-type="float">
            <text:p>394646,59</text:p>
          </table:table-cell>
          <table:table-cell office:value-type="float" office:value="2808.93" calcext:value-type="float">
            <text:p>2808,93</text:p>
          </table:table-cell>
          <table:table-cell office:value-type="float" office:value="2477.15" calcext:value-type="float">
            <text:p>2477,15</text:p>
          </table:table-cell>
        </table:table-row>
        <table:table-row table:style-name="ro1">
          <table:table-cell office:value-type="float" office:value="51387.56" calcext:value-type="float">
            <text:p>51387,56</text:p>
          </table:table-cell>
          <table:table-cell office:value-type="float" office:value="45649.31" calcext:value-type="float">
            <text:p>45649,31</text:p>
          </table:table-cell>
          <table:table-cell office:value-type="float" office:value="409840.14" calcext:value-type="float">
            <text:p>409840,14</text:p>
          </table:table-cell>
          <table:table-cell office:value-type="float" office:value="285482.17" calcext:value-type="float">
            <text:p>285482,17</text:p>
          </table:table-cell>
          <table:table-cell office:value-type="float" office:value="59150.52" calcext:value-type="float">
            <text:p>59150,52</text:p>
          </table:table-cell>
          <table:table-cell office:value-type="float" office:value="2614.41" calcext:value-type="float">
            <text:p>2614,41</text:p>
          </table:table-cell>
        </table:table-row>
        <table:table-row table:style-name="ro1">
          <table:table-cell office:value-type="float" office:value="58146.01" calcext:value-type="float">
            <text:p>58146,01</text:p>
          </table:table-cell>
          <table:table-cell office:value-type="float" office:value="71033.31" calcext:value-type="float">
            <text:p>71033,31</text:p>
          </table:table-cell>
          <table:table-cell office:value-type="float" office:value="438230.49" calcext:value-type="float">
            <text:p>438230,49</text:p>
          </table:table-cell>
          <table:table-cell office:value-type="float" office:value="368309.1" calcext:value-type="float">
            <text:p>368309,1</text:p>
          </table:table-cell>
          <table:table-cell office:value-type="float" office:value="61527.12" calcext:value-type="float">
            <text:p>61527,12</text:p>
          </table:table-cell>
          <table:table-cell office:value-type="float" office:value="2757.06" calcext:value-type="float">
            <text:p>2757,06</text:p>
          </table:table-cell>
        </table:table-row>
        <table:table-row table:style-name="ro1">
          <table:table-cell office:value-type="float" office:value="36929.17" calcext:value-type="float">
            <text:p>36929,17</text:p>
          </table:table-cell>
          <table:table-cell office:value-type="float" office:value="73141.58" calcext:value-type="float">
            <text:p>73141,58</text:p>
          </table:table-cell>
          <table:table-cell office:value-type="float" office:value="439332.15" calcext:value-type="float">
            <text:p>439332,15</text:p>
          </table:table-cell>
          <table:table-cell office:value-type="float" office:value="440948.7" calcext:value-type="float">
            <text:p>440948,7</text:p>
          </table:table-cell>
          <table:table-cell office:value-type="float" office:value="2149.29" calcext:value-type="float">
            <text:p>2149,29</text:p>
          </table:table-cell>
          <table:table-cell office:value-type="float" office:value="2884.91" calcext:value-type="float">
            <text:p>2884,91</text:p>
          </table:table-cell>
        </table:table-row>
        <table:table-row table:style-name="ro1">
          <table:table-cell office:value-type="float" office:value="31789.48" calcext:value-type="float">
            <text:p>31789,48</text:p>
          </table:table-cell>
          <table:table-cell office:value-type="float" office:value="56615.52" calcext:value-type="float">
            <text:p>56615,52</text:p>
          </table:table-cell>
          <table:table-cell office:value-type="float" office:value="370947.55" calcext:value-type="float">
            <text:p>370947,55</text:p>
          </table:table-cell>
          <table:table-cell office:value-type="float" office:value="452069.84" calcext:value-type="float">
            <text:p>452069,84</text:p>
          </table:table-cell>
          <table:table-cell office:value-type="float" office:value="71870.73" calcext:value-type="float">
            <text:p>71870,73</text:p>
          </table:table-cell>
          <table:table-cell office:value-type="float" office:value="2998.02" calcext:value-type="float">
            <text:p>2998,02</text:p>
          </table:table-cell>
        </table:table-row>
        <table:table-row table:style-name="ro1">
          <table:table-cell office:value-type="float" office:value="31793.34" calcext:value-type="float">
            <text:p>31793,34</text:p>
          </table:table-cell>
          <table:table-cell office:value-type="float" office:value="62916.13" calcext:value-type="float">
            <text:p>62916,13</text:p>
          </table:table-cell>
          <table:table-cell office:value-type="float" office:value="282406.68" calcext:value-type="float">
            <text:p>282406,68</text:p>
          </table:table-cell>
          <table:table-cell office:value-type="float" office:value="417717.76" calcext:value-type="float">
            <text:p>417717,76</text:p>
          </table:table-cell>
          <table:table-cell office:value-type="float" office:value="65002.77" calcext:value-type="float">
            <text:p>65002,77</text:p>
          </table:table-cell>
          <table:table-cell office:value-type="float" office:value="3118.97" calcext:value-type="float">
            <text:p>3118,97</text:p>
          </table:table-cell>
        </table:table-row>
        <table:table-row table:style-name="ro1">
          <table:table-cell office:value-type="float" office:value="28428.44" calcext:value-type="float">
            <text:p>28428,44</text:p>
          </table:table-cell>
          <table:table-cell office:value-type="float" office:value="72950.76" calcext:value-type="float">
            <text:p>72950,76</text:p>
          </table:table-cell>
          <table:table-cell office:value-type="float" office:value="370357.97" calcext:value-type="float">
            <text:p>370357,97</text:p>
          </table:table-cell>
          <table:table-cell office:value-type="float" office:value="438597.09" calcext:value-type="float">
            <text:p>438597,09</text:p>
          </table:table-cell>
          <table:table-cell office:value-type="float" office:value="60407.93" calcext:value-type="float">
            <text:p>60407,93</text:p>
          </table:table-cell>
          <table:table-cell office:value-type="float" office:value="3215.21" calcext:value-type="float">
            <text:p>3215,21</text:p>
          </table:table-cell>
        </table:table-row>
        <table:table-row table:style-name="ro1">
          <table:table-cell office:value-type="float" office:value="30262.59" calcext:value-type="float">
            <text:p>30262,59</text:p>
          </table:table-cell>
          <table:table-cell office:value-type="float" office:value="53168.51" calcext:value-type="float">
            <text:p>53168,51</text:p>
          </table:table-cell>
          <table:table-cell office:value-type="float" office:value="244565.83" calcext:value-type="float">
            <text:p>244565,83</text:p>
          </table:table-cell>
          <table:table-cell office:value-type="float" office:value="440115.84" calcext:value-type="float">
            <text:p>440115,84</text:p>
          </table:table-cell>
          <table:table-cell office:value-type="float" office:value="69007.96" calcext:value-type="float">
            <text:p>69007,96</text:p>
          </table:table-cell>
          <table:table-cell office:value-type="float" office:value="3312.27" calcext:value-type="float">
            <text:p>3312,27</text:p>
          </table:table-cell>
        </table:table-row>
        <table:table-row table:style-name="ro1">
          <table:table-cell office:value-type="float" office:value="29124.08" calcext:value-type="float">
            <text:p>29124,08</text:p>
          </table:table-cell>
          <table:table-cell office:value-type="float" office:value="60430.56" calcext:value-type="float">
            <text:p>60430,56</text:p>
          </table:table-cell>
          <table:table-cell office:value-type="float" office:value="364563.58" calcext:value-type="float">
            <text:p>364563,58</text:p>
          </table:table-cell>
          <table:table-cell office:value-type="float" office:value="460406.59" calcext:value-type="float">
            <text:p>460406,59</text:p>
          </table:table-cell>
          <table:table-cell office:value-type="float" office:value="547.99" calcext:value-type="float">
            <text:p>547,99</text:p>
          </table:table-cell>
          <table:table-cell office:value-type="float" office:value="3460.03" calcext:value-type="float">
            <text:p>3460,03</text:p>
          </table:table-cell>
        </table:table-row>
        <table:table-row table:style-name="ro1">
          <table:table-cell office:value-type="float" office:value="26867.96" calcext:value-type="float">
            <text:p>26867,96</text:p>
          </table:table-cell>
          <table:table-cell office:value-type="float" office:value="58678.83" calcext:value-type="float">
            <text:p>58678,83</text:p>
          </table:table-cell>
          <table:table-cell office:value-type="float" office:value="418050.83" calcext:value-type="float">
            <text:p>418050,83</text:p>
          </table:table-cell>
          <table:table-cell office:value-type="float" office:value="274946.18" calcext:value-type="float">
            <text:p>274946,18</text:p>
          </table:table-cell>
          <table:table-cell office:value-type="float" office:value="71879.35" calcext:value-type="float">
            <text:p>71879,35</text:p>
          </table:table-cell>
          <table:table-cell office:value-type="float" office:value="3642.71" calcext:value-type="float">
            <text:p>3642,71</text:p>
          </table:table-cell>
        </table:table-row>
        <table:table-row table:style-name="ro1">
          <table:table-cell office:value-type="float" office:value="26235.06" calcext:value-type="float">
            <text:p>26235,06</text:p>
          </table:table-cell>
          <table:table-cell office:value-type="float" office:value="72081.94" calcext:value-type="float">
            <text:p>72081,94</text:p>
          </table:table-cell>
          <table:table-cell office:value-type="float" office:value="427553.92" calcext:value-type="float">
            <text:p>427553,92</text:p>
          </table:table-cell>
          <table:table-cell office:value-type="float" office:value="266525" calcext:value-type="float">
            <text:p>266525</text:p>
          </table:table-cell>
          <table:table-cell office:value-type="float" office:value="75723.13" calcext:value-type="float">
            <text:p>75723,13</text:p>
          </table:table-cell>
          <table:table-cell office:value-type="float" office:value="3841.74" calcext:value-type="float">
            <text:p>3841,74</text:p>
          </table:table-cell>
        </table:table-row>
        <table:table-row table:style-name="ro1">
          <table:table-cell office:value-type="float" office:value="27639.57" calcext:value-type="float">
            <text:p>27639,57</text:p>
          </table:table-cell>
          <table:table-cell office:value-type="float" office:value="58606.68" calcext:value-type="float">
            <text:p>58606,68</text:p>
          </table:table-cell>
          <table:table-cell office:value-type="float" office:value="421962.17" calcext:value-type="float">
            <text:p>421962,17</text:p>
          </table:table-cell>
          <table:table-cell office:value-type="float" office:value="209862.1" calcext:value-type="float">
            <text:p>209862,1</text:p>
          </table:table-cell>
          <table:table-cell office:value-type="float" office:value="62551.14" calcext:value-type="float">
            <text:p>62551,14</text:p>
          </table:table-cell>
          <table:table-cell office:value-type="float" office:value="4000.41" calcext:value-type="float">
            <text:p>4000,41</text:p>
          </table:table-cell>
        </table:table-row>
        <table:table-row table:style-name="ro1">
          <table:table-cell office:value-type="float" office:value="27534.51" calcext:value-type="float">
            <text:p>27534,51</text:p>
          </table:table-cell>
          <table:table-cell office:value-type="float" office:value="56740.36" calcext:value-type="float">
            <text:p>56740,36</text:p>
          </table:table-cell>
          <table:table-cell office:value-type="float" office:value="431601.56" calcext:value-type="float">
            <text:p>431601,56</text:p>
          </table:table-cell>
          <table:table-cell office:value-type="float" office:value="402099.89" calcext:value-type="float">
            <text:p>402099,89</text:p>
          </table:table-cell>
          <table:table-cell office:value-type="float" office:value="59934.04" calcext:value-type="float">
            <text:p>59934,04</text:p>
          </table:table-cell>
          <table:table-cell office:value-type="float" office:value="4147.94" calcext:value-type="float">
            <text:p>4147,94</text:p>
          </table:table-cell>
        </table:table-row>
        <table:table-row table:style-name="ro1">
          <table:table-cell office:value-type="float" office:value="26309.61" calcext:value-type="float">
            <text:p>26309,61</text:p>
          </table:table-cell>
          <table:table-cell office:value-type="float" office:value="78690.91" calcext:value-type="float">
            <text:p>78690,91</text:p>
          </table:table-cell>
          <table:table-cell office:value-type="float" office:value="329611.32" calcext:value-type="float">
            <text:p>329611,32</text:p>
          </table:table-cell>
          <table:table-cell office:value-type="float" office:value="260208.7" calcext:value-type="float">
            <text:p>260208,7</text:p>
          </table:table-cell>
          <table:table-cell office:value-type="float" office:value="65180.56" calcext:value-type="float">
            <text:p>65180,56</text:p>
          </table:table-cell>
          <table:table-cell office:value-type="float" office:value="4296.25" calcext:value-type="float">
            <text:p>4296,25</text:p>
          </table:table-cell>
        </table:table-row>
        <table:table-row table:style-name="ro1">
          <table:table-cell office:value-type="float" office:value="25739.98" calcext:value-type="float">
            <text:p>25739,98</text:p>
          </table:table-cell>
          <table:table-cell office:value-type="float" office:value="62652.98" calcext:value-type="float">
            <text:p>62652,98</text:p>
          </table:table-cell>
          <table:table-cell office:value-type="float" office:value="326252.64" calcext:value-type="float">
            <text:p>326252,64</text:p>
          </table:table-cell>
          <table:table-cell office:value-type="float" office:value="438413.71" calcext:value-type="float">
            <text:p>438413,71</text:p>
          </table:table-cell>
          <table:table-cell office:value-type="float" office:value="1045.09" calcext:value-type="float">
            <text:p>1045,09</text:p>
          </table:table-cell>
          <table:table-cell office:value-type="float" office:value="4424.07" calcext:value-type="float">
            <text:p>4424,07</text:p>
          </table:table-cell>
        </table:table-row>
        <table:table-row table:style-name="ro1">
          <table:table-cell office:value-type="float" office:value="27210.12" calcext:value-type="float">
            <text:p>27210,12</text:p>
          </table:table-cell>
          <table:table-cell office:value-type="float" office:value="68563.51" calcext:value-type="float">
            <text:p>68563,51</text:p>
          </table:table-cell>
          <table:table-cell office:value-type="float" office:value="308745.23" calcext:value-type="float">
            <text:p>308745,23</text:p>
          </table:table-cell>
          <table:table-cell office:value-type="float" office:value="400831.8" calcext:value-type="float">
            <text:p>400831,8</text:p>
          </table:table-cell>
          <table:table-cell office:value-type="float" office:value="71814.13" calcext:value-type="float">
            <text:p>71814,13</text:p>
          </table:table-cell>
          <table:table-cell office:value-type="float" office:value="4531.07" calcext:value-type="float">
            <text:p>4531,07</text:p>
          </table:table-cell>
        </table:table-row>
        <table:table-row table:style-name="ro1">
          <table:table-cell office:value-type="float" office:value="24493" calcext:value-type="float">
            <text:p>24493</text:p>
          </table:table-cell>
          <table:table-cell office:value-type="float" office:value="69900.41" calcext:value-type="float">
            <text:p>69900,41</text:p>
          </table:table-cell>
          <table:table-cell office:value-type="float" office:value="325215.48" calcext:value-type="float">
            <text:p>325215,48</text:p>
          </table:table-cell>
          <table:table-cell office:value-type="float" office:value="437636.06" calcext:value-type="float">
            <text:p>437636,06</text:p>
          </table:table-cell>
          <table:table-cell office:value-type="float" office:value="74003.63" calcext:value-type="float">
            <text:p>74003,63</text:p>
          </table:table-cell>
          <table:table-cell office:value-type="float" office:value="4388.43" calcext:value-type="float">
            <text:p>4388,43</text:p>
          </table:table-cell>
        </table:table-row>
        <table:table-row table:style-name="ro1">
          <table:table-cell office:value-type="float" office:value="24580.85" calcext:value-type="float">
            <text:p>24580,85</text:p>
          </table:table-cell>
          <table:table-cell office:value-type="float" office:value="53977.97" calcext:value-type="float">
            <text:p>53977,97</text:p>
          </table:table-cell>
          <table:table-cell office:value-type="float" office:value="400487.35" calcext:value-type="float">
            <text:p>400487,35</text:p>
          </table:table-cell>
          <table:table-cell office:value-type="float" office:value="357266.1" calcext:value-type="float">
            <text:p>357266,1</text:p>
          </table:table-cell>
          <table:table-cell office:value-type="float" office:value="67531.34" calcext:value-type="float">
            <text:p>67531,34</text:p>
          </table:table-cell>
          <table:table-cell office:value-type="float" office:value="4188.16" calcext:value-type="float">
            <text:p>4188,16</text:p>
          </table:table-cell>
        </table:table-row>
        <table:table-row table:style-name="ro1">
          <table:table-cell office:value-type="float" office:value="24186.79" calcext:value-type="float">
            <text:p>24186,79</text:p>
          </table:table-cell>
          <table:table-cell office:value-type="float" office:value="65833.28" calcext:value-type="float">
            <text:p>65833,28</text:p>
          </table:table-cell>
          <table:table-cell office:value-type="float" office:value="361017.73" calcext:value-type="float">
            <text:p>361017,73</text:p>
          </table:table-cell>
          <table:table-cell office:value-type="float" office:value="265042.91" calcext:value-type="float">
            <text:p>265042,91</text:p>
          </table:table-cell>
          <table:table-cell office:value-type="float" office:value="70328.21" calcext:value-type="float">
            <text:p>70328,21</text:p>
          </table:table-cell>
          <table:table-cell office:value-type="float" office:value="4119.83" calcext:value-type="float">
            <text:p>4119,83</text:p>
          </table:table-cell>
        </table:table-row>
        <table:table-row table:style-name="ro1">
          <table:table-cell office:value-type="float" office:value="20055.77" calcext:value-type="float">
            <text:p>20055,77</text:p>
          </table:table-cell>
          <table:table-cell office:value-type="float" office:value="68544.46" calcext:value-type="float">
            <text:p>68544,46</text:p>
          </table:table-cell>
          <table:table-cell office:value-type="float" office:value="416845.96" calcext:value-type="float">
            <text:p>416845,96</text:p>
          </table:table-cell>
          <table:table-cell office:value-type="float" office:value="327552.05" calcext:value-type="float">
            <text:p>327552,05</text:p>
          </table:table-cell>
          <table:table-cell office:value-type="float" office:value="58743.75" calcext:value-type="float">
            <text:p>58743,75</text:p>
          </table:table-cell>
          <table:table-cell office:value-type="float" office:value="4261.85" calcext:value-type="float">
            <text:p>4261,85</text:p>
          </table:table-cell>
        </table:table-row>
        <table:table-row table:style-name="ro1">
          <table:table-cell office:value-type="float" office:value="18909.7" calcext:value-type="float">
            <text:p>18909,7</text:p>
          </table:table-cell>
          <table:table-cell office:value-type="float" office:value="57623.56" calcext:value-type="float">
            <text:p>57623,56</text:p>
          </table:table-cell>
          <table:table-cell office:value-type="float" office:value="438047.42" calcext:value-type="float">
            <text:p>438047,42</text:p>
          </table:table-cell>
          <table:table-cell office:value-type="float" office:value="351871.14" calcext:value-type="float">
            <text:p>351871,14</text:p>
          </table:table-cell>
          <table:table-cell office:value-type="float" office:value="72285.67" calcext:value-type="float">
            <text:p>72285,67</text:p>
          </table:table-cell>
          <table:table-cell office:value-type="float" office:value="4371.09" calcext:value-type="float">
            <text:p>4371,09</text:p>
          </table:table-cell>
        </table:table-row>
        <table:table-row table:style-name="ro1">
          <table:table-cell office:value-type="float" office:value="18199.7" calcext:value-type="float">
            <text:p>18199,7</text:p>
          </table:table-cell>
          <table:table-cell office:value-type="float" office:value="69482.38" calcext:value-type="float">
            <text:p>69482,38</text:p>
          </table:table-cell>
          <table:table-cell office:value-type="float" office:value="363899.36" calcext:value-type="float">
            <text:p>363899,36</text:p>
          </table:table-cell>
          <table:table-cell office:value-type="float" office:value="445633.66" calcext:value-type="float">
            <text:p>445633,66</text:p>
          </table:table-cell>
          <table:table-cell office:value-type="float" office:value="67385.96" calcext:value-type="float">
            <text:p>67385,96</text:p>
          </table:table-cell>
          <table:table-cell office:value-type="float" office:value="4478.07" calcext:value-type="float">
            <text:p>4478,07</text:p>
          </table:table-cell>
        </table:table-row>
        <table:table-row table:style-name="ro1">
          <table:table-cell office:value-type="float" office:value="15921.05" calcext:value-type="float">
            <text:p>15921,05</text:p>
          </table:table-cell>
          <table:table-cell office:value-type="float" office:value="74895.61" calcext:value-type="float">
            <text:p>74895,61</text:p>
          </table:table-cell>
          <table:table-cell office:value-type="float" office:value="422089.56" calcext:value-type="float">
            <text:p>422089,56</text:p>
          </table:table-cell>
          <table:table-cell office:value-type="float" office:value="470371.65" calcext:value-type="float">
            <text:p>470371,65</text:p>
          </table:table-cell>
          <table:table-cell office:value-type="float" office:value="62613.7" calcext:value-type="float">
            <text:p>62613,7</text:p>
          </table:table-cell>
          <table:table-cell office:value-type="float" office:value="4592.65" calcext:value-type="float">
            <text:p>4592,65</text:p>
          </table:table-cell>
        </table:table-row>
        <table:table-row table:style-name="ro1">
          <table:table-cell office:value-type="float" office:value="16613.8" calcext:value-type="float">
            <text:p>16613,8</text:p>
          </table:table-cell>
          <table:table-cell office:value-type="float" office:value="66720.29" calcext:value-type="float">
            <text:p>66720,29</text:p>
          </table:table-cell>
          <table:table-cell office:value-type="float" office:value="430847.87" calcext:value-type="float">
            <text:p>430847,87</text:p>
          </table:table-cell>
          <table:table-cell office:value-type="float" office:value="473718.55" calcext:value-type="float">
            <text:p>473718,55</text:p>
          </table:table-cell>
          <table:table-cell office:value-type="float" office:value="63763.57" calcext:value-type="float">
            <text:p>63763,57</text:p>
          </table:table-cell>
          <table:table-cell office:value-type="float" office:value="4696.06" calcext:value-type="float">
            <text:p>4696,06</text:p>
          </table:table-cell>
        </table:table-row>
        <table:table-row table:style-name="ro1">
          <table:table-cell office:value-type="float" office:value="14884.5" calcext:value-type="float">
            <text:p>14884,5</text:p>
          </table:table-cell>
          <table:table-cell office:value-type="float" office:value="64176.27" calcext:value-type="float">
            <text:p>64176,27</text:p>
          </table:table-cell>
          <table:table-cell office:value-type="float" office:value="437043.24" calcext:value-type="float">
            <text:p>437043,24</text:p>
          </table:table-cell>
          <table:table-cell office:value-type="float" office:value="475275.24" calcext:value-type="float">
            <text:p>475275,24</text:p>
          </table:table-cell>
          <table:table-cell office:value-type="float" office:value="64724.92" calcext:value-type="float">
            <text:p>64724,92</text:p>
          </table:table-cell>
          <table:table-cell office:value-type="float" office:value="4788.87" calcext:value-type="float">
            <text:p>4788,87</text:p>
          </table:table-cell>
        </table:table-row>
        <table:table-row table:style-name="ro1">
          <table:table-cell office:value-type="float" office:value="17326.82" calcext:value-type="float">
            <text:p>17326,82</text:p>
          </table:table-cell>
          <table:table-cell office:value-type="float" office:value="76834.23" calcext:value-type="float">
            <text:p>76834,23</text:p>
          </table:table-cell>
          <table:table-cell office:value-type="float" office:value="376643.68" calcext:value-type="float">
            <text:p>376643,68</text:p>
          </table:table-cell>
          <table:table-cell office:value-type="float" office:value="475706.48" calcext:value-type="float">
            <text:p>475706,48</text:p>
          </table:table-cell>
          <table:table-cell office:value-type="float" office:value="61353.42" calcext:value-type="float">
            <text:p>61353,42</text:p>
          </table:table-cell>
          <table:table-cell office:value-type="float" office:value="4875.84" calcext:value-type="float">
            <text:p>4875,84</text:p>
          </table:table-cell>
        </table:table-row>
        <table:table-row table:style-name="ro1">
          <table:table-cell office:value-type="float" office:value="16105.86" calcext:value-type="float">
            <text:p>16105,86</text:p>
          </table:table-cell>
          <table:table-cell office:value-type="float" office:value="65815.72" calcext:value-type="float">
            <text:p>65815,72</text:p>
          </table:table-cell>
          <table:table-cell office:value-type="float" office:value="204211.69" calcext:value-type="float">
            <text:p>204211,69</text:p>
          </table:table-cell>
          <table:table-cell office:value-type="float" office:value="387428.78" calcext:value-type="float">
            <text:p>387428,78</text:p>
          </table:table-cell>
          <table:table-cell office:value-type="float" office:value="63179.6" calcext:value-type="float">
            <text:p>63179,6</text:p>
          </table:table-cell>
          <table:table-cell office:value-type="float" office:value="4816.6" calcext:value-type="float">
            <text:p>4816,6</text:p>
          </table:table-cell>
        </table:table-row>
        <table:table-row table:style-name="ro1">
          <table:table-cell office:value-type="float" office:value="13375.93" calcext:value-type="float">
            <text:p>13375,93</text:p>
          </table:table-cell>
          <table:table-cell office:value-type="float" office:value="64242.12" calcext:value-type="float">
            <text:p>64242,12</text:p>
          </table:table-cell>
          <table:table-cell office:value-type="float" office:value="331775.35" calcext:value-type="float">
            <text:p>331775,35</text:p>
          </table:table-cell>
          <table:table-cell office:value-type="float" office:value="367502.32" calcext:value-type="float">
            <text:p>367502,32</text:p>
          </table:table-cell>
          <table:table-cell office:value-type="float" office:value="69656.62" calcext:value-type="float">
            <text:p>69656,62</text:p>
          </table:table-cell>
          <table:table-cell office:value-type="float" office:value="4912.1" calcext:value-type="float">
            <text:p>4912,1</text:p>
          </table:table-cell>
        </table:table-row>
        <table:table-row table:style-name="ro1">
          <table:table-cell office:value-type="float" office:value="11849.76" calcext:value-type="float">
            <text:p>11849,76</text:p>
          </table:table-cell>
          <table:table-cell office:value-type="float" office:value="67376.21" calcext:value-type="float">
            <text:p>67376,21</text:p>
          </table:table-cell>
          <table:table-cell office:value-type="float" office:value="363899.36" calcext:value-type="float">
            <text:p>363899,36</text:p>
          </table:table-cell>
          <table:table-cell office:value-type="float" office:value="429524.22" calcext:value-type="float">
            <text:p>429524,22</text:p>
          </table:table-cell>
          <table:table-cell office:value-type="float" office:value="61580.42" calcext:value-type="float">
            <text:p>61580,42</text:p>
          </table:table-cell>
          <table:table-cell office:value-type="float" office:value="4985.85" calcext:value-type="float">
            <text:p>4985,85</text:p>
          </table:table-cell>
        </table:table-row>
        <table:table-row table:style-name="ro1">
          <table:table-cell office:value-type="float" office:value="16132.37" calcext:value-type="float">
            <text:p>16132,37</text:p>
          </table:table-cell>
          <table:table-cell office:value-type="float" office:value="75466.98" calcext:value-type="float">
            <text:p>75466,98</text:p>
          </table:table-cell>
          <table:table-cell office:value-type="float" office:value="423367.72" calcext:value-type="float">
            <text:p>423367,72</text:p>
          </table:table-cell>
          <table:table-cell office:value-type="float" office:value="367244.9" calcext:value-type="float">
            <text:p>367244,9</text:p>
          </table:table-cell>
          <table:table-cell office:value-type="float" office:value="1312.49" calcext:value-type="float">
            <text:p>1312,49</text:p>
          </table:table-cell>
          <table:table-cell office:value-type="float" office:value="5047.06" calcext:value-type="float">
            <text:p>5047,06</text:p>
          </table:table-cell>
        </table:table-row>
        <table:table-row table:style-name="ro1">
          <table:table-cell office:value-type="float" office:value="20471.6" calcext:value-type="float">
            <text:p>20471,6</text:p>
          </table:table-cell>
          <table:table-cell office:value-type="float" office:value="56921.31" calcext:value-type="float">
            <text:p>56921,31</text:p>
          </table:table-cell>
          <table:table-cell office:value-type="float" office:value="435545.59" calcext:value-type="float">
            <text:p>435545,59</text:p>
          </table:table-cell>
          <table:table-cell office:value-type="float" office:value="232345.67" calcext:value-type="float">
            <text:p>232345,67</text:p>
          </table:table-cell>
          <table:table-cell office:value-type="float" office:value="68676.89" calcext:value-type="float">
            <text:p>68676,89</text:p>
          </table:table-cell>
          <table:table-cell office:value-type="float" office:value="5117.38" calcext:value-type="float">
            <text:p>5117,38</text:p>
          </table:table-cell>
        </table:table-row>
        <table:table-row table:style-name="ro1">
          <table:table-cell office:value-type="float" office:value="16131.63" calcext:value-type="float">
            <text:p>16131,63</text:p>
          </table:table-cell>
          <table:table-cell office:value-type="float" office:value="69193.53" calcext:value-type="float">
            <text:p>69193,53</text:p>
          </table:table-cell>
          <table:table-cell office:value-type="float" office:value="393535.75" calcext:value-type="float">
            <text:p>393535,75</text:p>
          </table:table-cell>
          <table:table-cell office:value-type="float" office:value="416845.96" calcext:value-type="float">
            <text:p>416845,96</text:p>
          </table:table-cell>
          <table:table-cell office:value-type="float" office:value="74996.05" calcext:value-type="float">
            <text:p>74996,05</text:p>
          </table:table-cell>
          <table:table-cell office:value-type="float" office:value="5193.59" calcext:value-type="float">
            <text:p>5193,59</text:p>
          </table:table-cell>
        </table:table-row>
        <table:table-row table:style-name="ro1">
          <table:table-cell office:value-type="float" office:value="10080.64" calcext:value-type="float">
            <text:p>10080,64</text:p>
          </table:table-cell>
          <table:table-cell office:value-type="float" office:value="68180.11" calcext:value-type="float">
            <text:p>68180,11</text:p>
          </table:table-cell>
          <table:table-cell office:value-type="float" office:value="295415.13" calcext:value-type="float">
            <text:p>295415,13</text:p>
          </table:table-cell>
          <table:table-cell office:value-type="float" office:value="347239.34" calcext:value-type="float">
            <text:p>347239,34</text:p>
          </table:table-cell>
          <table:table-cell office:value-type="float" office:value="64037.13" calcext:value-type="float">
            <text:p>64037,13</text:p>
          </table:table-cell>
          <table:table-cell office:value-type="float" office:value="5276.36" calcext:value-type="float">
            <text:p>5276,36</text:p>
          </table:table-cell>
        </table:table-row>
        <table:table-row table:style-name="ro1">
          <table:table-cell office:value-type="float" office:value="10265.16" calcext:value-type="float">
            <text:p>10265,16</text:p>
          </table:table-cell>
          <table:table-cell office:value-type="float" office:value="67078.81" calcext:value-type="float">
            <text:p>67078,81</text:p>
          </table:table-cell>
          <table:table-cell office:value-type="float" office:value="328732.97" calcext:value-type="float">
            <text:p>328732,97</text:p>
          </table:table-cell>
          <table:table-cell office:value-type="float" office:value="360118.83" calcext:value-type="float">
            <text:p>360118,83</text:p>
          </table:table-cell>
          <table:table-cell office:value-type="float" office:value="56151.65" calcext:value-type="float">
            <text:p>56151,65</text:p>
          </table:table-cell>
          <table:table-cell office:value-type="float" office:value="5348.29" calcext:value-type="float">
            <text:p>5348,29</text:p>
          </table:table-cell>
        </table:table-row>
        <table:table-row table:style-name="ro1">
          <table:table-cell office:value-type="float" office:value="15855.14" calcext:value-type="float">
            <text:p>15855,14</text:p>
          </table:table-cell>
          <table:table-cell office:value-type="float" office:value="52739.97" calcext:value-type="float">
            <text:p>52739,97</text:p>
          </table:table-cell>
          <table:table-cell office:value-type="float" office:value="413191.21" calcext:value-type="float">
            <text:p>413191,21</text:p>
          </table:table-cell>
          <table:table-cell office:value-type="float" office:value="440717.03" calcext:value-type="float">
            <text:p>440717,03</text:p>
          </table:table-cell>
          <table:table-cell office:value-type="float" office:value="70224.59" calcext:value-type="float">
            <text:p>70224,59</text:p>
          </table:table-cell>
          <table:table-cell office:value-type="float" office:value="5399.65" calcext:value-type="float">
            <text:p>5399,65</text:p>
          </table:table-cell>
        </table:table-row>
        <table:table-row table:style-name="ro1">
          <table:table-cell office:value-type="float" office:value="22847.78" calcext:value-type="float">
            <text:p>22847,78</text:p>
          </table:table-cell>
          <table:table-cell office:value-type="float" office:value="74194.76" calcext:value-type="float">
            <text:p>74194,76</text:p>
          </table:table-cell>
          <table:table-cell office:value-type="float" office:value="435726.57" calcext:value-type="float">
            <text:p>435726,57</text:p>
          </table:table-cell>
          <table:table-cell office:value-type="float" office:value="410522.07" calcext:value-type="float">
            <text:p>410522,07</text:p>
          </table:table-cell>
          <table:table-cell office:value-type="float" office:value="62621.18" calcext:value-type="float">
            <text:p>62621,18</text:p>
          </table:table-cell>
          <table:table-cell office:value-type="float" office:value="5437.53" calcext:value-type="float">
            <text:p>5437,53</text:p>
          </table:table-cell>
        </table:table-row>
        <table:table-row table:style-name="ro1">
          <table:table-cell office:value-type="float" office:value="26272.2" calcext:value-type="float">
            <text:p>26272,2</text:p>
          </table:table-cell>
          <table:table-cell office:value-type="float" office:value="63877.19" calcext:value-type="float">
            <text:p>63877,19</text:p>
          </table:table-cell>
          <table:table-cell office:value-type="float" office:value="372992.8" calcext:value-type="float">
            <text:p>372992,8</text:p>
          </table:table-cell>
          <table:table-cell office:value-type="float" office:value="375094.26" calcext:value-type="float">
            <text:p>375094,26</text:p>
          </table:table-cell>
          <table:table-cell office:value-type="float" office:value="62304.91" calcext:value-type="float">
            <text:p>62304,91</text:p>
          </table:table-cell>
          <table:table-cell office:value-type="float" office:value="5461.9" calcext:value-type="float">
            <text:p>5461,9</text:p>
          </table:table-cell>
        </table:table-row>
        <table:table-row table:style-name="ro1">
          <table:table-cell office:value-type="float" office:value="24896.74" calcext:value-type="float">
            <text:p>24896,74</text:p>
          </table:table-cell>
          <table:table-cell office:value-type="float" office:value="64885.12" calcext:value-type="float">
            <text:p>64885,12</text:p>
          </table:table-cell>
          <table:table-cell office:value-type="float" office:value="398546.56" calcext:value-type="float">
            <text:p>398546,56</text:p>
          </table:table-cell>
          <table:table-cell office:value-type="float" office:value="348075.02" calcext:value-type="float">
            <text:p>348075,02</text:p>
          </table:table-cell>
          <table:table-cell office:value-type="float" office:value="67759.35" calcext:value-type="float">
            <text:p>67759,35</text:p>
          </table:table-cell>
          <table:table-cell office:value-type="float" office:value="5467.88" calcext:value-type="float">
            <text:p>5467,88</text:p>
          </table:table-cell>
        </table:table-row>
        <table:table-row table:style-name="ro1">
          <table:table-cell office:value-type="float" office:value="12870.7" calcext:value-type="float">
            <text:p>12870,7</text:p>
          </table:table-cell>
          <table:table-cell office:value-type="float" office:value="71093.51" calcext:value-type="float">
            <text:p>71093,51</text:p>
          </table:table-cell>
          <table:table-cell office:value-type="float" office:value="356628.18" calcext:value-type="float">
            <text:p>356628,18</text:p>
          </table:table-cell>
          <table:table-cell office:value-type="float" office:value="415277.62" calcext:value-type="float">
            <text:p>415277,62</text:p>
          </table:table-cell>
          <table:table-cell office:value-type="float" office:value="1515.23" calcext:value-type="float">
            <text:p>1515,23</text:p>
          </table:table-cell>
          <table:table-cell office:value-type="float" office:value="5522.86" calcext:value-type="float">
            <text:p>5522,86</text:p>
          </table:table-cell>
        </table:table-row>
        <table:table-row table:style-name="ro1">
          <table:table-cell office:value-type="float" office:value="39937.76" calcext:value-type="float">
            <text:p>39937,76</text:p>
          </table:table-cell>
          <table:table-cell office:value-type="float" office:value="70606.42" calcext:value-type="float">
            <text:p>70606,42</text:p>
          </table:table-cell>
          <table:table-cell office:value-type="float" office:value="343176.57" calcext:value-type="float">
            <text:p>343176,57</text:p>
          </table:table-cell>
          <table:table-cell office:value-type="float" office:value="319395.67" calcext:value-type="float">
            <text:p>319395,67</text:p>
          </table:table-cell>
          <table:table-cell office:value-type="float" office:value="61091.59" calcext:value-type="float">
            <text:p>61091,59</text:p>
          </table:table-cell>
          <table:table-cell office:value-type="float" office:value="5524.25" calcext:value-type="float">
            <text:p>5524,25</text:p>
          </table:table-cell>
        </table:table-row>
        <table:table-row table:style-name="ro1">
          <table:table-cell office:value-type="float" office:value="42009.84" calcext:value-type="float">
            <text:p>42009,84</text:p>
          </table:table-cell>
          <table:table-cell office:value-type="float" office:value="57234.34" calcext:value-type="float">
            <text:p>57234,34</text:p>
          </table:table-cell>
          <table:table-cell office:value-type="float" office:value="361515.6" calcext:value-type="float">
            <text:p>361515,6</text:p>
          </table:table-cell>
          <table:table-cell office:value-type="float" office:value="464434.06" calcext:value-type="float">
            <text:p>464434,06</text:p>
          </table:table-cell>
          <table:table-cell office:value-type="float" office:value="77597.57" calcext:value-type="float">
            <text:p>77597,57</text:p>
          </table:table-cell>
          <table:table-cell office:value-type="float" office:value="5531.7" calcext:value-type="float">
            <text:p>5531,7</text:p>
          </table:table-cell>
        </table:table-row>
        <table:table-row table:style-name="ro1">
          <table:table-cell office:value-type="float" office:value="36058.01" calcext:value-type="float">
            <text:p>36058,01</text:p>
          </table:table-cell>
          <table:table-cell office:value-type="float" office:value="67422.78" calcext:value-type="float">
            <text:p>67422,78</text:p>
          </table:table-cell>
          <table:table-cell office:value-type="float" office:value="303780.98" calcext:value-type="float">
            <text:p>303780,98</text:p>
          </table:table-cell>
          <table:table-cell office:value-type="float" office:value="465103.57" calcext:value-type="float">
            <text:p>465103,57</text:p>
          </table:table-cell>
          <table:table-cell office:value-type="float" office:value="69877.12" calcext:value-type="float">
            <text:p>69877,12</text:p>
          </table:table-cell>
          <table:table-cell office:value-type="float" office:value="5566.31" calcext:value-type="float">
            <text:p>5566,31</text:p>
          </table:table-cell>
        </table:table-row>
        <table:table-row table:style-name="ro1">
          <table:table-cell office:value-type="float" office:value="21315.12" calcext:value-type="float">
            <text:p>21315,12</text:p>
          </table:table-cell>
          <table:table-cell office:value-type="float" office:value="73713.6" calcext:value-type="float">
            <text:p>73713,6</text:p>
          </table:table-cell>
          <table:table-cell office:value-type="float" office:value="387142.7" calcext:value-type="float">
            <text:p>387142,7</text:p>
          </table:table-cell>
          <table:table-cell office:value-type="float" office:value="314462.74" calcext:value-type="float">
            <text:p>314462,74</text:p>
          </table:table-cell>
          <table:table-cell office:value-type="float" office:value="64358.44" calcext:value-type="float">
            <text:p>64358,44</text:p>
          </table:table-cell>
          <table:table-cell office:value-type="float" office:value="5574.57" calcext:value-type="float">
            <text:p>5574,57</text:p>
          </table:table-cell>
        </table:table-row>
        <table:table-row table:style-name="ro1">
          <table:table-cell office:value-type="float" office:value="25381.26" calcext:value-type="float">
            <text:p>25381,26</text:p>
          </table:table-cell>
          <table:table-cell office:value-type="float" office:value="64424.67" calcext:value-type="float">
            <text:p>64424,67</text:p>
          </table:table-cell>
          <table:table-cell office:value-type="float" office:value="243784.02" calcext:value-type="float">
            <text:p>243784,02</text:p>
          </table:table-cell>
          <table:table-cell office:value-type="float" office:value="344133.9" calcext:value-type="float">
            <text:p>344133,9</text:p>
          </table:table-cell>
          <table:table-cell office:value-type="float" office:value="60467.15" calcext:value-type="float">
            <text:p>60467,15</text:p>
          </table:table-cell>
          <table:table-cell office:value-type="float" office:value="5584.71" calcext:value-type="float">
            <text:p>5584,71</text:p>
          </table:table-cell>
        </table:table-row>
        <table:table-row table:style-name="ro1">
          <table:table-cell office:value-type="float" office:value="18763.52" calcext:value-type="float">
            <text:p>18763,52</text:p>
          </table:table-cell>
          <table:table-cell office:value-type="float" office:value="64470.23" calcext:value-type="float">
            <text:p>64470,23</text:p>
          </table:table-cell>
          <table:table-cell office:value-type="float" office:value="440162.03" calcext:value-type="float">
            <text:p>440162,03</text:p>
          </table:table-cell>
          <table:table-cell office:value-type="float" office:value="446012.76" calcext:value-type="float">
            <text:p>446012,76</text:p>
          </table:table-cell>
          <table:table-cell office:value-type="float" office:value="66120.76" calcext:value-type="float">
            <text:p>66120,76</text:p>
          </table:table-cell>
          <table:table-cell office:value-type="float" office:value="5605.78" calcext:value-type="float">
            <text:p>5605,78</text:p>
          </table:table-cell>
        </table:table-row>
        <table:table-row table:style-name="ro1">
          <table:table-cell office:value-type="float" office:value="33757.52" calcext:value-type="float">
            <text:p>33757,52</text:p>
          </table:table-cell>
          <table:table-cell office:value-type="float" office:value="70696.87" calcext:value-type="float">
            <text:p>70696,87</text:p>
          </table:table-cell>
          <table:table-cell office:value-type="float" office:value="443841.69" calcext:value-type="float">
            <text:p>443841,69</text:p>
          </table:table-cell>
          <table:table-cell office:value-type="float" office:value="471694.11" calcext:value-type="float">
            <text:p>471694,11</text:p>
          </table:table-cell>
          <table:table-cell office:value-type="float" office:value="59104.67" calcext:value-type="float">
            <text:p>59104,67</text:p>
          </table:table-cell>
          <table:table-cell office:value-type="float" office:value="5636.48" calcext:value-type="float">
            <text:p>5636,48</text:p>
          </table:table-cell>
        </table:table-row>
        <table:table-row table:style-name="ro1">
          <table:table-cell office:value-type="float" office:value="38281.77" calcext:value-type="float">
            <text:p>38281,77</text:p>
          </table:table-cell>
          <table:table-cell office:value-type="float" office:value="55670.2" calcext:value-type="float">
            <text:p>55670,2</text:p>
          </table:table-cell>
          <table:table-cell office:value-type="float" office:value="442250.53" calcext:value-type="float">
            <text:p>442250,53</text:p>
          </table:table-cell>
          <table:table-cell office:value-type="float" office:value="457045.22" calcext:value-type="float">
            <text:p>457045,22</text:p>
          </table:table-cell>
          <table:table-cell office:value-type="float" office:value="67878.88" calcext:value-type="float">
            <text:p>67878,88</text:p>
          </table:table-cell>
          <table:table-cell office:value-type="float" office:value="5634.63" calcext:value-type="float">
            <text:p>5634,63</text:p>
          </table:table-cell>
        </table:table-row>
        <table:table-row table:style-name="ro1">
          <table:table-cell office:value-type="float" office:value="47083.1" calcext:value-type="float">
            <text:p>47083,1</text:p>
          </table:table-cell>
          <table:table-cell office:value-type="float" office:value="64791.91" calcext:value-type="float">
            <text:p>64791,91</text:p>
          </table:table-cell>
          <table:table-cell office:value-type="float" office:value="359070.63" calcext:value-type="float">
            <text:p>359070,63</text:p>
          </table:table-cell>
          <table:table-cell office:value-type="float" office:value="451631.74" calcext:value-type="float">
            <text:p>451631,74</text:p>
          </table:table-cell>
          <table:table-cell office:value-type="float" office:value="69579.2" calcext:value-type="float">
            <text:p>69579,2</text:p>
          </table:table-cell>
          <table:table-cell office:value-type="float" office:value="5658.38" calcext:value-type="float">
            <text:p>5658,38</text:p>
          </table:table-cell>
        </table:table-row>
        <table:table-row table:style-name="ro1">
          <table:table-cell office:value-type="float" office:value="39357.64" calcext:value-type="float">
            <text:p>39357,64</text:p>
          </table:table-cell>
          <table:table-cell office:value-type="float" office:value="67421.7" calcext:value-type="float">
            <text:p>67421,7</text:p>
          </table:table-cell>
          <table:table-cell office:value-type="float" office:value="409160.47" calcext:value-type="float">
            <text:p>409160,47</text:p>
          </table:table-cell>
          <table:table-cell office:value-type="float" office:value="471217.17" calcext:value-type="float">
            <text:p>471217,17</text:p>
          </table:table-cell>
          <table:table-cell office:value-type="float" office:value="1675.58" calcext:value-type="float">
            <text:p>1675,58</text:p>
          </table:table-cell>
          <table:table-cell office:value-type="float" office:value="5696.84" calcext:value-type="float">
            <text:p>5696,84</text:p>
          </table:table-cell>
        </table:table-row>
        <table:table-row table:style-name="ro1">
          <table:table-cell office:value-type="float" office:value="47884.01" calcext:value-type="float">
            <text:p>47884,01</text:p>
          </table:table-cell>
          <table:table-cell office:value-type="float" office:value="72333.05" calcext:value-type="float">
            <text:p>72333,05</text:p>
          </table:table-cell>
          <table:table-cell office:value-type="float" office:value="364278.62" calcext:value-type="float">
            <text:p>364278,62</text:p>
          </table:table-cell>
          <table:table-cell office:value-type="float" office:value="302466.58" calcext:value-type="float">
            <text:p>302466,58</text:p>
          </table:table-cell>
          <table:table-cell office:value-type="float" office:value="69857.33" calcext:value-type="float">
            <text:p>69857,33</text:p>
          </table:table-cell>
          <table:table-cell office:value-type="float" office:value="5722.5" calcext:value-type="float">
            <text:p>5722,5</text:p>
          </table:table-cell>
        </table:table-row>
        <table:table-row table:style-name="ro1">
          <table:table-cell office:value-type="float" office:value="55968.83" calcext:value-type="float">
            <text:p>55968,83</text:p>
          </table:table-cell>
          <table:table-cell office:value-type="float" office:value="51492.92" calcext:value-type="float">
            <text:p>51492,92</text:p>
          </table:table-cell>
          <table:table-cell office:value-type="float" office:value="300580.77" calcext:value-type="float">
            <text:p>300580,77</text:p>
          </table:table-cell>
          <table:table-cell office:value-type="float" office:value="475976.4" calcext:value-type="float">
            <text:p>475976,4</text:p>
          </table:table-cell>
          <table:table-cell office:value-type="float" office:value="63832.47" calcext:value-type="float">
            <text:p>63832,47</text:p>
          </table:table-cell>
          <table:table-cell office:value-type="float" office:value="5742.98" calcext:value-type="float">
            <text:p>5742,98</text:p>
          </table:table-cell>
        </table:table-row>
        <table:table-row table:style-name="ro1">
          <table:table-cell office:value-type="float" office:value="56220.9" calcext:value-type="float">
            <text:p>56220,9</text:p>
          </table:table-cell>
          <table:table-cell office:value-type="float" office:value="67554.18" calcext:value-type="float">
            <text:p>67554,18</text:p>
          </table:table-cell>
          <table:table-cell office:value-type="float" office:value="291190.22" calcext:value-type="float">
            <text:p>291190,22</text:p>
          </table:table-cell>
          <table:table-cell office:value-type="float" office:value="471906.39" calcext:value-type="float">
            <text:p>471906,39</text:p>
          </table:table-cell>
          <table:table-cell office:value-type="float" office:value="57696.49" calcext:value-type="float">
            <text:p>57696,49</text:p>
          </table:table-cell>
          <table:table-cell office:value-type="float" office:value="5739.67" calcext:value-type="float">
            <text:p>5739,67</text:p>
          </table:table-cell>
        </table:table-row>
        <table:table-row table:style-name="ro1">
          <table:table-cell office:value-type="float" office:value="58716.62" calcext:value-type="float">
            <text:p>58716,62</text:p>
          </table:table-cell>
          <table:table-cell office:value-type="float" office:value="66308.91" calcext:value-type="float">
            <text:p>66308,91</text:p>
          </table:table-cell>
          <table:table-cell office:value-type="float" office:value="301574.92" calcext:value-type="float">
            <text:p>301574,92</text:p>
          </table:table-cell>
          <table:table-cell office:value-type="float" office:value="431024.97" calcext:value-type="float">
            <text:p>431024,97</text:p>
          </table:table-cell>
          <table:table-cell office:value-type="float" office:value="66752.14" calcext:value-type="float">
            <text:p>66752,14</text:p>
          </table:table-cell>
          <table:table-cell office:value-type="float" office:value="5743.74" calcext:value-type="float">
            <text:p>5743,74</text:p>
          </table:table-cell>
        </table:table-row>
        <table:table-row table:style-name="ro1">
          <table:table-cell office:value-type="float" office:value="55697.55" calcext:value-type="float">
            <text:p>55697,55</text:p>
          </table:table-cell>
          <table:table-cell office:value-type="float" office:value="57650.49" calcext:value-type="float">
            <text:p>57650,49</text:p>
          </table:table-cell>
          <table:table-cell office:value-type="float" office:value="369412.01" calcext:value-type="float">
            <text:p>369412,01</text:p>
          </table:table-cell>
          <table:table-cell office:value-type="float" office:value="460608.83" calcext:value-type="float">
            <text:p>460608,83</text:p>
          </table:table-cell>
          <table:table-cell office:value-type="float" office:value="61694.55" calcext:value-type="float">
            <text:p>61694,55</text:p>
          </table:table-cell>
          <table:table-cell office:value-type="float" office:value="5737.88" calcext:value-type="float">
            <text:p>5737,88</text:p>
          </table:table-cell>
        </table:table-row>
        <table:table-row table:style-name="ro1">
          <table:table-cell office:value-type="float" office:value="58180.69" calcext:value-type="float">
            <text:p>58180,69</text:p>
          </table:table-cell>
          <table:table-cell office:value-type="float" office:value="66211.56" calcext:value-type="float">
            <text:p>66211,56</text:p>
          </table:table-cell>
          <table:table-cell office:value-type="float" office:value="377627.08" calcext:value-type="float">
            <text:p>377627,08</text:p>
          </table:table-cell>
          <table:table-cell office:value-type="float" office:value="476192.55" calcext:value-type="float">
            <text:p>476192,55</text:p>
          </table:table-cell>
          <table:table-cell office:value-type="float" office:value="61789.07" calcext:value-type="float">
            <text:p>61789,07</text:p>
          </table:table-cell>
          <table:table-cell office:value-type="float" office:value="5755.4" calcext:value-type="float">
            <text:p>5755,4</text:p>
          </table:table-cell>
        </table:table-row>
        <table:table-row table:style-name="ro1">
          <table:table-cell office:value-type="float" office:value="53501.51" calcext:value-type="float">
            <text:p>53501,51</text:p>
          </table:table-cell>
          <table:table-cell office:value-type="float" office:value="66199.02" calcext:value-type="float">
            <text:p>66199,02</text:p>
          </table:table-cell>
          <table:table-cell office:value-type="float" office:value="414743.8" calcext:value-type="float">
            <text:p>414743,8</text:p>
          </table:table-cell>
          <table:table-cell office:value-type="float" office:value="444029.64" calcext:value-type="float">
            <text:p>444029,64</text:p>
          </table:table-cell>
          <table:table-cell office:value-type="float" office:value="69881.77" calcext:value-type="float">
            <text:p>69881,77</text:p>
          </table:table-cell>
          <table:table-cell office:value-type="float" office:value="5746.92" calcext:value-type="float">
            <text:p>5746,92</text:p>
          </table:table-cell>
        </table:table-row>
        <table:table-row table:style-name="ro1">
          <table:table-cell office:value-type="float" office:value="53429.94" calcext:value-type="float">
            <text:p>53429,94</text:p>
          </table:table-cell>
          <table:table-cell office:value-type="float" office:value="62675.45" calcext:value-type="float">
            <text:p>62675,45</text:p>
          </table:table-cell>
          <table:table-cell office:value-type="float" office:value="431423.99" calcext:value-type="float">
            <text:p>431423,99</text:p>
          </table:table-cell>
          <table:table-cell office:value-type="float" office:value="368730.02" calcext:value-type="float">
            <text:p>368730,02</text:p>
          </table:table-cell>
          <table:table-cell office:value-type="float" office:value="2332.79" calcext:value-type="float">
            <text:p>2332,79</text:p>
          </table:table-cell>
          <table:table-cell office:value-type="float" office:value="5767.38" calcext:value-type="float">
            <text:p>5767,38</text:p>
          </table:table-cell>
        </table:table-row>
        <table:table-row table:style-name="ro1">
          <table:table-cell office:value-type="float" office:value="55263.83" calcext:value-type="float">
            <text:p>55263,83</text:p>
          </table:table-cell>
          <table:table-cell office:value-type="float" office:value="59231.54" calcext:value-type="float">
            <text:p>59231,54</text:p>
          </table:table-cell>
          <table:table-cell office:value-type="float" office:value="366314.76" calcext:value-type="float">
            <text:p>366314,76</text:p>
          </table:table-cell>
          <table:table-cell office:value-type="float" office:value="398432.98" calcext:value-type="float">
            <text:p>398432,98</text:p>
          </table:table-cell>
          <table:table-cell office:value-type="float" office:value="68723.03" calcext:value-type="float">
            <text:p>68723,03</text:p>
          </table:table-cell>
          <table:table-cell office:value-type="float" office:value="5800.37" calcext:value-type="float">
            <text:p>5800,37</text:p>
          </table:table-cell>
        </table:table-row>
        <table:table-row table:style-name="ro1">
          <table:table-cell office:value-type="float" office:value="63988.28" calcext:value-type="float">
            <text:p>63988,28</text:p>
          </table:table-cell>
          <table:table-cell office:value-type="float" office:value="76627.89" calcext:value-type="float">
            <text:p>76627,89</text:p>
          </table:table-cell>
          <table:table-cell office:value-type="float" office:value="265260.81" calcext:value-type="float">
            <text:p>265260,81</text:p>
          </table:table-cell>
          <table:table-cell office:value-type="float" office:value="322787.75" calcext:value-type="float">
            <text:p>322787,75</text:p>
          </table:table-cell>
          <table:table-cell office:value-type="float" office:value="62916.13" calcext:value-type="float">
            <text:p>62916,13</text:p>
          </table:table-cell>
          <table:table-cell office:value-type="float" office:value="5805.23" calcext:value-type="float">
            <text:p>5805,23</text:p>
          </table:table-cell>
        </table:table-row>
        <table:table-row table:style-name="ro1">
          <table:table-cell office:value-type="float" office:value="58142.78" calcext:value-type="float">
            <text:p>58142,78</text:p>
          </table:table-cell>
          <table:table-cell office:value-type="float" office:value="62594.08" calcext:value-type="float">
            <text:p>62594,08</text:p>
          </table:table-cell>
          <table:table-cell office:value-type="float" office:value="356779.86" calcext:value-type="float">
            <text:p>356779,86</text:p>
          </table:table-cell>
          <table:table-cell office:value-type="float" office:value="428252.4" calcext:value-type="float">
            <text:p>428252,4</text:p>
          </table:table-cell>
          <table:table-cell office:value-type="float" office:value="60149.78" calcext:value-type="float">
            <text:p>60149,78</text:p>
          </table:table-cell>
          <table:table-cell office:value-type="float" office:value="5811.64" calcext:value-type="float">
            <text:p>5811,64</text:p>
          </table:table-cell>
        </table:table-row>
        <table:table-row table:style-name="ro1">
          <table:table-cell office:value-type="float" office:value="54951.05" calcext:value-type="float">
            <text:p>54951,05</text:p>
          </table:table-cell>
          <table:table-cell office:value-type="float" office:value="71382.69" calcext:value-type="float">
            <text:p>71382,69</text:p>
          </table:table-cell>
          <table:table-cell office:value-type="float" office:value="426250.41" calcext:value-type="float">
            <text:p>426250,41</text:p>
          </table:table-cell>
          <table:table-cell office:value-type="float" office:value="441505.68" calcext:value-type="float">
            <text:p>441505,68</text:p>
          </table:table-cell>
          <table:table-cell office:value-type="float" office:value="59733.45" calcext:value-type="float">
            <text:p>59733,45</text:p>
          </table:table-cell>
          <table:table-cell office:value-type="float" office:value="5829.56" calcext:value-type="float">
            <text:p>5829,56</text:p>
          </table:table-cell>
        </table:table-row>
        <table:table-row table:style-name="ro1">
          <table:table-cell office:value-type="float" office:value="61391.14" calcext:value-type="float">
            <text:p>61391,14</text:p>
          </table:table-cell>
          <table:table-cell office:value-type="float" office:value="67635.88" calcext:value-type="float">
            <text:p>67635,88</text:p>
          </table:table-cell>
          <table:table-cell office:value-type="float" office:value="434778.07" calcext:value-type="float">
            <text:p>434778,07</text:p>
          </table:table-cell>
          <table:table-cell office:value-type="float" office:value="474576.15" calcext:value-type="float">
            <text:p>474576,15</text:p>
          </table:table-cell>
          <table:table-cell office:value-type="float" office:value="2467.26" calcext:value-type="float">
            <text:p>2467,26</text:p>
          </table:table-cell>
          <table:table-cell office:value-type="float" office:value="5852.07" calcext:value-type="float">
            <text:p>5852,07</text:p>
          </table:table-cell>
        </table:table-row>
        <table:table-row table:style-name="ro1">
          <table:table-cell office:value-type="float" office:value="58962.59" calcext:value-type="float">
            <text:p>58962,59</text:p>
          </table:table-cell>
          <table:table-cell office:value-type="float" office:value="69179.83" calcext:value-type="float">
            <text:p>69179,83</text:p>
          </table:table-cell>
          <table:table-cell office:value-type="float" office:value="265193.73" calcext:value-type="float">
            <text:p>265193,73</text:p>
          </table:table-cell>
          <table:table-cell office:value-type="float" office:value="462335.1" calcext:value-type="float">
            <text:p>462335,1</text:p>
          </table:table-cell>
          <table:table-cell office:value-type="float" office:value="75182.91" calcext:value-type="float">
            <text:p>75182,91</text:p>
          </table:table-cell>
          <table:table-cell office:value-type="float" office:value="5882.17" calcext:value-type="float">
            <text:p>5882,17</text:p>
          </table:table-cell>
        </table:table-row>
        <table:table-row table:style-name="ro1">
          <table:table-cell office:value-type="float" office:value="55769.39" calcext:value-type="float">
            <text:p>55769,39</text:p>
          </table:table-cell>
          <table:table-cell office:value-type="float" office:value="68685.89" calcext:value-type="float">
            <text:p>68685,89</text:p>
          </table:table-cell>
          <table:table-cell office:value-type="float" office:value="409640" calcext:value-type="float">
            <text:p>409640</text:p>
          </table:table-cell>
          <table:table-cell office:value-type="float" office:value="467540.3" calcext:value-type="float">
            <text:p>467540,3</text:p>
          </table:table-cell>
          <table:table-cell office:value-type="float" office:value="76550.97" calcext:value-type="float">
            <text:p>76550,97</text:p>
          </table:table-cell>
          <table:table-cell office:value-type="float" office:value="5881.79" calcext:value-type="float">
            <text:p>5881,79</text:p>
          </table:table-cell>
        </table:table-row>
        <table:table-row table:style-name="ro1">
          <table:table-cell office:value-type="float" office:value="52731.35" calcext:value-type="float">
            <text:p>52731,35</text:p>
          </table:table-cell>
          <table:table-cell office:value-type="float" office:value="70576.72" calcext:value-type="float">
            <text:p>70576,72</text:p>
          </table:table-cell>
          <table:table-cell office:value-type="float" office:value="376069.58" calcext:value-type="float">
            <text:p>376069,58</text:p>
          </table:table-cell>
          <table:table-cell office:value-type="float" office:value="466863.76" calcext:value-type="float">
            <text:p>466863,76</text:p>
          </table:table-cell>
          <table:table-cell office:value-type="float" office:value="74973.26" calcext:value-type="float">
            <text:p>74973,26</text:p>
          </table:table-cell>
          <table:table-cell office:value-type="float" office:value="5843.36" calcext:value-type="float">
            <text:p>5843,36</text:p>
          </table:table-cell>
        </table:table-row>
        <table:table-row table:style-name="ro1">
          <table:table-cell office:value-type="float" office:value="62383.67" calcext:value-type="float">
            <text:p>62383,67</text:p>
          </table:table-cell>
          <table:table-cell office:value-type="float" office:value="67893.17" calcext:value-type="float">
            <text:p>67893,17</text:p>
          </table:table-cell>
          <table:table-cell office:value-type="float" office:value="405168.47" calcext:value-type="float">
            <text:p>405168,47</text:p>
          </table:table-cell>
          <table:table-cell office:value-type="float" office:value="473451.18" calcext:value-type="float">
            <text:p>473451,18</text:p>
          </table:table-cell>
          <table:table-cell office:value-type="float" office:value="68120.31" calcext:value-type="float">
            <text:p>68120,31</text:p>
          </table:table-cell>
          <table:table-cell office:value-type="float" office:value="5696.97" calcext:value-type="float">
            <text:p>5696,97</text:p>
          </table:table-cell>
        </table:table-row>
        <table:table-row table:style-name="ro1">
          <table:table-cell office:value-type="float" office:value="56173.46" calcext:value-type="float">
            <text:p>56173,46</text:p>
          </table:table-cell>
          <table:table-cell office:value-type="float" office:value="59297.7" calcext:value-type="float">
            <text:p>59297,7</text:p>
          </table:table-cell>
          <table:table-cell office:value-type="float" office:value="325518.35" calcext:value-type="float">
            <text:p>325518,35</text:p>
          </table:table-cell>
          <table:table-cell office:value-type="float" office:value="457244.52" calcext:value-type="float">
            <text:p>457244,52</text:p>
          </table:table-cell>
          <table:table-cell office:value-type="float" office:value="3271.71" calcext:value-type="float">
            <text:p>3271,71</text:p>
          </table:table-cell>
          <table:table-cell office:value-type="float" office:value="5684.7" calcext:value-type="float">
            <text:p>5684,7</text:p>
          </table:table-cell>
        </table:table-row>
        <table:table-row table:style-name="ro1">
          <table:table-cell office:value-type="float" office:value="59908.36" calcext:value-type="float">
            <text:p>59908,36</text:p>
          </table:table-cell>
          <table:table-cell office:value-type="float" office:value="66751.08" calcext:value-type="float">
            <text:p>66751,08</text:p>
          </table:table-cell>
          <table:table-cell office:value-type="float" office:value="254848.95" calcext:value-type="float">
            <text:p>254848,95</text:p>
          </table:table-cell>
          <table:table-cell office:value-type="float" office:value="475706.48" calcext:value-type="float">
            <text:p>475706,48</text:p>
          </table:table-cell>
          <table:table-cell office:value-type="float" office:value="69343.39" calcext:value-type="float">
            <text:p>69343,39</text:p>
          </table:table-cell>
          <table:table-cell office:value-type="float" office:value="5687.91" calcext:value-type="float">
            <text:p>5687,91</text:p>
          </table:table-cell>
        </table:table-row>
        <table:table-row table:style-name="ro1">
          <table:table-cell office:value-type="float" office:value="59069.71" calcext:value-type="float">
            <text:p>59069,71</text:p>
          </table:table-cell>
          <table:table-cell office:value-type="float" office:value="72796.29" calcext:value-type="float">
            <text:p>72796,29</text:p>
          </table:table-cell>
          <table:table-cell office:value-type="float" office:value="328192.8" calcext:value-type="float">
            <text:p>328192,8</text:p>
          </table:table-cell>
          <table:table-cell office:value-type="float" office:value="450274.18" calcext:value-type="float">
            <text:p>450274,18</text:p>
          </table:table-cell>
          <table:table-cell office:value-type="float" office:value="65841.55" calcext:value-type="float">
            <text:p>65841,55</text:p>
          </table:table-cell>
          <table:table-cell/>
        </table:table-row>
        <table:table-row table:style-name="ro1">
          <table:table-cell office:value-type="float" office:value="58472.68" calcext:value-type="float">
            <text:p>58472,68</text:p>
          </table:table-cell>
          <table:table-cell office:value-type="float" office:value="64523.78" calcext:value-type="float">
            <text:p>64523,78</text:p>
          </table:table-cell>
          <table:table-cell office:value-type="float" office:value="392909.04" calcext:value-type="float">
            <text:p>392909,04</text:p>
          </table:table-cell>
          <table:table-cell office:value-type="float" office:value="466604.07" calcext:value-type="float">
            <text:p>466604,07</text:p>
          </table:table-cell>
          <table:table-cell office:value-type="float" office:value="2307.09" calcext:value-type="float">
            <text:p>2307,09</text:p>
          </table:table-cell>
          <table:table-cell/>
        </table:table-row>
        <table:table-row table:style-name="ro1">
          <table:table-cell office:value-type="float" office:value="57260.9" calcext:value-type="float">
            <text:p>57260,9</text:p>
          </table:table-cell>
          <table:table-cell office:value-type="float" office:value="60905.29" calcext:value-type="float">
            <text:p>60905,29</text:p>
          </table:table-cell>
          <table:table-cell office:value-type="float" office:value="409000.88" calcext:value-type="float">
            <text:p>409000,88</text:p>
          </table:table-cell>
          <table:table-cell office:value-type="float" office:value="307613.05" calcext:value-type="float">
            <text:p>307613,05</text:p>
          </table:table-cell>
          <table:table-cell office:value-type="float" office:value="70566.04" calcext:value-type="float">
            <text:p>70566,04</text:p>
          </table:table-cell>
          <table:table-cell/>
        </table:table-row>
        <table:table-row table:style-name="ro1">
          <table:table-cell office:value-type="float" office:value="61151.26" calcext:value-type="float">
            <text:p>61151,26</text:p>
          </table:table-cell>
          <table:table-cell office:value-type="float" office:value="68718.53" calcext:value-type="float">
            <text:p>68718,53</text:p>
          </table:table-cell>
          <table:table-cell office:value-type="float" office:value="420523.76" calcext:value-type="float">
            <text:p>420523,76</text:p>
          </table:table-cell>
          <table:table-cell office:value-type="float" office:value="473024.02" calcext:value-type="float">
            <text:p>473024,02</text:p>
          </table:table-cell>
          <table:table-cell office:value-type="float" office:value="71782.17" calcext:value-type="float">
            <text:p>71782,17</text:p>
          </table:table-cell>
          <table:table-cell/>
        </table:table-row>
        <table:table-row table:style-name="ro1">
          <table:table-cell office:value-type="float" office:value="55555.9" calcext:value-type="float">
            <text:p>55555,9</text:p>
          </table:table-cell>
          <table:table-cell office:value-type="float" office:value="55239.82" calcext:value-type="float">
            <text:p>55239,82</text:p>
          </table:table-cell>
          <table:table-cell office:value-type="float" office:value="358426.25" calcext:value-type="float">
            <text:p>358426,25</text:p>
          </table:table-cell>
          <table:table-cell office:value-type="float" office:value="487313.12" calcext:value-type="float">
            <text:p>487313,12</text:p>
          </table:table-cell>
          <table:table-cell table:number-columns-repeated="2"/>
        </table:table-row>
        <table:table-row table:style-name="ro1">
          <table:table-cell office:value-type="float" office:value="57221.06" calcext:value-type="float">
            <text:p>57221,06</text:p>
          </table:table-cell>
          <table:table-cell office:value-type="float" office:value="66480.23" calcext:value-type="float">
            <text:p>66480,23</text:p>
          </table:table-cell>
          <table:table-cell office:value-type="float" office:value="382134.11" calcext:value-type="float">
            <text:p>382134,11</text:p>
          </table:table-cell>
          <table:table-cell office:value-type="float" office:value="448828.68" calcext:value-type="float">
            <text:p>448828,68</text:p>
          </table:table-cell>
          <table:table-cell table:number-columns-repeated="2"/>
        </table:table-row>
        <table:table-row table:style-name="ro1">
          <table:table-cell office:value-type="float" office:value="59364.84" calcext:value-type="float">
            <text:p>59364,84</text:p>
          </table:table-cell>
          <table:table-cell office:value-type="float" office:value="70537.55" calcext:value-type="float">
            <text:p>70537,55</text:p>
          </table:table-cell>
          <table:table-cell office:value-type="float" office:value="424782.66" calcext:value-type="float">
            <text:p>424782,66</text:p>
          </table:table-cell>
          <table:table-cell office:value-type="float" office:value="437636.06" calcext:value-type="float">
            <text:p>437636,06</text:p>
          </table:table-cell>
          <table:table-cell table:number-columns-repeated="2"/>
        </table:table-row>
        <table:table-row table:style-name="ro1">
          <table:table-cell office:value-type="float" office:value="55871.91" calcext:value-type="float">
            <text:p>55871,91</text:p>
          </table:table-cell>
          <table:table-cell office:value-type="float" office:value="72254.54" calcext:value-type="float">
            <text:p>72254,54</text:p>
          </table:table-cell>
          <table:table-cell office:value-type="float" office:value="342001.3" calcext:value-type="float">
            <text:p>342001,3</text:p>
          </table:table-cell>
          <table:table-cell office:value-type="float" office:value="477330.6" calcext:value-type="float">
            <text:p>477330,6</text:p>
          </table:table-cell>
          <table:table-cell table:number-columns-repeated="2"/>
        </table:table-row>
        <table:table-row table:style-name="ro1">
          <table:table-cell office:value-type="float" office:value="53155.03" calcext:value-type="float">
            <text:p>53155,03</text:p>
          </table:table-cell>
          <table:table-cell office:value-type="float" office:value="55377.66" calcext:value-type="float">
            <text:p>55377,66</text:p>
          </table:table-cell>
          <table:table-cell office:value-type="float" office:value="394016.35" calcext:value-type="float">
            <text:p>394016,35</text:p>
          </table:table-cell>
          <table:table-cell office:value-type="float" office:value="457444" calcext:value-type="float">
            <text:p>457444</text:p>
          </table:table-cell>
          <table:table-cell table:number-columns-repeated="2"/>
        </table:table-row>
        <table:table-row table:style-name="ro1">
          <table:table-cell office:value-type="float" office:value="58455.57" calcext:value-type="float">
            <text:p>58455,57</text:p>
          </table:table-cell>
          <table:table-cell office:value-type="float" office:value="72374.23" calcext:value-type="float">
            <text:p>72374,23</text:p>
          </table:table-cell>
          <table:table-cell office:value-type="float" office:value="373823.89" calcext:value-type="float">
            <text:p>373823,89</text:p>
          </table:table-cell>
          <table:table-cell office:value-type="float" office:value="382691.97" calcext:value-type="float">
            <text:p>382691,97</text:p>
          </table:table-cell>
          <table:table-cell table:number-columns-repeated="2"/>
        </table:table-row>
        <table:table-row table:style-name="ro1">
          <table:table-cell office:value-type="float" office:value="59031.47" calcext:value-type="float">
            <text:p>59031,47</text:p>
          </table:table-cell>
          <table:table-cell office:value-type="float" office:value="72705.44" calcext:value-type="float">
            <text:p>72705,44</text:p>
          </table:table-cell>
          <table:table-cell office:value-type="float" office:value="229673.86" calcext:value-type="float">
            <text:p>229673,86</text:p>
          </table:table-cell>
          <table:table-cell office:value-type="float" office:value="393868.34" calcext:value-type="float">
            <text:p>393868,34</text:p>
          </table:table-cell>
          <table:table-cell table:number-columns-repeated="2"/>
        </table:table-row>
        <table:table-row table:style-name="ro1">
          <table:table-cell office:value-type="float" office:value="53273.18" calcext:value-type="float">
            <text:p>53273,18</text:p>
          </table:table-cell>
          <table:table-cell office:value-type="float" office:value="59869.88" calcext:value-type="float">
            <text:p>59869,88</text:p>
          </table:table-cell>
          <table:table-cell office:value-type="float" office:value="365644.15" calcext:value-type="float">
            <text:p>365644,15</text:p>
          </table:table-cell>
          <table:table-cell office:value-type="float" office:value="390313.05" calcext:value-type="float">
            <text:p>390313,05</text:p>
          </table:table-cell>
          <table:table-cell table:number-columns-repeated="2"/>
        </table:table-row>
        <table:table-row table:style-name="ro1">
          <table:table-cell office:value-type="float" office:value="55938.22" calcext:value-type="float">
            <text:p>55938,22</text:p>
          </table:table-cell>
          <table:table-cell office:value-type="float" office:value="73670.88" calcext:value-type="float">
            <text:p>73670,88</text:p>
          </table:table-cell>
          <table:table-cell office:value-type="float" office:value="337814.43" calcext:value-type="float">
            <text:p>337814,43</text:p>
          </table:table-cell>
          <table:table-cell office:value-type="float" office:value="374090.62" calcext:value-type="float">
            <text:p>374090,62</text:p>
          </table:table-cell>
          <table:table-cell table:number-columns-repeated="2"/>
        </table:table-row>
        <table:table-row table:style-name="ro1">
          <table:table-cell office:value-type="float" office:value="62778.64" calcext:value-type="float">
            <text:p>62778,64</text:p>
          </table:table-cell>
          <table:table-cell office:value-type="float" office:value="71576.38" calcext:value-type="float">
            <text:p>71576,38</text:p>
          </table:table-cell>
          <table:table-cell office:value-type="float" office:value="360366.35" calcext:value-type="float">
            <text:p>360366,35</text:p>
          </table:table-cell>
          <table:table-cell office:value-type="float" office:value="439562.36" calcext:value-type="float">
            <text:p>439562,36</text:p>
          </table:table-cell>
          <table:table-cell table:number-columns-repeated="2"/>
        </table:table-row>
        <table:table-row table:style-name="ro1">
          <table:table-cell office:value-type="float" office:value="56446.37" calcext:value-type="float">
            <text:p>56446,37</text:p>
          </table:table-cell>
          <table:table-cell office:value-type="float" office:value="78914.47" calcext:value-type="float">
            <text:p>78914,47</text:p>
          </table:table-cell>
          <table:table-cell office:value-type="float" office:value="358824.88" calcext:value-type="float">
            <text:p>358824,88</text:p>
          </table:table-cell>
          <table:table-cell office:value-type="float" office:value="461267.35" calcext:value-type="float">
            <text:p>461267,35</text:p>
          </table:table-cell>
          <table:table-cell table:number-columns-repeated="2"/>
        </table:table-row>
        <table:table-row table:style-name="ro1">
          <table:table-cell office:value-type="float" office:value="55135.25" calcext:value-type="float">
            <text:p>55135,25</text:p>
          </table:table-cell>
          <table:table-cell office:value-type="float" office:value="64985.65" calcext:value-type="float">
            <text:p>64985,65</text:p>
          </table:table-cell>
          <table:table-cell office:value-type="float" office:value="410000.39" calcext:value-type="float">
            <text:p>410000,39</text:p>
          </table:table-cell>
          <table:table-cell office:value-type="float" office:value="454963.01" calcext:value-type="float">
            <text:p>454963,01</text:p>
          </table:table-cell>
          <table:table-cell table:number-columns-repeated="2"/>
        </table:table-row>
        <table:table-row table:style-name="ro1">
          <table:table-cell office:value-type="float" office:value="63921.97" calcext:value-type="float">
            <text:p>63921,97</text:p>
          </table:table-cell>
          <table:table-cell office:value-type="float" office:value="70827" calcext:value-type="float">
            <text:p>70827</text:p>
          </table:table-cell>
          <table:table-cell office:value-type="float" office:value="362860.46" calcext:value-type="float">
            <text:p>362860,46</text:p>
          </table:table-cell>
          <table:table-cell office:value-type="float" office:value="453144.34" calcext:value-type="float">
            <text:p>453144,34</text:p>
          </table:table-cell>
          <table:table-cell table:number-columns-repeated="2"/>
        </table:table-row>
        <table:table-row table:style-name="ro1">
          <table:table-cell office:value-type="float" office:value="61187.84" calcext:value-type="float">
            <text:p>61187,84</text:p>
          </table:table-cell>
          <table:table-cell office:value-type="float" office:value="75642.55" calcext:value-type="float">
            <text:p>75642,55</text:p>
          </table:table-cell>
          <table:table-cell office:value-type="float" office:value="273013.34" calcext:value-type="float">
            <text:p>273013,34</text:p>
          </table:table-cell>
          <table:table-cell office:value-type="float" office:value="495546.31" calcext:value-type="float">
            <text:p>495546,31</text:p>
          </table:table-cell>
          <table:table-cell table:number-columns-repeated="2"/>
        </table:table-row>
        <table:table-row table:style-name="ro1">
          <table:table-cell office:value-type="float" office:value="51353.58" calcext:value-type="float">
            <text:p>51353,58</text:p>
          </table:table-cell>
          <table:table-cell office:value-type="float" office:value="71622.82" calcext:value-type="float">
            <text:p>71622,82</text:p>
          </table:table-cell>
          <table:table-cell office:value-type="float" office:value="416845.96" calcext:value-type="float">
            <text:p>416845,96</text:p>
          </table:table-cell>
          <table:table-cell office:value-type="float" office:value="485002.78" calcext:value-type="float">
            <text:p>485002,78</text:p>
          </table:table-cell>
          <table:table-cell table:number-columns-repeated="2"/>
        </table:table-row>
        <table:table-row table:style-name="ro1">
          <table:table-cell office:value-type="float" office:value="63303.56" calcext:value-type="float">
            <text:p>63303,56</text:p>
          </table:table-cell>
          <table:table-cell office:value-type="float" office:value="58551.86" calcext:value-type="float">
            <text:p>58551,86</text:p>
          </table:table-cell>
          <table:table-cell office:value-type="float" office:value="395427.92" calcext:value-type="float">
            <text:p>395427,92</text:p>
          </table:table-cell>
          <table:table-cell office:value-type="float" office:value="467279.86" calcext:value-type="float">
            <text:p>467279,86</text:p>
          </table:table-cell>
          <table:table-cell table:number-columns-repeated="2"/>
        </table:table-row>
        <table:table-row table:style-name="ro1">
          <table:table-cell office:value-type="float" office:value="59206.46" calcext:value-type="float">
            <text:p>59206,46</text:p>
          </table:table-cell>
          <table:table-cell office:value-type="float" office:value="79979.86" calcext:value-type="float">
            <text:p>79979,86</text:p>
          </table:table-cell>
          <table:table-cell office:value-type="float" office:value="342587.93" calcext:value-type="float">
            <text:p>342587,93</text:p>
          </table:table-cell>
          <table:table-cell office:value-type="float" office:value="454322.36" calcext:value-type="float">
            <text:p>454322,36</text:p>
          </table:table-cell>
          <table:table-cell table:number-columns-repeated="2"/>
        </table:table-row>
        <table:table-row table:style-name="ro1">
          <table:table-cell office:value-type="float" office:value="60474.13" calcext:value-type="float">
            <text:p>60474,13</text:p>
          </table:table-cell>
          <table:table-cell office:value-type="float" office:value="72600.98" calcext:value-type="float">
            <text:p>72600,98</text:p>
          </table:table-cell>
          <table:table-cell office:value-type="float" office:value="369281.92" calcext:value-type="float">
            <text:p>369281,92</text:p>
          </table:table-cell>
          <table:table-cell office:value-type="float" office:value="449453.92" calcext:value-type="float">
            <text:p>449453,92</text:p>
          </table:table-cell>
          <table:table-cell table:number-columns-repeated="2"/>
        </table:table-row>
        <table:table-row table:style-name="ro1">
          <table:table-cell office:value-type="float" office:value="62940.68" calcext:value-type="float">
            <text:p>62940,68</text:p>
          </table:table-cell>
          <table:table-cell office:value-type="float" office:value="58336.05" calcext:value-type="float">
            <text:p>58336,05</text:p>
          </table:table-cell>
          <table:table-cell office:value-type="float" office:value="376373.3" calcext:value-type="float">
            <text:p>376373,3</text:p>
          </table:table-cell>
          <table:table-cell office:value-type="float" office:value="443841.69" calcext:value-type="float">
            <text:p>443841,69</text:p>
          </table:table-cell>
          <table:table-cell table:number-columns-repeated="2"/>
        </table:table-row>
        <table:table-row table:style-name="ro1">
          <table:table-cell office:value-type="float" office:value="62154.41" calcext:value-type="float">
            <text:p>62154,41</text:p>
          </table:table-cell>
          <table:table-cell office:value-type="float" office:value="73411.7" calcext:value-type="float">
            <text:p>73411,7</text:p>
          </table:table-cell>
          <table:table-cell office:value-type="float" office:value="361266.49" calcext:value-type="float">
            <text:p>361266,49</text:p>
          </table:table-cell>
          <table:table-cell office:value-type="float" office:value="484778.55" calcext:value-type="float">
            <text:p>484778,55</text:p>
          </table:table-cell>
          <table:table-cell table:number-columns-repeated="2"/>
        </table:table-row>
        <table:table-row table:style-name="ro1">
          <table:table-cell office:value-type="float" office:value="59930.61" calcext:value-type="float">
            <text:p>59930,61</text:p>
          </table:table-cell>
          <table:table-cell office:value-type="float" office:value="64808.92" calcext:value-type="float">
            <text:p>64808,92</text:p>
          </table:table-cell>
          <table:table-cell office:value-type="string" calcext:value-type="string">
            <text:p>5742.1, m</text:p>
          </table:table-cell>
          <table:table-cell office:value-type="float" office:value="279489.84" calcext:value-type="float">
            <text:p>279489,84</text:p>
          </table:table-cell>
          <table:table-cell table:number-columns-repeated="2"/>
        </table:table-row>
        <table:table-row table:style-name="ro1">
          <table:table-cell office:value-type="float" office:value="63439.52" calcext:value-type="float">
            <text:p>63439,52</text:p>
          </table:table-cell>
          <table:table-cell office:value-type="float" office:value="56807.99" calcext:value-type="float">
            <text:p>56807,99</text:p>
          </table:table-cell>
          <table:table-cell office:value-type="float" office:value="424267.04" calcext:value-type="float">
            <text:p>424267,04</text:p>
          </table:table-cell>
          <table:table-cell office:value-type="float" office:value="467957.6" calcext:value-type="float">
            <text:p>467957,6</text:p>
          </table:table-cell>
          <table:table-cell table:number-columns-repeated="2"/>
        </table:table-row>
        <table:table-row table:style-name="ro1">
          <table:table-cell office:value-type="float" office:value="61024.04" calcext:value-type="float">
            <text:p>61024,04</text:p>
          </table:table-cell>
          <table:table-cell office:value-type="float" office:value="77375.69" calcext:value-type="float">
            <text:p>77375,69</text:p>
          </table:table-cell>
          <table:table-cell office:value-type="float" office:value="433833.68" calcext:value-type="float">
            <text:p>433833,68</text:p>
          </table:table-cell>
          <table:table-cell office:value-type="float" office:value="478255.87" calcext:value-type="float">
            <text:p>478255,87</text:p>
          </table:table-cell>
          <table:table-cell table:number-columns-repeated="2"/>
        </table:table-row>
        <table:table-row table:style-name="ro1">
          <table:table-cell office:value-type="float" office:value="62562.33" calcext:value-type="float">
            <text:p>62562,33</text:p>
          </table:table-cell>
          <table:table-cell office:value-type="float" office:value="67490.05" calcext:value-type="float">
            <text:p>67490,05</text:p>
          </table:table-cell>
          <table:table-cell office:value-type="float" office:value="441134.2" calcext:value-type="float">
            <text:p>441134,2</text:p>
          </table:table-cell>
          <table:table-cell office:value-type="float" office:value="442110.68" calcext:value-type="float">
            <text:p>442110,68</text:p>
          </table:table-cell>
          <table:table-cell table:number-columns-repeated="2"/>
        </table:table-row>
        <table:table-row table:style-name="ro1">
          <table:table-cell office:value-type="float" office:value="61072.91" calcext:value-type="float">
            <text:p>61072,91</text:p>
          </table:table-cell>
          <table:table-cell office:value-type="float" office:value="62398.52" calcext:value-type="float">
            <text:p>62398,52</text:p>
          </table:table-cell>
          <table:table-cell office:value-type="float" office:value="353472.44" calcext:value-type="float">
            <text:p>353472,44</text:p>
          </table:table-cell>
          <table:table-cell office:value-type="float" office:value="443653.9" calcext:value-type="float">
            <text:p>443653,9</text:p>
          </table:table-cell>
          <table:table-cell table:number-columns-repeated="2"/>
        </table:table-row>
        <table:table-row table:style-name="ro1">
          <table:table-cell office:value-type="float" office:value="63214.83" calcext:value-type="float">
            <text:p>63214,83</text:p>
          </table:table-cell>
          <table:table-cell office:value-type="float" office:value="75312.5" calcext:value-type="float">
            <text:p>75312,5</text:p>
          </table:table-cell>
          <table:table-cell office:value-type="float" office:value="369022" calcext:value-type="float">
            <text:p>369022</text:p>
          </table:table-cell>
          <table:table-cell office:value-type="float" office:value="474629.85" calcext:value-type="float">
            <text:p>474629,85</text:p>
          </table:table-cell>
          <table:table-cell table:number-columns-repeated="2"/>
        </table:table-row>
        <table:table-row table:style-name="ro1">
          <table:table-cell office:value-type="float" office:value="64366.34" calcext:value-type="float">
            <text:p>64366,34</text:p>
          </table:table-cell>
          <table:table-cell office:value-type="float" office:value="62158.1" calcext:value-type="float">
            <text:p>62158,1</text:p>
          </table:table-cell>
          <table:table-cell office:value-type="float" office:value="394943.88" calcext:value-type="float">
            <text:p>394943,88</text:p>
          </table:table-cell>
          <table:table-cell office:value-type="float" office:value="492115.92" calcext:value-type="float">
            <text:p>492115,92</text:p>
          </table:table-cell>
          <table:table-cell table:number-columns-repeated="2"/>
        </table:table-row>
        <table:table-row table:style-name="ro1">
          <table:table-cell office:value-type="float" office:value="59898.09" calcext:value-type="float">
            <text:p>59898,09</text:p>
          </table:table-cell>
          <table:table-cell office:value-type="float" office:value="77639.23" calcext:value-type="float">
            <text:p>77639,23</text:p>
          </table:table-cell>
          <table:table-cell office:value-type="float" office:value="435184.06" calcext:value-type="float">
            <text:p>435184,06</text:p>
          </table:table-cell>
          <table:table-cell office:value-type="float" office:value="341973.42" calcext:value-type="float">
            <text:p>341973,42</text:p>
          </table:table-cell>
          <table:table-cell table:number-columns-repeated="2"/>
        </table:table-row>
        <table:table-row table:style-name="ro1">
          <table:table-cell office:value-type="float" office:value="61584.04" calcext:value-type="float">
            <text:p>61584,04</text:p>
          </table:table-cell>
          <table:table-cell office:value-type="float" office:value="65492" calcext:value-type="float">
            <text:p>65492</text:p>
          </table:table-cell>
          <table:table-cell office:value-type="float" office:value="438826.53" calcext:value-type="float">
            <text:p>438826,53</text:p>
          </table:table-cell>
          <table:table-cell office:value-type="float" office:value="336810.73" calcext:value-type="float">
            <text:p>336810,73</text:p>
          </table:table-cell>
          <table:table-cell table:number-columns-repeated="2"/>
        </table:table-row>
        <table:table-row table:style-name="ro1">
          <table:table-cell office:value-type="float" office:value="63207.21" calcext:value-type="float">
            <text:p>63207,21</text:p>
          </table:table-cell>
          <table:table-cell office:value-type="float" office:value="66251.31" calcext:value-type="float">
            <text:p>66251,31</text:p>
          </table:table-cell>
          <table:table-cell office:value-type="float" office:value="438780.63" calcext:value-type="float">
            <text:p>438780,63</text:p>
          </table:table-cell>
          <table:table-cell office:value-type="float" office:value="386999.82" calcext:value-type="float">
            <text:p>386999,82</text:p>
          </table:table-cell>
          <table:table-cell table:number-columns-repeated="2"/>
        </table:table-row>
        <table:table-row table:style-name="ro1">
          <table:table-cell office:value-type="float" office:value="59822.91" calcext:value-type="float">
            <text:p>59822,91</text:p>
          </table:table-cell>
          <table:table-cell office:value-type="float" office:value="73131.38" calcext:value-type="float">
            <text:p>73131,38</text:p>
          </table:table-cell>
          <table:table-cell office:value-type="float" office:value="384904.47" calcext:value-type="float">
            <text:p>384904,47</text:p>
          </table:table-cell>
          <table:table-cell office:value-type="float" office:value="451291.59" calcext:value-type="float">
            <text:p>451291,59</text:p>
          </table:table-cell>
          <table:table-cell table:number-columns-repeated="2"/>
        </table:table-row>
        <table:table-row table:style-name="ro1">
          <table:table-cell office:value-type="float" office:value="54902.86" calcext:value-type="float">
            <text:p>54902,86</text:p>
          </table:table-cell>
          <table:table-cell office:value-type="float" office:value="66071.8" calcext:value-type="float">
            <text:p>66071,8</text:p>
          </table:table-cell>
          <table:table-cell office:value-type="float" office:value="397602.05" calcext:value-type="float">
            <text:p>397602,05</text:p>
          </table:table-cell>
          <table:table-cell office:value-type="float" office:value="396362.12" calcext:value-type="float">
            <text:p>396362,12</text:p>
          </table:table-cell>
          <table:table-cell table:number-columns-repeated="2"/>
        </table:table-row>
        <table:table-row table:style-name="ro1">
          <table:table-cell office:value-type="float" office:value="63678.38" calcext:value-type="float">
            <text:p>63678,38</text:p>
          </table:table-cell>
          <table:table-cell office:value-type="float" office:value="68031.92" calcext:value-type="float">
            <text:p>68031,92</text:p>
          </table:table-cell>
          <table:table-cell office:value-type="float" office:value="404543.21" calcext:value-type="float">
            <text:p>404543,21</text:p>
          </table:table-cell>
          <table:table-cell office:value-type="float" office:value="488732.7" calcext:value-type="float">
            <text:p>488732,7</text:p>
          </table:table-cell>
          <table:table-cell table:number-columns-repeated="2"/>
        </table:table-row>
        <table:table-row table:style-name="ro1">
          <table:table-cell office:value-type="float" office:value="60543.96" calcext:value-type="float">
            <text:p>60543,96</text:p>
          </table:table-cell>
          <table:table-cell office:value-type="float" office:value="78938.23" calcext:value-type="float">
            <text:p>78938,23</text:p>
          </table:table-cell>
          <table:table-cell office:value-type="float" office:value="380366.74" calcext:value-type="float">
            <text:p>380366,74</text:p>
          </table:table-cell>
          <table:table-cell office:value-type="float" office:value="419640.22" calcext:value-type="float">
            <text:p>419640,22</text:p>
          </table:table-cell>
          <table:table-cell table:number-columns-repeated="2"/>
        </table:table-row>
        <table:table-row table:style-name="ro1">
          <table:table-cell office:value-type="float" office:value="56097.58" calcext:value-type="float">
            <text:p>56097,58</text:p>
          </table:table-cell>
          <table:table-cell office:value-type="float" office:value="80082.18" calcext:value-type="float">
            <text:p>80082,18</text:p>
          </table:table-cell>
          <table:table-cell office:value-type="float" office:value="418760.38" calcext:value-type="float">
            <text:p>418760,38</text:p>
          </table:table-cell>
          <table:table-cell office:value-type="float" office:value="418927.69" calcext:value-type="float">
            <text:p>418927,69</text:p>
          </table:table-cell>
          <table:table-cell table:number-columns-repeated="2"/>
        </table:table-row>
        <table:table-row table:style-name="ro1">
          <table:table-cell office:value-type="float" office:value="63921.97" calcext:value-type="float">
            <text:p>63921,97</text:p>
          </table:table-cell>
          <table:table-cell office:value-type="float" office:value="54638.23" calcext:value-type="float">
            <text:p>54638,23</text:p>
          </table:table-cell>
          <table:table-cell office:value-type="float" office:value="404192.35" calcext:value-type="float">
            <text:p>404192,35</text:p>
          </table:table-cell>
          <table:table-cell office:value-type="float" office:value="466396.53" calcext:value-type="float">
            <text:p>466396,53</text:p>
          </table:table-cell>
          <table:table-cell table:number-columns-repeated="2"/>
        </table:table-row>
        <table:table-row table:style-name="ro1">
          <table:table-cell office:value-type="float" office:value="58788.22" calcext:value-type="float">
            <text:p>58788,22</text:p>
          </table:table-cell>
          <table:table-cell office:value-type="float" office:value="79466.17" calcext:value-type="float">
            <text:p>79466,17</text:p>
          </table:table-cell>
          <table:table-cell office:value-type="float" office:value="285152.22" calcext:value-type="float">
            <text:p>285152,22</text:p>
          </table:table-cell>
          <table:table-cell office:value-type="float" office:value="441877.79" calcext:value-type="float">
            <text:p>441877,79</text:p>
          </table:table-cell>
          <table:table-cell table:number-columns-repeated="2"/>
        </table:table-row>
        <table:table-row table:style-name="ro1">
          <table:table-cell office:value-type="float" office:value="57643.36" calcext:value-type="float">
            <text:p>57643,36</text:p>
          </table:table-cell>
          <table:table-cell office:value-type="float" office:value="69155.88" calcext:value-type="float">
            <text:p>69155,88</text:p>
          </table:table-cell>
          <table:table-cell office:value-type="float" office:value="394461.02" calcext:value-type="float">
            <text:p>394461,02</text:p>
          </table:table-cell>
          <table:table-cell office:value-type="float" office:value="418760.38" calcext:value-type="float">
            <text:p>418760,38</text:p>
          </table:table-cell>
          <table:table-cell table:number-columns-repeated="2"/>
        </table:table-row>
        <table:table-row table:style-name="ro1">
          <table:table-cell office:value-type="float" office:value="56672.89" calcext:value-type="float">
            <text:p>56672,89</text:p>
          </table:table-cell>
          <table:table-cell office:value-type="float" office:value="63914.18" calcext:value-type="float">
            <text:p>63914,18</text:p>
          </table:table-cell>
          <table:table-cell office:value-type="float" office:value="363111.77" calcext:value-type="float">
            <text:p>363111,77</text:p>
          </table:table-cell>
          <table:table-cell office:value-type="float" office:value="427336.12" calcext:value-type="float">
            <text:p>427336,12</text:p>
          </table:table-cell>
          <table:table-cell table:number-columns-repeated="2"/>
        </table:table-row>
        <table:table-row table:style-name="ro1">
          <table:table-cell office:value-type="float" office:value="51610.13" calcext:value-type="float">
            <text:p>51610,13</text:p>
          </table:table-cell>
          <table:table-cell office:value-type="float" office:value="68653.29" calcext:value-type="float">
            <text:p>68653,29</text:p>
          </table:table-cell>
          <table:table-cell office:value-type="float" office:value="411045.08" calcext:value-type="float">
            <text:p>411045,08</text:p>
          </table:table-cell>
          <table:table-cell office:value-type="float" office:value="430449.92" calcext:value-type="float">
            <text:p>430449,92</text:p>
          </table:table-cell>
          <table:table-cell table:number-columns-repeated="2"/>
        </table:table-row>
        <table:table-row table:style-name="ro1">
          <table:table-cell office:value-type="float" office:value="55078.05" calcext:value-type="float">
            <text:p>55078,05</text:p>
          </table:table-cell>
          <table:table-cell office:value-type="float" office:value="71239.62" calcext:value-type="float">
            <text:p>71239,62</text:p>
          </table:table-cell>
          <table:table-cell office:value-type="float" office:value="441134.2" calcext:value-type="float">
            <text:p>441134,2</text:p>
          </table:table-cell>
          <table:table-cell office:value-type="float" office:value="307410.14" calcext:value-type="float">
            <text:p>307410,14</text:p>
          </table:table-cell>
          <table:table-cell table:number-columns-repeated="2"/>
        </table:table-row>
        <table:table-row table:style-name="ro1">
          <table:table-cell office:value-type="float" office:value="59573.1" calcext:value-type="float">
            <text:p>59573,1</text:p>
          </table:table-cell>
          <table:table-cell office:value-type="float" office:value="66657.72" calcext:value-type="float">
            <text:p>66657,72</text:p>
          </table:table-cell>
          <table:table-cell office:value-type="float" office:value="402408.52" calcext:value-type="float">
            <text:p>402408,52</text:p>
          </table:table-cell>
          <table:table-cell office:value-type="float" office:value="440717.03" calcext:value-type="float">
            <text:p>440717,03</text:p>
          </table:table-cell>
          <table:table-cell table:number-columns-repeated="2"/>
        </table:table-row>
        <table:table-row table:style-name="ro1">
          <table:table-cell office:value-type="float" office:value="61094.26" calcext:value-type="float">
            <text:p>61094,26</text:p>
          </table:table-cell>
          <table:table-cell office:value-type="float" office:value="77640.66" calcext:value-type="float">
            <text:p>77640,66</text:p>
          </table:table-cell>
          <table:table-cell office:value-type="float" office:value="332907.69" calcext:value-type="float">
            <text:p>332907,69</text:p>
          </table:table-cell>
          <table:table-cell office:value-type="float" office:value="480557.29" calcext:value-type="float">
            <text:p>480557,29</text:p>
          </table:table-cell>
          <table:table-cell table:number-columns-repeated="2"/>
        </table:table-row>
        <table:table-row table:style-name="ro1">
          <table:table-cell office:value-type="float" office:value="59726.65" calcext:value-type="float">
            <text:p>59726,65</text:p>
          </table:table-cell>
          <table:table-cell office:value-type="float" office:value="73648.88" calcext:value-type="float">
            <text:p>73648,88</text:p>
          </table:table-cell>
          <table:table-cell office:value-type="float" office:value="299315.21" calcext:value-type="float">
            <text:p>299315,21</text:p>
          </table:table-cell>
          <table:table-cell office:value-type="float" office:value="480777.62" calcext:value-type="float">
            <text:p>480777,62</text:p>
          </table:table-cell>
          <table:table-cell table:number-columns-repeated="2"/>
        </table:table-row>
        <table:table-row table:style-name="ro1">
          <table:table-cell office:value-type="float" office:value="59427.92" calcext:value-type="float">
            <text:p>59427,92</text:p>
          </table:table-cell>
          <table:table-cell office:value-type="float" office:value="70234" calcext:value-type="float">
            <text:p>70234</text:p>
          </table:table-cell>
          <table:table-cell office:value-type="float" office:value="365739.8" calcext:value-type="float">
            <text:p>365739,8</text:p>
          </table:table-cell>
          <table:table-cell office:value-type="float" office:value="436861.16" calcext:value-type="float">
            <text:p>436861,16</text:p>
          </table:table-cell>
          <table:table-cell table:number-columns-repeated="2"/>
        </table:table-row>
        <table:table-row table:style-name="ro1">
          <table:table-cell office:value-type="float" office:value="59311.95" calcext:value-type="float">
            <text:p>59311,95</text:p>
          </table:table-cell>
          <table:table-cell office:value-type="float" office:value="72511.87" calcext:value-type="float">
            <text:p>72511,87</text:p>
          </table:table-cell>
          <table:table-cell office:value-type="float" office:value="409480.04" calcext:value-type="float">
            <text:p>409480,04</text:p>
          </table:table-cell>
          <table:table-cell office:value-type="float" office:value="486860.59" calcext:value-type="float">
            <text:p>486860,59</text:p>
          </table:table-cell>
          <table:table-cell table:number-columns-repeated="2"/>
        </table:table-row>
        <table:table-row table:style-name="ro1">
          <table:table-cell office:value-type="float" office:value="60949.55" calcext:value-type="float">
            <text:p>60949,55</text:p>
          </table:table-cell>
          <table:table-cell office:value-type="float" office:value="63706.43" calcext:value-type="float">
            <text:p>63706,43</text:p>
          </table:table-cell>
          <table:table-cell office:value-type="float" office:value="430670.91" calcext:value-type="float">
            <text:p>430670,91</text:p>
          </table:table-cell>
          <table:table-cell office:value-type="float" office:value="474629.85" calcext:value-type="float">
            <text:p>474629,85</text:p>
          </table:table-cell>
          <table:table-cell table:number-columns-repeated="2"/>
        </table:table-row>
        <table:table-row table:style-name="ro1">
          <table:table-cell office:value-type="float" office:value="60027.54" calcext:value-type="float">
            <text:p>60027,54</text:p>
          </table:table-cell>
          <table:table-cell office:value-type="float" office:value="72369.24" calcext:value-type="float">
            <text:p>72369,24</text:p>
          </table:table-cell>
          <table:table-cell office:value-type="float" office:value="437453.48" calcext:value-type="float">
            <text:p>437453,48</text:p>
          </table:table-cell>
          <table:table-cell office:value-type="float" office:value="456001.74" calcext:value-type="float">
            <text:p>456001,74</text:p>
          </table:table-cell>
          <table:table-cell table:number-columns-repeated="2"/>
        </table:table-row>
        <table:table-row table:style-name="ro1">
          <table:table-cell office:value-type="float" office:value="59637.48" calcext:value-type="float">
            <text:p>59637,48</text:p>
          </table:table-cell>
          <table:table-cell office:value-type="float" office:value="68267.78" calcext:value-type="float">
            <text:p>68267,78</text:p>
          </table:table-cell>
          <table:table-cell office:value-type="float" office:value="407332.62" calcext:value-type="float">
            <text:p>407332,62</text:p>
          </table:table-cell>
          <table:table-cell office:value-type="float" office:value="363111.77" calcext:value-type="float">
            <text:p>363111,77</text:p>
          </table:table-cell>
          <table:table-cell table:number-columns-repeated="2"/>
        </table:table-row>
        <table:table-row table:style-name="ro1">
          <table:table-cell office:value-type="float" office:value="53693.96" calcext:value-type="float">
            <text:p>53693,96</text:p>
          </table:table-cell>
          <table:table-cell office:value-type="float" office:value="65750.72" calcext:value-type="float">
            <text:p>65750,72</text:p>
          </table:table-cell>
          <table:table-cell office:value-type="float" office:value="355600.17" calcext:value-type="float">
            <text:p>355600,17</text:p>
          </table:table-cell>
          <table:table-cell office:value-type="float" office:value="400143.48" calcext:value-type="float">
            <text:p>400143,48</text:p>
          </table:table-cell>
          <table:table-cell table:number-columns-repeated="2"/>
        </table:table-row>
        <table:table-row table:style-name="ro1">
          <table:table-cell office:value-type="float" office:value="56303.16" calcext:value-type="float">
            <text:p>56303,16</text:p>
          </table:table-cell>
          <table:table-cell office:value-type="float" office:value="79365.43" calcext:value-type="float">
            <text:p>79365,43</text:p>
          </table:table-cell>
          <table:table-cell office:value-type="float" office:value="396512.01" calcext:value-type="float">
            <text:p>396512,01</text:p>
          </table:table-cell>
          <table:table-cell office:value-type="float" office:value="317365.62" calcext:value-type="float">
            <text:p>317365,62</text:p>
          </table:table-cell>
          <table:table-cell table:number-columns-repeated="2"/>
        </table:table-row>
        <table:table-row table:style-name="ro1">
          <table:table-cell office:value-type="float" office:value="59443.08" calcext:value-type="float">
            <text:p>59443,08</text:p>
          </table:table-cell>
          <table:table-cell office:value-type="float" office:value="62621.18" calcext:value-type="float">
            <text:p>62621,18</text:p>
          </table:table-cell>
          <table:table-cell office:value-type="float" office:value="389262.55" calcext:value-type="float">
            <text:p>389262,55</text:p>
          </table:table-cell>
          <table:table-cell office:value-type="float" office:value="476625.45" calcext:value-type="float">
            <text:p>476625,45</text:p>
          </table:table-cell>
          <table:table-cell table:number-columns-repeated="2"/>
        </table:table-row>
        <table:table-row table:style-name="ro1">
          <table:table-cell office:value-type="float" office:value="64196.89" calcext:value-type="float">
            <text:p>64196,89</text:p>
          </table:table-cell>
          <table:table-cell office:value-type="float" office:value="57204.68" calcext:value-type="float">
            <text:p>57204,68</text:p>
          </table:table-cell>
          <table:table-cell office:value-type="float" office:value="337488.25" calcext:value-type="float">
            <text:p>337488,25</text:p>
          </table:table-cell>
          <table:table-cell office:value-type="float" office:value="440531.88" calcext:value-type="float">
            <text:p>440531,88</text:p>
          </table:table-cell>
          <table:table-cell table:number-columns-repeated="2"/>
        </table:table-row>
        <table:table-row table:style-name="ro1">
          <table:table-cell office:value-type="float" office:value="53225.86" calcext:value-type="float">
            <text:p>53225,86</text:p>
          </table:table-cell>
          <table:table-cell office:value-type="float" office:value="72543.22" calcext:value-type="float">
            <text:p>72543,22</text:p>
          </table:table-cell>
          <table:table-cell office:value-type="float" office:value="413721.05" calcext:value-type="float">
            <text:p>413721,05</text:p>
          </table:table-cell>
          <table:table-cell office:value-type="float" office:value="462743.16" calcext:value-type="float">
            <text:p>462743,16</text:p>
          </table:table-cell>
          <table:table-cell table:number-columns-repeated="2"/>
        </table:table-row>
        <table:table-row table:style-name="ro1">
          <table:table-cell office:value-type="float" office:value="54945.29" calcext:value-type="float">
            <text:p>54945,29</text:p>
          </table:table-cell>
          <table:table-cell office:value-type="float" office:value="62805.91" calcext:value-type="float">
            <text:p>62805,91</text:p>
          </table:table-cell>
          <table:table-cell office:value-type="float" office:value="360614.22" calcext:value-type="float">
            <text:p>360614,22</text:p>
          </table:table-cell>
          <table:table-cell office:value-type="float" office:value="432357.9" calcext:value-type="float">
            <text:p>432357,9</text:p>
          </table:table-cell>
          <table:table-cell table:number-columns-repeated="2"/>
        </table:table-row>
        <table:table-row table:style-name="ro1">
          <table:table-cell office:value-type="float" office:value="62115.75" calcext:value-type="float">
            <text:p>62115,75</text:p>
          </table:table-cell>
          <table:table-cell office:value-type="float" office:value="62809.67" calcext:value-type="float">
            <text:p>62809,67</text:p>
          </table:table-cell>
          <table:table-cell office:value-type="float" office:value="298229.81" calcext:value-type="float">
            <text:p>298229,81</text:p>
          </table:table-cell>
          <table:table-cell office:value-type="float" office:value="434958.42" calcext:value-type="float">
            <text:p>434958,42</text:p>
          </table:table-cell>
          <table:table-cell table:number-columns-repeated="2"/>
        </table:table-row>
        <table:table-row table:style-name="ro1">
          <table:table-cell office:value-type="float" office:value="58692.79" calcext:value-type="float">
            <text:p>58692,79</text:p>
          </table:table-cell>
          <table:table-cell office:value-type="float" office:value="76190.81" calcext:value-type="float">
            <text:p>76190,81</text:p>
          </table:table-cell>
          <table:table-cell office:value-type="float" office:value="448253.07" calcext:value-type="float">
            <text:p>448253,07</text:p>
          </table:table-cell>
          <table:table-cell office:value-type="float" office:value="432313.34" calcext:value-type="float">
            <text:p>432313,34</text:p>
          </table:table-cell>
          <table:table-cell table:number-columns-repeated="2"/>
        </table:table-row>
        <table:table-row table:style-name="ro1">
          <table:table-cell office:value-type="float" office:value="53407.49" calcext:value-type="float">
            <text:p>53407,49</text:p>
          </table:table-cell>
          <table:table-cell office:value-type="float" office:value="66938.57" calcext:value-type="float">
            <text:p>66938,57</text:p>
          </table:table-cell>
          <table:table-cell office:value-type="float" office:value="418927.69" calcext:value-type="float">
            <text:p>418927,69</text:p>
          </table:table-cell>
          <table:table-cell office:value-type="float" office:value="438597.09" calcext:value-type="float">
            <text:p>438597,09</text:p>
          </table:table-cell>
          <table:table-cell table:number-columns-repeated="2"/>
        </table:table-row>
        <table:table-row table:style-name="ro1">
          <table:table-cell office:value-type="float" office:value="62719.5" calcext:value-type="float">
            <text:p>62719,5</text:p>
          </table:table-cell>
          <table:table-cell office:value-type="float" office:value="62715.75" calcext:value-type="float">
            <text:p>62715,75</text:p>
          </table:table-cell>
          <table:table-cell office:value-type="float" office:value="413557.88" calcext:value-type="float">
            <text:p>413557,88</text:p>
          </table:table-cell>
          <table:table-cell office:value-type="float" office:value="437453.48" calcext:value-type="float">
            <text:p>437453,48</text:p>
          </table:table-cell>
          <table:table-cell table:number-columns-repeated="2"/>
        </table:table-row>
        <table:table-row table:style-name="ro1">
          <table:table-cell office:value-type="float" office:value="58064.71" calcext:value-type="float">
            <text:p>58064,71</text:p>
          </table:table-cell>
          <table:table-cell office:value-type="float" office:value="71306.23" calcext:value-type="float">
            <text:p>71306,23</text:p>
          </table:table-cell>
          <table:table-cell office:value-type="float" office:value="431779.29" calcext:value-type="float">
            <text:p>431779,29</text:p>
          </table:table-cell>
          <table:table-cell office:value-type="float" office:value="425515.27" calcext:value-type="float">
            <text:p>425515,27</text:p>
          </table:table-cell>
          <table:table-cell table:number-columns-repeated="2"/>
        </table:table-row>
        <table:table-row table:style-name="ro1">
          <table:table-cell office:value-type="float" office:value="58869.08" calcext:value-type="float">
            <text:p>58869,08</text:p>
          </table:table-cell>
          <table:table-cell office:value-type="float" office:value="76587.31" calcext:value-type="float">
            <text:p>76587,31</text:p>
          </table:table-cell>
          <table:table-cell office:value-type="float" office:value="387894.57" calcext:value-type="float">
            <text:p>387894,57</text:p>
          </table:table-cell>
          <table:table-cell office:value-type="float" office:value="440717.03" calcext:value-type="float">
            <text:p>440717,03</text:p>
          </table:table-cell>
          <table:table-cell table:number-columns-repeated="2"/>
        </table:table-row>
        <table:table-row table:style-name="ro1">
          <table:table-cell office:value-type="float" office:value="63031.48" calcext:value-type="float">
            <text:p>63031,48</text:p>
          </table:table-cell>
          <table:table-cell office:value-type="float" office:value="73784.92" calcext:value-type="float">
            <text:p>73784,92</text:p>
          </table:table-cell>
          <table:table-cell office:value-type="float" office:value="245640.06" calcext:value-type="float">
            <text:p>245640,06</text:p>
          </table:table-cell>
          <table:table-cell office:value-type="float" office:value="442904.33" calcext:value-type="float">
            <text:p>442904,33</text:p>
          </table:table-cell>
          <table:table-cell table:number-columns-repeated="2"/>
        </table:table-row>
        <table:table-row table:style-name="ro1">
          <table:table-cell office:value-type="float" office:value="59445.61" calcext:value-type="float">
            <text:p>59445,61</text:p>
          </table:table-cell>
          <table:table-cell office:value-type="float" office:value="46913" calcext:value-type="float">
            <text:p>46913</text:p>
          </table:table-cell>
          <table:table-cell office:value-type="float" office:value="254323.55" calcext:value-type="float">
            <text:p>254323,55</text:p>
          </table:table-cell>
          <table:table-cell office:value-type="float" office:value="295685.87" calcext:value-type="float">
            <text:p>295685,87</text:p>
          </table:table-cell>
          <table:table-cell table:number-columns-repeated="2"/>
        </table:table-row>
        <table:table-row table:style-name="ro1">
          <table:table-cell office:value-type="float" office:value="57322.73" calcext:value-type="float">
            <text:p>57322,73</text:p>
          </table:table-cell>
          <table:table-cell office:value-type="float" office:value="70170.55" calcext:value-type="float">
            <text:p>70170,55</text:p>
          </table:table-cell>
          <table:table-cell office:value-type="float" office:value="328939.22" calcext:value-type="float">
            <text:p>328939,22</text:p>
          </table:table-cell>
          <table:table-cell office:value-type="float" office:value="423196.85" calcext:value-type="float">
            <text:p>423196,85</text:p>
          </table:table-cell>
          <table:table-cell table:number-columns-repeated="2"/>
        </table:table-row>
        <table:table-row table:style-name="ro1">
          <table:table-cell office:value-type="float" office:value="64325.87" calcext:value-type="float">
            <text:p>64325,87</text:p>
          </table:table-cell>
          <table:table-cell office:value-type="float" office:value="52598.43" calcext:value-type="float">
            <text:p>52598,43</text:p>
          </table:table-cell>
          <table:table-cell office:value-type="float" office:value="398584.43" calcext:value-type="float">
            <text:p>398584,43</text:p>
          </table:table-cell>
          <table:table-cell office:value-type="float" office:value="442857.57" calcext:value-type="float">
            <text:p>442857,57</text:p>
          </table:table-cell>
          <table:table-cell table:number-columns-repeated="2"/>
        </table:table-row>
        <table:table-row table:style-name="ro1">
          <table:table-cell office:value-type="float" office:value="59845.1" calcext:value-type="float">
            <text:p>59845,1</text:p>
          </table:table-cell>
          <table:table-cell office:value-type="float" office:value="49531.81" calcext:value-type="float">
            <text:p>49531,81</text:p>
          </table:table-cell>
          <table:table-cell office:value-type="float" office:value="439562.36" calcext:value-type="float">
            <text:p>439562,36</text:p>
          </table:table-cell>
          <table:table-cell office:value-type="float" office:value="451048.93" calcext:value-type="float">
            <text:p>451048,93</text:p>
          </table:table-cell>
          <table:table-cell table:number-columns-repeated="2"/>
        </table:table-row>
        <table:table-row table:style-name="ro1">
          <table:table-cell office:value-type="float" office:value="57182.06" calcext:value-type="float">
            <text:p>57182,06</text:p>
          </table:table-cell>
          <table:table-cell office:value-type="float" office:value="69444.42" calcext:value-type="float">
            <text:p>69444,42</text:p>
          </table:table-cell>
          <table:table-cell office:value-type="float" office:value="393093.16" calcext:value-type="float">
            <text:p>393093,16</text:p>
          </table:table-cell>
          <table:table-cell office:value-type="float" office:value="435907.71" calcext:value-type="float">
            <text:p>435907,71</text:p>
          </table:table-cell>
          <table:table-cell table:number-columns-repeated="2"/>
        </table:table-row>
        <table:table-row table:style-name="ro1">
          <table:table-cell office:value-type="float" office:value="63023.91" calcext:value-type="float">
            <text:p>63023,91</text:p>
          </table:table-cell>
          <table:table-cell office:value-type="float" office:value="73206.69" calcext:value-type="float">
            <text:p>73206,69</text:p>
          </table:table-cell>
          <table:table-cell office:value-type="string" calcext:value-type="string">
            <text:p>2613.5, m</text:p>
          </table:table-cell>
          <table:table-cell office:value-type="string" calcext:value-type="string">
            <text:p>6280.6, m</text:p>
          </table:table-cell>
          <table:table-cell table:number-columns-repeated="2"/>
        </table:table-row>
        <table:table-row table:style-name="ro1">
          <table:table-cell office:value-type="float" office:value="54978.42" calcext:value-type="float">
            <text:p>54978,42</text:p>
          </table:table-cell>
          <table:table-cell office:value-type="float" office:value="66737.27" calcext:value-type="float">
            <text:p>66737,27</text:p>
          </table:table-cell>
          <table:table-cell office:value-type="float" office:value="442297.16" calcext:value-type="float">
            <text:p>442297,16</text:p>
          </table:table-cell>
          <table:table-cell office:value-type="float" office:value="430096.8" calcext:value-type="float">
            <text:p>430096,8</text:p>
          </table:table-cell>
          <table:table-cell table:number-columns-repeated="2"/>
        </table:table-row>
        <table:table-row table:style-name="ro1">
          <table:table-cell office:value-type="float" office:value="54022.46" calcext:value-type="float">
            <text:p>54022,46</text:p>
          </table:table-cell>
          <table:table-cell office:value-type="float" office:value="75410" calcext:value-type="float">
            <text:p>75410</text:p>
          </table:table-cell>
          <table:table-cell office:value-type="float" office:value="374926.61" calcext:value-type="float">
            <text:p>374926,61</text:p>
          </table:table-cell>
          <table:table-cell office:value-type="float" office:value="475760.44" calcext:value-type="float">
            <text:p>475760,44</text:p>
          </table:table-cell>
          <table:table-cell table:number-columns-repeated="2"/>
        </table:table-row>
        <table:table-row table:style-name="ro1">
          <table:table-cell office:value-type="float" office:value="63848.99" calcext:value-type="float">
            <text:p>63848,99</text:p>
          </table:table-cell>
          <table:table-cell office:value-type="float" office:value="80109.71" calcext:value-type="float">
            <text:p>80109,71</text:p>
          </table:table-cell>
          <table:table-cell office:value-type="float" office:value="418050.83" calcext:value-type="float">
            <text:p>418050,83</text:p>
          </table:table-cell>
          <table:table-cell office:value-type="float" office:value="478255.87" calcext:value-type="float">
            <text:p>478255,87</text:p>
          </table:table-cell>
          <table:table-cell table:number-columns-repeated="2"/>
        </table:table-row>
        <table:table-row table:style-name="ro1">
          <table:table-cell office:value-type="float" office:value="60146.33" calcext:value-type="float">
            <text:p>60146,33</text:p>
          </table:table-cell>
          <table:table-cell office:value-type="float" office:value="59644.26" calcext:value-type="float">
            <text:p>59644,26</text:p>
          </table:table-cell>
          <table:table-cell office:value-type="float" office:value="366570.88" calcext:value-type="float">
            <text:p>366570,88</text:p>
          </table:table-cell>
          <table:table-cell office:value-type="float" office:value="480337.15" calcext:value-type="float">
            <text:p>480337,15</text:p>
          </table:table-cell>
          <table:table-cell table:number-columns-repeated="2"/>
        </table:table-row>
        <table:table-row table:style-name="ro1">
          <table:table-cell office:value-type="float" office:value="58899.66" calcext:value-type="float">
            <text:p>58899,66</text:p>
          </table:table-cell>
          <table:table-cell office:value-type="float" office:value="76405.94" calcext:value-type="float">
            <text:p>76405,94</text:p>
          </table:table-cell>
          <table:table-cell office:value-type="float" office:value="377627.08" calcext:value-type="float">
            <text:p>377627,08</text:p>
          </table:table-cell>
          <table:table-cell office:value-type="float" office:value="466189.17" calcext:value-type="float">
            <text:p>466189,17</text:p>
          </table:table-cell>
          <table:table-cell table:number-columns-repeated="2"/>
        </table:table-row>
        <table:table-row table:style-name="ro1">
          <table:table-cell office:value-type="float" office:value="63163.42" calcext:value-type="float">
            <text:p>63163,42</text:p>
          </table:table-cell>
          <table:table-cell office:value-type="float" office:value="79113.93" calcext:value-type="float">
            <text:p>79113,93</text:p>
          </table:table-cell>
          <table:table-cell office:value-type="float" office:value="268813.95" calcext:value-type="float">
            <text:p>268813,95</text:p>
          </table:table-cell>
          <table:table-cell office:value-type="float" office:value="396025.3" calcext:value-type="float">
            <text:p>396025,3</text:p>
          </table:table-cell>
          <table:table-cell table:number-columns-repeated="2"/>
        </table:table-row>
        <table:table-row table:style-name="ro1">
          <table:table-cell office:value-type="float" office:value="57984.43" calcext:value-type="float">
            <text:p>57984,43</text:p>
          </table:table-cell>
          <table:table-cell office:value-type="float" office:value="67525.9" calcext:value-type="float">
            <text:p>67525,9</text:p>
          </table:table-cell>
          <table:table-cell office:value-type="float" office:value="396662" calcext:value-type="float">
            <text:p>396662</text:p>
          </table:table-cell>
          <table:table-cell office:value-type="float" office:value="468375.66" calcext:value-type="float">
            <text:p>468375,66</text:p>
          </table:table-cell>
          <table:table-cell table:number-columns-repeated="2"/>
        </table:table-row>
        <table:table-row table:style-name="ro1">
          <table:table-cell office:value-type="float" office:value="58969.22" calcext:value-type="float">
            <text:p>58969,22</text:p>
          </table:table-cell>
          <table:table-cell office:value-type="float" office:value="67594.46" calcext:value-type="float">
            <text:p>67594,46</text:p>
          </table:table-cell>
          <table:table-cell office:value-type="float" office:value="423881.15" calcext:value-type="float">
            <text:p>423881,15</text:p>
          </table:table-cell>
          <table:table-cell office:value-type="float" office:value="486860.59" calcext:value-type="float">
            <text:p>486860,59</text:p>
          </table:table-cell>
          <table:table-cell table:number-columns-repeated="2"/>
        </table:table-row>
        <table:table-row table:style-name="ro1">
          <table:table-cell office:value-type="float" office:value="64728.91" calcext:value-type="float">
            <text:p>64728,91</text:p>
          </table:table-cell>
          <table:table-cell office:value-type="float" office:value="60753.56" calcext:value-type="float">
            <text:p>60753,56</text:p>
          </table:table-cell>
          <table:table-cell office:value-type="float" office:value="390785.8" calcext:value-type="float">
            <text:p>390785,8</text:p>
          </table:table-cell>
          <table:table-cell office:value-type="float" office:value="324159.83" calcext:value-type="float">
            <text:p>324159,83</text:p>
          </table:table-cell>
          <table:table-cell table:number-columns-repeated="2"/>
        </table:table-row>
        <table:table-row table:style-name="ro1">
          <table:table-cell office:value-type="float" office:value="60284.64" calcext:value-type="float">
            <text:p>60284,64</text:p>
          </table:table-cell>
          <table:table-cell office:value-type="float" office:value="76265.62" calcext:value-type="float">
            <text:p>76265,62</text:p>
          </table:table-cell>
          <table:table-cell office:value-type="float" office:value="422472.2" calcext:value-type="float">
            <text:p>422472,2</text:p>
          </table:table-cell>
          <table:table-cell office:value-type="float" office:value="234580.76" calcext:value-type="float">
            <text:p>234580,76</text:p>
          </table:table-cell>
          <table:table-cell table:number-columns-repeated="2"/>
        </table:table-row>
        <table:table-row table:style-name="ro1">
          <table:table-cell office:value-type="float" office:value="58315.78" calcext:value-type="float">
            <text:p>58315,78</text:p>
          </table:table-cell>
          <table:table-cell office:value-type="float" office:value="62166.39" calcext:value-type="float">
            <text:p>62166,39</text:p>
          </table:table-cell>
          <table:table-cell office:value-type="float" office:value="370783.59" calcext:value-type="float">
            <text:p>370783,59</text:p>
          </table:table-cell>
          <table:table-cell office:value-type="float" office:value="397639.74" calcext:value-type="float">
            <text:p>397639,74</text:p>
          </table:table-cell>
          <table:table-cell table:number-columns-repeated="2"/>
        </table:table-row>
        <table:table-row table:style-name="ro1">
          <table:table-cell office:value-type="float" office:value="63163.42" calcext:value-type="float">
            <text:p>63163,42</text:p>
          </table:table-cell>
          <table:table-cell office:value-type="float" office:value="67855.82" calcext:value-type="float">
            <text:p>67855,82</text:p>
          </table:table-cell>
          <table:table-cell office:value-type="float" office:value="436089" calcext:value-type="float">
            <text:p>436089</text:p>
          </table:table-cell>
          <table:table-cell office:value-type="float" office:value="297004.96" calcext:value-type="float">
            <text:p>297004,96</text:p>
          </table:table-cell>
          <table:table-cell table:number-columns-repeated="2"/>
        </table:table-row>
        <table:table-row table:style-name="ro1">
          <table:table-cell office:value-type="float" office:value="60017.23" calcext:value-type="float">
            <text:p>60017,23</text:p>
          </table:table-cell>
          <table:table-cell office:value-type="float" office:value="74367.09" calcext:value-type="float">
            <text:p>74367,09</text:p>
          </table:table-cell>
          <table:table-cell office:value-type="float" office:value="278395.33" calcext:value-type="float">
            <text:p>278395,33</text:p>
          </table:table-cell>
          <table:table-cell office:value-type="float" office:value="471482.01" calcext:value-type="float">
            <text:p>471482,01</text:p>
          </table:table-cell>
          <table:table-cell table:number-columns-repeated="2"/>
        </table:table-row>
        <table:table-row table:style-name="ro1">
          <table:table-cell office:value-type="float" office:value="56456.25" calcext:value-type="float">
            <text:p>56456,25</text:p>
          </table:table-cell>
          <table:table-cell office:value-type="float" office:value="78130.95" calcext:value-type="float">
            <text:p>78130,95</text:p>
          </table:table-cell>
          <table:table-cell office:value-type="float" office:value="431069.27" calcext:value-type="float">
            <text:p>431069,27</text:p>
          </table:table-cell>
          <table:table-cell office:value-type="float" office:value="465103.57" calcext:value-type="float">
            <text:p>465103,57</text:p>
          </table:table-cell>
          <table:table-cell table:number-columns-repeated="2"/>
        </table:table-row>
        <table:table-row table:style-name="ro1">
          <table:table-cell office:value-type="float" office:value="62758.92" calcext:value-type="float">
            <text:p>62758,92</text:p>
          </table:table-cell>
          <table:table-cell office:value-type="float" office:value="62628.66" calcext:value-type="float">
            <text:p>62628,66</text:p>
          </table:table-cell>
          <table:table-cell office:value-type="float" office:value="417011.73" calcext:value-type="float">
            <text:p>417011,73</text:p>
          </table:table-cell>
          <table:table-cell office:value-type="float" office:value="465982" calcext:value-type="float">
            <text:p>465982</text:p>
          </table:table-cell>
          <table:table-cell table:number-columns-repeated="2"/>
        </table:table-row>
        <table:table-row table:style-name="ro1">
          <table:table-cell office:value-type="float" office:value="60474.13" calcext:value-type="float">
            <text:p>60474,13</text:p>
          </table:table-cell>
          <table:table-cell office:value-type="float" office:value="73373.17" calcext:value-type="float">
            <text:p>73373,17</text:p>
          </table:table-cell>
          <table:table-cell office:value-type="float" office:value="421241.74" calcext:value-type="float">
            <text:p>421241,74</text:p>
          </table:table-cell>
          <table:table-cell office:value-type="float" office:value="482880.96" calcext:value-type="float">
            <text:p>482880,96</text:p>
          </table:table-cell>
          <table:table-cell table:number-columns-repeated="2"/>
        </table:table-row>
        <table:table-row table:style-name="ro1">
          <table:table-cell office:value-type="float" office:value="61338.17" calcext:value-type="float">
            <text:p>61338,17</text:p>
          </table:table-cell>
          <table:table-cell office:value-type="float" office:value="78270.92" calcext:value-type="float">
            <text:p>78270,92</text:p>
          </table:table-cell>
          <table:table-cell office:value-type="float" office:value="444830.2" calcext:value-type="float">
            <text:p>444830,2</text:p>
          </table:table-cell>
          <table:table-cell office:value-type="float" office:value="436497.45" calcext:value-type="float">
            <text:p>436497,45</text:p>
          </table:table-cell>
          <table:table-cell table:number-columns-repeated="2"/>
        </table:table-row>
        <table:table-row table:style-name="ro1">
          <table:table-cell office:value-type="float" office:value="64737.9" calcext:value-type="float">
            <text:p>64737,9</text:p>
          </table:table-cell>
          <table:table-cell office:value-type="float" office:value="57903.58" calcext:value-type="float">
            <text:p>57903,58</text:p>
          </table:table-cell>
          <table:table-cell office:value-type="float" office:value="366955.73" calcext:value-type="float">
            <text:p>366955,73</text:p>
          </table:table-cell>
          <table:table-cell office:value-type="float" office:value="472118.87" calcext:value-type="float">
            <text:p>472118,87</text:p>
          </table:table-cell>
          <table:table-cell table:number-columns-repeated="2"/>
        </table:table-row>
        <table:table-row table:style-name="ro1">
          <table:table-cell office:value-type="float" office:value="59427.92" calcext:value-type="float">
            <text:p>59427,92</text:p>
          </table:table-cell>
          <table:table-cell office:value-type="float" office:value="65976.18" calcext:value-type="float">
            <text:p>65976,18</text:p>
          </table:table-cell>
          <table:table-cell office:value-type="float" office:value="323634.57" calcext:value-type="float">
            <text:p>323634,57</text:p>
          </table:table-cell>
          <table:table-cell office:value-type="float" office:value="370783.59" calcext:value-type="float">
            <text:p>370783,59</text:p>
          </table:table-cell>
          <table:table-cell table:number-columns-repeated="2"/>
        </table:table-row>
        <table:table-row table:style-name="ro1">
          <table:table-cell office:value-type="float" office:value="53168.51" calcext:value-type="float">
            <text:p>53168,51</text:p>
          </table:table-cell>
          <table:table-cell office:value-type="float" office:value="72621.1" calcext:value-type="float">
            <text:p>72621,1</text:p>
          </table:table-cell>
          <table:table-cell office:value-type="float" office:value="245037.33" calcext:value-type="float">
            <text:p>245037,33</text:p>
          </table:table-cell>
          <table:table-cell office:value-type="float" office:value="309405.72" calcext:value-type="float">
            <text:p>309405,72</text:p>
          </table:table-cell>
          <table:table-cell table:number-columns-repeated="2"/>
        </table:table-row>
        <table:table-row table:style-name="ro1">
          <table:table-cell office:value-type="float" office:value="64102.7" calcext:value-type="float">
            <text:p>64102,7</text:p>
          </table:table-cell>
          <table:table-cell office:value-type="float" office:value="79789.68" calcext:value-type="float">
            <text:p>79789,68</text:p>
          </table:table-cell>
          <table:table-cell office:value-type="float" office:value="271300.39" calcext:value-type="float">
            <text:p>271300,39</text:p>
          </table:table-cell>
          <table:table-cell office:value-type="float" office:value="359840.77" calcext:value-type="float">
            <text:p>359840,77</text:p>
          </table:table-cell>
          <table:table-cell table:number-columns-repeated="2"/>
        </table:table-row>
        <table:table-row table:style-name="ro1">
          <table:table-cell office:value-type="float" office:value="56643.81" calcext:value-type="float">
            <text:p>56643,81</text:p>
          </table:table-cell>
          <table:table-cell office:value-type="float" office:value="63363.81" calcext:value-type="float">
            <text:p>63363,81</text:p>
          </table:table-cell>
          <table:table-cell office:value-type="float" office:value="418050.83" calcext:value-type="float">
            <text:p>418050,83</text:p>
          </table:table-cell>
          <table:table-cell office:value-type="float" office:value="368309.1" calcext:value-type="float">
            <text:p>368309,1</text:p>
          </table:table-cell>
          <table:table-cell table:number-columns-repeated="2"/>
        </table:table-row>
        <table:table-row table:style-name="ro1">
          <table:table-cell office:value-type="float" office:value="53602.01" calcext:value-type="float">
            <text:p>53602,01</text:p>
          </table:table-cell>
          <table:table-cell office:value-type="float" office:value="70690.91" calcext:value-type="float">
            <text:p>70690,91</text:p>
          </table:table-cell>
          <table:table-cell office:value-type="float" office:value="432179.7" calcext:value-type="float">
            <text:p>432179,7</text:p>
          </table:table-cell>
          <table:table-cell office:value-type="float" office:value="365357.49" calcext:value-type="float">
            <text:p>365357,49</text:p>
          </table:table-cell>
          <table:table-cell table:number-columns-repeated="2"/>
        </table:table-row>
        <table:table-row table:style-name="ro1">
          <table:table-cell office:value-type="float" office:value="63479.85" calcext:value-type="float">
            <text:p>63479,85</text:p>
          </table:table-cell>
          <table:table-cell office:value-type="float" office:value="72453" calcext:value-type="float">
            <text:p>72453</text:p>
          </table:table-cell>
          <table:table-cell office:value-type="float" office:value="403880.98" calcext:value-type="float">
            <text:p>403880,98</text:p>
          </table:table-cell>
          <table:table-cell office:value-type="float" office:value="435907.71" calcext:value-type="float">
            <text:p>435907,71</text:p>
          </table:table-cell>
          <table:table-cell table:number-columns-repeated="2"/>
        </table:table-row>
        <table:table-row table:style-name="ro1">
          <table:table-cell office:value-type="float" office:value="59559.57" calcext:value-type="float">
            <text:p>59559,57</text:p>
          </table:table-cell>
          <table:table-cell office:value-type="float" office:value="66427.58" calcext:value-type="float">
            <text:p>66427,58</text:p>
          </table:table-cell>
          <table:table-cell office:value-type="float" office:value="342224.54" calcext:value-type="float">
            <text:p>342224,54</text:p>
          </table:table-cell>
          <table:table-cell office:value-type="float" office:value="449261.35" calcext:value-type="float">
            <text:p>449261,35</text:p>
          </table:table-cell>
          <table:table-cell table:number-columns-repeated="2"/>
        </table:table-row>
        <table:table-row table:style-name="ro1">
          <table:table-cell office:value-type="float" office:value="60797.59" calcext:value-type="float">
            <text:p>60797,59</text:p>
          </table:table-cell>
          <table:table-cell office:value-type="float" office:value="73437.41" calcext:value-type="float">
            <text:p>73437,41</text:p>
          </table:table-cell>
          <table:table-cell office:value-type="float" office:value="414252.25" calcext:value-type="float">
            <text:p>414252,25</text:p>
          </table:table-cell>
          <table:table-cell office:value-type="float" office:value="473932.66" calcext:value-type="float">
            <text:p>473932,66</text:p>
          </table:table-cell>
          <table:table-cell table:number-columns-repeated="2"/>
        </table:table-row>
        <table:table-row table:style-name="ro1">
          <table:table-cell office:value-type="float" office:value="64358.44" calcext:value-type="float">
            <text:p>64358,44</text:p>
          </table:table-cell>
          <table:table-cell office:value-type="float" office:value="75912.26" calcext:value-type="float">
            <text:p>75912,26</text:p>
          </table:table-cell>
          <table:table-cell office:value-type="float" office:value="439562.36" calcext:value-type="float">
            <text:p>439562,36</text:p>
          </table:table-cell>
          <table:table-cell office:value-type="float" office:value="464485.49" calcext:value-type="float">
            <text:p>464485,49</text:p>
          </table:table-cell>
          <table:table-cell table:number-columns-repeated="2"/>
        </table:table-row>
        <table:table-row table:style-name="ro1">
          <table:table-cell office:value-type="float" office:value="60452.34" calcext:value-type="float">
            <text:p>60452,34</text:p>
          </table:table-cell>
          <table:table-cell office:value-type="float" office:value="80560.54" calcext:value-type="float">
            <text:p>80560,54</text:p>
          </table:table-cell>
          <table:table-cell office:value-type="float" office:value="411690.62" calcext:value-type="float">
            <text:p>411690,62</text:p>
          </table:table-cell>
          <table:table-cell office:value-type="float" office:value="416142.87" calcext:value-type="float">
            <text:p>416142,87</text:p>
          </table:table-cell>
          <table:table-cell table:number-columns-repeated="2"/>
        </table:table-row>
        <table:table-row table:style-name="ro1">
          <table:table-cell office:value-type="float" office:value="51263.83" calcext:value-type="float">
            <text:p>51263,83</text:p>
          </table:table-cell>
          <table:table-cell office:value-type="float" office:value="61942.37" calcext:value-type="float">
            <text:p>61942,37</text:p>
          </table:table-cell>
          <table:table-cell office:value-type="float" office:value="382238.59" calcext:value-type="float">
            <text:p>382238,59</text:p>
          </table:table-cell>
          <table:table-cell office:value-type="float" office:value="350899.69" calcext:value-type="float">
            <text:p>350899,69</text:p>
          </table:table-cell>
          <table:table-cell table:number-columns-repeated="2"/>
        </table:table-row>
        <table:table-row table:style-name="ro1">
          <table:table-cell office:value-type="float" office:value="62885.95" calcext:value-type="float">
            <text:p>62885,95</text:p>
          </table:table-cell>
          <table:table-cell office:value-type="float" office:value="76504.89" calcext:value-type="float">
            <text:p>76504,89</text:p>
          </table:table-cell>
          <table:table-cell office:value-type="float" office:value="287104.11" calcext:value-type="float">
            <text:p>287104,11</text:p>
          </table:table-cell>
          <table:table-cell office:value-type="float" office:value="406346.06" calcext:value-type="float">
            <text:p>406346,06</text:p>
          </table:table-cell>
          <table:table-cell table:number-columns-repeated="2"/>
        </table:table-row>
        <table:table-row table:style-name="ro1">
          <table:table-cell office:value-type="float" office:value="54068.42" calcext:value-type="float">
            <text:p>54068,42</text:p>
          </table:table-cell>
          <table:table-cell office:value-type="float" office:value="73611.4" calcext:value-type="float">
            <text:p>73611,4</text:p>
          </table:table-cell>
          <table:table-cell office:value-type="float" office:value="194712.59" calcext:value-type="float">
            <text:p>194712,59</text:p>
          </table:table-cell>
          <table:table-cell office:value-type="float" office:value="417343.68" calcext:value-type="float">
            <text:p>417343,68</text:p>
          </table:table-cell>
          <table:table-cell table:number-columns-repeated="2"/>
        </table:table-row>
        <table:table-row table:style-name="ro1">
          <table:table-cell office:value-type="float" office:value="55661.33" calcext:value-type="float">
            <text:p>55661,33</text:p>
          </table:table-cell>
          <table:table-cell office:value-type="float" office:value="61865.63" calcext:value-type="float">
            <text:p>61865,63</text:p>
          </table:table-cell>
          <table:table-cell office:value-type="float" office:value="347930.65" calcext:value-type="float">
            <text:p>347930,65</text:p>
          </table:table-cell>
          <table:table-cell office:value-type="float" office:value="292980.16" calcext:value-type="float">
            <text:p>292980,16</text:p>
          </table:table-cell>
          <table:table-cell table:number-columns-repeated="2"/>
        </table:table-row>
        <table:table-row table:style-name="ro1">
          <table:table-cell office:value-type="float" office:value="59519.85" calcext:value-type="float">
            <text:p>59519,85</text:p>
          </table:table-cell>
          <table:table-cell office:value-type="float" office:value="63444.32" calcext:value-type="float">
            <text:p>63444,32</text:p>
          </table:table-cell>
          <table:table-cell office:value-type="float" office:value="406819.01" calcext:value-type="float">
            <text:p>406819,01</text:p>
          </table:table-cell>
          <table:table-cell office:value-type="float" office:value="427336.12" calcext:value-type="float">
            <text:p>427336,12</text:p>
          </table:table-cell>
          <table:table-cell table:number-columns-repeated="2"/>
        </table:table-row>
        <table:table-row table:style-name="ro1">
          <table:table-cell office:value-type="float" office:value="62336.39" calcext:value-type="float">
            <text:p>62336,39</text:p>
          </table:table-cell>
          <table:table-cell office:value-type="float" office:value="64436.55" calcext:value-type="float">
            <text:p>64436,55</text:p>
          </table:table-cell>
          <table:table-cell office:value-type="float" office:value="421750.03" calcext:value-type="float">
            <text:p>421750,03</text:p>
          </table:table-cell>
          <table:table-cell office:value-type="float" office:value="419640.22" calcext:value-type="float">
            <text:p>419640,22</text:p>
          </table:table-cell>
          <table:table-cell table:number-columns-repeated="2"/>
        </table:table-row>
        <table:table-row table:style-name="ro1">
          <table:table-cell office:value-type="float" office:value="53412.93" calcext:value-type="float">
            <text:p>53412,93</text:p>
          </table:table-cell>
          <table:table-cell office:value-type="float" office:value="68212.27" calcext:value-type="float">
            <text:p>68212,27</text:p>
          </table:table-cell>
          <table:table-cell office:value-type="float" office:value="442297.16" calcext:value-type="float">
            <text:p>442297,16</text:p>
          </table:table-cell>
          <table:table-cell office:value-type="float" office:value="421580.46" calcext:value-type="float">
            <text:p>421580,46</text:p>
          </table:table-cell>
          <table:table-cell table:number-columns-repeated="2"/>
        </table:table-row>
        <table:table-row table:style-name="ro1">
          <table:table-cell office:value-type="float" office:value="59651.9" calcext:value-type="float">
            <text:p>59651,9</text:p>
          </table:table-cell>
          <table:table-cell office:value-type="float" office:value="67517.21" calcext:value-type="float">
            <text:p>67517,21</text:p>
          </table:table-cell>
          <table:table-cell office:value-type="float" office:value="371177.35" calcext:value-type="float">
            <text:p>371177,35</text:p>
          </table:table-cell>
          <table:table-cell office:value-type="float" office:value="456200.13" calcext:value-type="float">
            <text:p>456200,13</text:p>
          </table:table-cell>
          <table:table-cell table:number-columns-repeated="2"/>
        </table:table-row>
        <table:table-row table:style-name="ro1">
          <table:table-cell office:value-type="float" office:value="62794.62" calcext:value-type="float">
            <text:p>62794,62</text:p>
          </table:table-cell>
          <table:table-cell office:value-type="float" office:value="75437.12" calcext:value-type="float">
            <text:p>75437,12</text:p>
          </table:table-cell>
          <table:table-cell office:value-type="float" office:value="367663.39" calcext:value-type="float">
            <text:p>367663,39</text:p>
          </table:table-cell>
          <table:table-cell office:value-type="float" office:value="453291.26" calcext:value-type="float">
            <text:p>453291,26</text:p>
          </table:table-cell>
          <table:table-cell table:number-columns-repeated="2"/>
        </table:table-row>
        <table:table-row table:style-name="ro1">
          <table:table-cell office:value-type="float" office:value="62944.46" calcext:value-type="float">
            <text:p>62944,46</text:p>
          </table:table-cell>
          <table:table-cell office:value-type="float" office:value="77669.42" calcext:value-type="float">
            <text:p>77669,42</text:p>
          </table:table-cell>
          <table:table-cell office:value-type="float" office:value="327015.75" calcext:value-type="float">
            <text:p>327015,75</text:p>
          </table:table-cell>
          <table:table-cell office:value-type="float" office:value="271160.07" calcext:value-type="float">
            <text:p>271160,07</text:p>
          </table:table-cell>
          <table:table-cell table:number-columns-repeated="2"/>
        </table:table-row>
        <table:table-row table:style-name="ro1">
          <table:table-cell office:value-type="float" office:value="59761.54" calcext:value-type="float">
            <text:p>59761,54</text:p>
          </table:table-cell>
          <table:table-cell office:value-type="float" office:value="58705.93" calcext:value-type="float">
            <text:p>58705,93</text:p>
          </table:table-cell>
          <table:table-cell office:value-type="float" office:value="342224.54" calcext:value-type="float">
            <text:p>342224,54</text:p>
          </table:table-cell>
          <table:table-cell office:value-type="float" office:value="239005.3" calcext:value-type="float">
            <text:p>239005,3</text:p>
          </table:table-cell>
          <table:table-cell table:number-columns-repeated="2"/>
        </table:table-row>
        <table:table-row table:style-name="ro1">
          <table:table-cell office:value-type="float" office:value="62629.6" calcext:value-type="float">
            <text:p>62629,6</text:p>
          </table:table-cell>
          <table:table-cell office:value-type="float" office:value="70696.87" calcext:value-type="float">
            <text:p>70696,87</text:p>
          </table:table-cell>
          <table:table-cell office:value-type="float" office:value="374826.09" calcext:value-type="float">
            <text:p>374826,09</text:p>
          </table:table-cell>
          <table:table-cell office:value-type="float" office:value="382412.84" calcext:value-type="float">
            <text:p>382412,84</text:p>
          </table:table-cell>
          <table:table-cell table:number-columns-repeated="2"/>
        </table:table-row>
        <table:table-row table:style-name="ro1">
          <table:table-cell office:value-type="float" office:value="57257" calcext:value-type="float">
            <text:p>57257</text:p>
          </table:table-cell>
          <table:table-cell office:value-type="float" office:value="66085.33" calcext:value-type="float">
            <text:p>66085,33</text:p>
          </table:table-cell>
          <table:table-cell office:value-type="float" office:value="398092.63" calcext:value-type="float">
            <text:p>398092,63</text:p>
          </table:table-cell>
          <table:table-cell office:value-type="float" office:value="465775.01" calcext:value-type="float">
            <text:p>465775,01</text:p>
          </table:table-cell>
          <table:table-cell table:number-columns-repeated="2"/>
        </table:table-row>
        <table:table-row table:style-name="ro1">
          <table:table-cell office:value-type="float" office:value="57564.25" calcext:value-type="float">
            <text:p>57564,25</text:p>
          </table:table-cell>
          <table:table-cell office:value-type="float" office:value="73822.59" calcext:value-type="float">
            <text:p>73822,59</text:p>
          </table:table-cell>
          <table:table-cell office:value-type="float" office:value="428427.37" calcext:value-type="float">
            <text:p>428427,37</text:p>
          </table:table-cell>
          <table:table-cell office:value-type="float" office:value="366410.76" calcext:value-type="float">
            <text:p>366410,76</text:p>
          </table:table-cell>
          <table:table-cell table:number-columns-repeated="2"/>
        </table:table-row>
        <table:table-row table:style-name="ro1">
          <table:table-cell office:value-type="float" office:value="61977.16" calcext:value-type="float">
            <text:p>61977,16</text:p>
          </table:table-cell>
          <table:table-cell office:value-type="float" office:value="71875.66" calcext:value-type="float">
            <text:p>71875,66</text:p>
          </table:table-cell>
          <table:table-cell office:value-type="float" office:value="366827.36" calcext:value-type="float">
            <text:p>366827,36</text:p>
          </table:table-cell>
          <table:table-cell office:value-type="float" office:value="456597.43" calcext:value-type="float">
            <text:p>456597,43</text:p>
          </table:table-cell>
          <table:table-cell table:number-columns-repeated="2"/>
        </table:table-row>
        <table:table-row table:style-name="ro1">
          <table:table-cell office:value-type="float" office:value="58390.47" calcext:value-type="float">
            <text:p>58390,47</text:p>
          </table:table-cell>
          <table:table-cell office:value-type="float" office:value="74101.69" calcext:value-type="float">
            <text:p>74101,69</text:p>
          </table:table-cell>
          <table:table-cell office:value-type="float" office:value="378923.48" calcext:value-type="float">
            <text:p>378923,48</text:p>
          </table:table-cell>
          <table:table-cell office:value-type="float" office:value="453536.33" calcext:value-type="float">
            <text:p>453536,33</text:p>
          </table:table-cell>
          <table:table-cell table:number-columns-repeated="2"/>
        </table:table-row>
        <table:table-row table:style-name="ro1">
          <table:table-cell office:value-type="float" office:value="59252.46" calcext:value-type="float">
            <text:p>59252,46</text:p>
          </table:table-cell>
          <table:table-cell office:value-type="float" office:value="81234.58" calcext:value-type="float">
            <text:p>81234,58</text:p>
          </table:table-cell>
          <table:table-cell office:value-type="float" office:value="368989.53" calcext:value-type="float">
            <text:p>368989,53</text:p>
          </table:table-cell>
          <table:table-cell office:value-type="float" office:value="469056.59" calcext:value-type="float">
            <text:p>469056,59</text:p>
          </table:table-cell>
          <table:table-cell table:number-columns-repeated="2"/>
        </table:table-row>
        <table:table-row table:style-name="ro1">
          <table:table-cell office:value-type="float" office:value="54794.55" calcext:value-type="float">
            <text:p>54794,55</text:p>
          </table:table-cell>
          <table:table-cell office:value-type="float" office:value="67879.98" calcext:value-type="float">
            <text:p>67879,98</text:p>
          </table:table-cell>
          <table:table-cell office:value-type="float" office:value="397790.59" calcext:value-type="float">
            <text:p>397790,59</text:p>
          </table:table-cell>
          <table:table-cell office:value-type="float" office:value="454765.69" calcext:value-type="float">
            <text:p>454765,69</text:p>
          </table:table-cell>
          <table:table-cell table:number-columns-repeated="2"/>
        </table:table-row>
        <table:table-row table:style-name="ro1">
          <table:table-cell office:value-type="float" office:value="51250.68" calcext:value-type="float">
            <text:p>51250,68</text:p>
          </table:table-cell>
          <table:table-cell office:value-type="float" office:value="72453" calcext:value-type="float">
            <text:p>72453</text:p>
          </table:table-cell>
          <table:table-cell/>
          <table:table-cell office:value-type="string" calcext:value-type="string">
            <text:p>1070.7, m</text:p>
          </table:table-cell>
          <table:table-cell table:number-columns-repeated="2"/>
        </table:table-row>
        <table:table-row table:style-name="ro1">
          <table:table-cell office:value-type="float" office:value="55284.96" calcext:value-type="float">
            <text:p>55284,96</text:p>
          </table:table-cell>
          <table:table-cell office:value-type="float" office:value="79515.89" calcext:value-type="float">
            <text:p>79515,89</text:p>
          </table:table-cell>
          <table:table-cell/>
          <table:table-cell office:value-type="float" office:value="472810.73" calcext:value-type="float">
            <text:p>472810,73</text:p>
          </table:table-cell>
          <table:table-cell table:number-columns-repeated="2"/>
        </table:table-row>
        <table:table-row table:style-name="ro1">
          <table:table-cell office:value-type="float" office:value="55142.5" calcext:value-type="float">
            <text:p>55142,5</text:p>
          </table:table-cell>
          <table:table-cell office:value-type="float" office:value="69559.59" calcext:value-type="float">
            <text:p>69559,59</text:p>
          </table:table-cell>
          <table:table-cell/>
          <table:table-cell office:value-type="float" office:value="430626.69" calcext:value-type="float">
            <text:p>430626,69</text:p>
          </table:table-cell>
          <table:table-cell table:number-columns-repeated="2"/>
        </table:table-row>
        <table:table-row table:style-name="ro1">
          <table:table-cell office:value-type="float" office:value="65134" calcext:value-type="float">
            <text:p>65134</text:p>
          </table:table-cell>
          <table:table-cell office:value-type="float" office:value="69973.87" calcext:value-type="float">
            <text:p>69973,87</text:p>
          </table:table-cell>
          <table:table-cell/>
          <table:table-cell office:value-type="float" office:value="496778.87" calcext:value-type="float">
            <text:p>496778,87</text:p>
          </table:table-cell>
          <table:table-cell table:number-columns-repeated="2"/>
        </table:table-row>
        <table:table-row table:style-name="ro1">
          <table:table-cell office:value-type="float" office:value="59919.48" calcext:value-type="float">
            <text:p>59919,48</text:p>
          </table:table-cell>
          <table:table-cell office:value-type="float" office:value="76995.03" calcext:value-type="float">
            <text:p>76995,03</text:p>
          </table:table-cell>
          <table:table-cell/>
          <table:table-cell office:value-type="float" office:value="460608.83" calcext:value-type="float">
            <text:p>460608,83</text:p>
          </table:table-cell>
          <table:table-cell table:number-columns-repeated="2"/>
        </table:table-row>
        <table:table-row table:style-name="ro1">
          <table:table-cell office:value-type="float" office:value="55184.58" calcext:value-type="float">
            <text:p>55184,58</text:p>
          </table:table-cell>
          <table:table-cell office:value-type="float" office:value="67677.35" calcext:value-type="float">
            <text:p>67677,35</text:p>
          </table:table-cell>
          <table:table-cell/>
          <table:table-cell office:value-type="float" office:value="425342.66" calcext:value-type="float">
            <text:p>425342,66</text:p>
          </table:table-cell>
          <table:table-cell table:number-columns-repeated="2"/>
        </table:table-row>
        <table:table-row table:style-name="ro1">
          <table:table-cell office:value-type="float" office:value="62015.64" calcext:value-type="float">
            <text:p>62015,64</text:p>
          </table:table-cell>
          <table:table-cell office:value-type="float" office:value="72076.99" calcext:value-type="float">
            <text:p>72076,99</text:p>
          </table:table-cell>
          <table:table-cell/>
          <table:table-cell office:value-type="float" office:value="473718.55" calcext:value-type="float">
            <text:p>473718,55</text:p>
          </table:table-cell>
          <table:table-cell table:number-columns-repeated="2"/>
        </table:table-row>
        <table:table-row table:style-name="ro1">
          <table:table-cell office:value-type="float" office:value="58231.58" calcext:value-type="float">
            <text:p>58231,58</text:p>
          </table:table-cell>
          <table:table-cell office:value-type="float" office:value="62727.01" calcext:value-type="float">
            <text:p>62727,01</text:p>
          </table:table-cell>
          <table:table-cell/>
          <table:table-cell office:value-type="float" office:value="464897.36" calcext:value-type="float">
            <text:p>464897,36</text:p>
          </table:table-cell>
          <table:table-cell table:number-columns-repeated="2"/>
        </table:table-row>
        <table:table-row table:style-name="ro1">
          <table:table-cell office:value-type="float" office:value="58112.17" calcext:value-type="float">
            <text:p>58112,17</text:p>
          </table:table-cell>
          <table:table-cell office:value-type="float" office:value="71828.88" calcext:value-type="float">
            <text:p>71828,88</text:p>
          </table:table-cell>
          <table:table-cell/>
          <table:table-cell office:value-type="float" office:value="467279.86" calcext:value-type="float">
            <text:p>467279,86</text:p>
          </table:table-cell>
          <table:table-cell table:number-columns-repeated="2"/>
        </table:table-row>
        <table:table-row table:style-name="ro1">
          <table:table-cell office:value-type="float" office:value="64283.48" calcext:value-type="float">
            <text:p>64283,48</text:p>
          </table:table-cell>
          <table:table-cell office:value-type="float" office:value="68766.97" calcext:value-type="float">
            <text:p>68766,97</text:p>
          </table:table-cell>
          <table:table-cell/>
          <table:table-cell office:value-type="float" office:value="470108.05" calcext:value-type="float">
            <text:p>470108,05</text:p>
          </table:table-cell>
          <table:table-cell table:number-columns-repeated="2"/>
        </table:table-row>
        <table:table-row table:style-name="ro1">
          <table:table-cell office:value-type="float" office:value="58747.87" calcext:value-type="float">
            <text:p>58747,87</text:p>
          </table:table-cell>
          <table:table-cell office:value-type="float" office:value="61988.15" calcext:value-type="float">
            <text:p>61988,15</text:p>
          </table:table-cell>
          <table:table-cell/>
          <table:table-cell office:value-type="float" office:value="338059.48" calcext:value-type="float">
            <text:p>338059,48</text:p>
          </table:table-cell>
          <table:table-cell table:number-columns-repeated="2"/>
        </table:table-row>
        <table:table-row table:style-name="ro1">
          <table:table-cell office:value-type="float" office:value="58965.91" calcext:value-type="float">
            <text:p>58965,91</text:p>
          </table:table-cell>
          <table:table-cell office:value-type="float" office:value="72025" calcext:value-type="float">
            <text:p>72025</text:p>
          </table:table-cell>
          <table:table-cell/>
          <table:table-cell office:value-type="float" office:value="221475.55" calcext:value-type="float">
            <text:p>221475,55</text:p>
          </table:table-cell>
          <table:table-cell table:number-columns-repeated="2"/>
        </table:table-row>
        <table:table-row table:style-name="ro1">
          <table:table-cell office:value-type="float" office:value="63147.26" calcext:value-type="float">
            <text:p>63147,26</text:p>
          </table:table-cell>
          <table:table-cell office:value-type="float" office:value="73561.05" calcext:value-type="float">
            <text:p>73561,05</text:p>
          </table:table-cell>
          <table:table-cell/>
          <table:table-cell office:value-type="float" office:value="248198.35" calcext:value-type="float">
            <text:p>248198,35</text:p>
          </table:table-cell>
          <table:table-cell table:number-columns-repeated="2"/>
        </table:table-row>
        <table:table-row table:style-name="ro1">
          <table:table-cell office:value-type="float" office:value="59637.48" calcext:value-type="float">
            <text:p>59637,48</text:p>
          </table:table-cell>
          <table:table-cell office:value-type="float" office:value="66445.47" calcext:value-type="float">
            <text:p>66445,47</text:p>
          </table:table-cell>
          <table:table-cell/>
          <table:table-cell office:value-type="float" office:value="470846.88" calcext:value-type="float">
            <text:p>470846,88</text:p>
          </table:table-cell>
          <table:table-cell table:number-columns-repeated="2"/>
        </table:table-row>
        <table:table-row table:style-name="ro1">
          <table:table-cell office:value-type="float" office:value="53490.59" calcext:value-type="float">
            <text:p>53490,59</text:p>
          </table:table-cell>
          <table:table-cell office:value-type="float" office:value="59723.25" calcext:value-type="float">
            <text:p>59723,25</text:p>
          </table:table-cell>
          <table:table-cell/>
          <table:table-cell office:value-type="float" office:value="466604.07" calcext:value-type="float">
            <text:p>466604,07</text:p>
          </table:table-cell>
          <table:table-cell table:number-columns-repeated="2"/>
        </table:table-row>
        <table:table-row table:style-name="ro1">
          <table:table-cell office:value-type="float" office:value="63347.54" calcext:value-type="float">
            <text:p>63347,54</text:p>
          </table:table-cell>
          <table:table-cell office:value-type="float" office:value="74582.64" calcext:value-type="float">
            <text:p>74582,64</text:p>
          </table:table-cell>
          <table:table-cell/>
          <table:table-cell office:value-type="float" office:value="423154.16" calcext:value-type="float">
            <text:p>423154,16</text:p>
          </table:table-cell>
          <table:table-cell table:number-columns-repeated="2"/>
        </table:table-row>
        <table:table-row table:style-name="ro1">
          <table:table-cell office:value-type="float" office:value="59459.94" calcext:value-type="float">
            <text:p>59459,94</text:p>
          </table:table-cell>
          <table:table-cell office:value-type="float" office:value="70615.93" calcext:value-type="float">
            <text:p>70615,93</text:p>
          </table:table-cell>
          <table:table-cell/>
          <table:table-cell office:value-type="float" office:value="428602.49" calcext:value-type="float">
            <text:p>428602,49</text:p>
          </table:table-cell>
          <table:table-cell table:number-columns-repeated="2"/>
        </table:table-row>
        <table:table-row table:style-name="ro1">
          <table:table-cell office:value-type="float" office:value="55927.78" calcext:value-type="float">
            <text:p>55927,78</text:p>
          </table:table-cell>
          <table:table-cell office:value-type="float" office:value="63423.21" calcext:value-type="float">
            <text:p>63423,21</text:p>
          </table:table-cell>
          <table:table-cell/>
          <table:table-cell office:value-type="float" office:value="446630.18" calcext:value-type="float">
            <text:p>446630,18</text:p>
          </table:table-cell>
          <table:table-cell table:number-columns-repeated="2"/>
        </table:table-row>
        <table:table-row table:style-name="ro1">
          <table:table-cell office:value-type="float" office:value="62080.81" calcext:value-type="float">
            <text:p>62080,81</text:p>
          </table:table-cell>
          <table:table-cell office:value-type="float" office:value="70800.7" calcext:value-type="float">
            <text:p>70800,7</text:p>
          </table:table-cell>
          <table:table-cell/>
          <table:table-cell office:value-type="float" office:value="436861.16" calcext:value-type="float">
            <text:p>436861,16</text:p>
          </table:table-cell>
          <table:table-cell table:number-columns-repeated="2"/>
        </table:table-row>
        <table:table-row table:style-name="ro1">
          <table:table-cell office:value-type="float" office:value="58878.99" calcext:value-type="float">
            <text:p>58878,99</text:p>
          </table:table-cell>
          <table:table-cell office:value-type="float" office:value="78222.75" calcext:value-type="float">
            <text:p>78222,75</text:p>
          </table:table-cell>
          <table:table-cell/>
          <table:table-cell office:value-type="float" office:value="390931.49" calcext:value-type="float">
            <text:p>390931,49</text:p>
          </table:table-cell>
          <table:table-cell table:number-columns-repeated="2"/>
        </table:table-row>
        <table:table-row table:style-name="ro1">
          <table:table-cell office:value-type="float" office:value="53304.32" calcext:value-type="float">
            <text:p>53304,32</text:p>
          </table:table-cell>
          <table:table-cell office:value-type="float" office:value="72447.99" calcext:value-type="float">
            <text:p>72447,99</text:p>
          </table:table-cell>
          <table:table-cell/>
          <table:table-cell office:value-type="float" office:value="405325.09" calcext:value-type="float">
            <text:p>405325,09</text:p>
          </table:table-cell>
          <table:table-cell table:number-columns-repeated="2"/>
        </table:table-row>
        <table:table-row table:style-name="ro1">
          <table:table-cell office:value-type="float" office:value="62019.31" calcext:value-type="float">
            <text:p>62019,31</text:p>
          </table:table-cell>
          <table:table-cell office:value-type="float" office:value="69084.12" calcext:value-type="float">
            <text:p>69084,12</text:p>
          </table:table-cell>
          <table:table-cell/>
          <table:table-cell office:value-type="float" office:value="292306.36" calcext:value-type="float">
            <text:p>292306,36</text:p>
          </table:table-cell>
          <table:table-cell table:number-columns-repeated="2"/>
        </table:table-row>
        <table:table-row table:style-name="ro1">
          <table:table-cell office:value-type="float" office:value="59339.64" calcext:value-type="float">
            <text:p>59339,64</text:p>
          </table:table-cell>
          <table:table-cell office:value-type="float" office:value="76917.37" calcext:value-type="float">
            <text:p>76917,37</text:p>
          </table:table-cell>
          <table:table-cell/>
          <table:table-cell office:value-type="float" office:value="402911.05" calcext:value-type="float">
            <text:p>402911,05</text:p>
          </table:table-cell>
          <table:table-cell table:number-columns-repeated="2"/>
        </table:table-row>
        <table:table-row table:style-name="ro1">
          <table:table-cell office:value-type="float" office:value="55887.54" calcext:value-type="float">
            <text:p>55887,54</text:p>
          </table:table-cell>
          <table:table-cell office:value-type="float" office:value="62798.38" calcext:value-type="float">
            <text:p>62798,38</text:p>
          </table:table-cell>
          <table:table-cell/>
          <table:table-cell office:value-type="float" office:value="382971.51" calcext:value-type="float">
            <text:p>382971,51</text:p>
          </table:table-cell>
          <table:table-cell table:number-columns-repeated="2"/>
        </table:table-row>
        <table:table-row table:style-name="ro1">
          <table:table-cell office:value-type="float" office:value="63779.09" calcext:value-type="float">
            <text:p>63779,09</text:p>
          </table:table-cell>
          <table:table-cell office:value-type="float" office:value="65771.34" calcext:value-type="float">
            <text:p>65771,34</text:p>
          </table:table-cell>
          <table:table-cell/>
          <table:table-cell office:value-type="float" office:value="347584.65" calcext:value-type="float">
            <text:p>347584,65</text:p>
          </table:table-cell>
          <table:table-cell table:number-columns-repeated="2"/>
        </table:table-row>
        <table:table-row table:style-name="ro1">
          <table:table-cell office:value-type="float" office:value="56814.91" calcext:value-type="float">
            <text:p>56814,91</text:p>
          </table:table-cell>
          <table:table-cell office:value-type="float" office:value="63975.6" calcext:value-type="float">
            <text:p>63975,6</text:p>
          </table:table-cell>
          <table:table-cell/>
          <table:table-cell office:value-type="float" office:value="404387.2" calcext:value-type="float">
            <text:p>404387,2</text:p>
          </table:table-cell>
          <table:table-cell table:number-columns-repeated="2"/>
        </table:table-row>
        <table:table-row table:style-name="ro1">
          <table:table-cell office:value-type="float" office:value="58544.51" calcext:value-type="float">
            <text:p>58544,51</text:p>
          </table:table-cell>
          <table:table-cell office:value-type="float" office:value="74996.05" calcext:value-type="float">
            <text:p>74996,05</text:p>
          </table:table-cell>
          <table:table-cell/>
          <table:table-cell office:value-type="float" office:value="461673.53" calcext:value-type="float">
            <text:p>461673,53</text:p>
          </table:table-cell>
          <table:table-cell table:number-columns-repeated="2"/>
        </table:table-row>
        <table:table-row table:style-name="ro1">
          <table:table-cell office:value-type="float" office:value="63147.26" calcext:value-type="float">
            <text:p>63147,26</text:p>
          </table:table-cell>
          <table:table-cell office:value-type="float" office:value="72093.09" calcext:value-type="float">
            <text:p>72093,09</text:p>
          </table:table-cell>
          <table:table-cell/>
          <table:table-cell office:value-type="float" office:value="439746.7" calcext:value-type="float">
            <text:p>439746,7</text:p>
          </table:table-cell>
          <table:table-cell table:number-columns-repeated="2"/>
        </table:table-row>
        <table:table-row table:style-name="ro1">
          <table:table-cell office:value-type="float" office:value="58122.64" calcext:value-type="float">
            <text:p>58122,64</text:p>
          </table:table-cell>
          <table:table-cell office:value-type="float" office:value="73373.17" calcext:value-type="float">
            <text:p>73373,17</text:p>
          </table:table-cell>
          <table:table-cell/>
          <table:table-cell office:value-type="float" office:value="302488.39" calcext:value-type="float">
            <text:p>302488,39</text:p>
          </table:table-cell>
          <table:table-cell table:number-columns-repeated="2"/>
        </table:table-row>
        <table:table-row table:style-name="ro1">
          <table:table-cell office:value-type="float" office:value="55894.24" calcext:value-type="float">
            <text:p>55894,24</text:p>
          </table:table-cell>
          <table:table-cell office:value-type="float" office:value="77418.54" calcext:value-type="float">
            <text:p>77418,54</text:p>
          </table:table-cell>
          <table:table-cell/>
          <table:table-cell office:value-type="float" office:value="259067.57" calcext:value-type="float">
            <text:p>259067,57</text:p>
          </table:table-cell>
          <table:table-cell table:number-columns-repeated="2"/>
        </table:table-row>
        <table:table-row table:style-name="ro1">
          <table:table-cell office:value-type="float" office:value="63027.69" calcext:value-type="float">
            <text:p>63027,69</text:p>
          </table:table-cell>
          <table:table-cell office:value-type="float" office:value="78314.77" calcext:value-type="float">
            <text:p>78314,77</text:p>
          </table:table-cell>
          <table:table-cell/>
          <table:table-cell office:value-type="float" office:value="198218.53" calcext:value-type="float">
            <text:p>198218,53</text:p>
          </table:table-cell>
          <table:table-cell table:number-columns-repeated="2"/>
        </table:table-row>
        <table:table-row table:style-name="ro1">
          <table:table-cell office:value-type="float" office:value="60968.15" calcext:value-type="float">
            <text:p>60968,15</text:p>
          </table:table-cell>
          <table:table-cell office:value-type="float" office:value="68941.04" calcext:value-type="float">
            <text:p>68941,04</text:p>
          </table:table-cell>
          <table:table-cell/>
          <table:table-cell office:value-type="float" office:value="431246.56" calcext:value-type="float">
            <text:p>431246,56</text:p>
          </table:table-cell>
          <table:table-cell table:number-columns-repeated="2"/>
        </table:table-row>
        <table:table-row table:style-name="ro1">
          <table:table-cell office:value-type="float" office:value="55962.85" calcext:value-type="float">
            <text:p>55962,85</text:p>
          </table:table-cell>
          <table:table-cell office:value-type="float" office:value="77680.93" calcext:value-type="float">
            <text:p>77680,93</text:p>
          </table:table-cell>
          <table:table-cell/>
          <table:table-cell office:value-type="float" office:value="431423.99" calcext:value-type="float">
            <text:p>431423,99</text:p>
          </table:table-cell>
          <table:table-cell table:number-columns-repeated="2"/>
        </table:table-row>
        <table:table-row table:style-name="ro1">
          <table:table-cell office:value-type="float" office:value="62386.46" calcext:value-type="float">
            <text:p>62386,46</text:p>
          </table:table-cell>
          <table:table-cell office:value-type="float" office:value="79686.6" calcext:value-type="float">
            <text:p>79686,6</text:p>
          </table:table-cell>
          <table:table-cell/>
          <table:table-cell office:value-type="float" office:value="458744.83" calcext:value-type="float">
            <text:p>458744,83</text:p>
          </table:table-cell>
          <table:table-cell table:number-columns-repeated="2"/>
        </table:table-row>
        <table:table-row table:style-name="ro1">
          <table:table-cell office:value-type="float" office:value="59284.29" calcext:value-type="float">
            <text:p>59284,29</text:p>
          </table:table-cell>
          <table:table-cell office:value-type="float" office:value="74112.17" calcext:value-type="float">
            <text:p>74112,17</text:p>
          </table:table-cell>
          <table:table-cell/>
          <table:table-cell office:value-type="float" office:value="388649.37" calcext:value-type="float">
            <text:p>388649,37</text:p>
          </table:table-cell>
          <table:table-cell table:number-columns-repeated="2"/>
        </table:table-row>
        <table:table-row table:style-name="ro1">
          <table:table-cell office:value-type="float" office:value="56000.96" calcext:value-type="float">
            <text:p>56000,96</text:p>
          </table:table-cell>
          <table:table-cell office:value-type="float" office:value="76598.5" calcext:value-type="float">
            <text:p>76598,5</text:p>
          </table:table-cell>
          <table:table-cell/>
          <table:table-cell office:value-type="float" office:value="326913.8" calcext:value-type="float">
            <text:p>326913,8</text:p>
          </table:table-cell>
          <table:table-cell table:number-columns-repeated="2"/>
        </table:table-row>
        <table:table-row table:style-name="ro1">
          <table:table-cell office:value-type="float" office:value="63351.37" calcext:value-type="float">
            <text:p>63351,37</text:p>
          </table:table-cell>
          <table:table-cell office:value-type="float" office:value="77159.33" calcext:value-type="float">
            <text:p>77159,33</text:p>
          </table:table-cell>
          <table:table-cell/>
          <table:table-cell office:value-type="float" office:value="353591.64" calcext:value-type="float">
            <text:p>353591,64</text:p>
          </table:table-cell>
          <table:table-cell table:number-columns-repeated="2"/>
        </table:table-row>
        <table:table-row table:style-name="ro1">
          <table:table-cell office:value-type="float" office:value="58342.55" calcext:value-type="float">
            <text:p>58342,55</text:p>
          </table:table-cell>
          <table:table-cell office:value-type="float" office:value="81968.03" calcext:value-type="float">
            <text:p>81968,03</text:p>
          </table:table-cell>
          <table:table-cell/>
          <table:table-cell office:value-type="float" office:value="367116.32" calcext:value-type="float">
            <text:p>367116,32</text:p>
          </table:table-cell>
          <table:table-cell table:number-columns-repeated="2"/>
        </table:table-row>
        <table:table-row table:style-name="ro1">
          <table:table-cell office:value-type="float" office:value="55732.33" calcext:value-type="float">
            <text:p>55732,33</text:p>
          </table:table-cell>
          <table:table-cell office:value-type="float" office:value="75524.06" calcext:value-type="float">
            <text:p>75524,06</text:p>
          </table:table-cell>
          <table:table-cell/>
          <table:table-cell office:value-type="float" office:value="364025.69" calcext:value-type="float">
            <text:p>364025,69</text:p>
          </table:table-cell>
          <table:table-cell table:number-columns-repeated="2"/>
        </table:table-row>
        <table:table-row table:style-name="ro1">
          <table:table-cell office:value-type="float" office:value="58699.36" calcext:value-type="float">
            <text:p>58699,36</text:p>
          </table:table-cell>
          <table:table-cell office:value-type="float" office:value="72927.93" calcext:value-type="float">
            <text:p>72927,93</text:p>
          </table:table-cell>
          <table:table-cell/>
          <table:table-cell office:value-type="float" office:value="342364.22" calcext:value-type="float">
            <text:p>342364,22</text:p>
          </table:table-cell>
          <table:table-cell table:number-columns-repeated="2"/>
        </table:table-row>
        <table:table-row table:style-name="ro1">
          <table:table-cell office:value-type="float" office:value="62366.98" calcext:value-type="float">
            <text:p>62366,98</text:p>
          </table:table-cell>
          <table:table-cell office:value-type="float" office:value="81685.47" calcext:value-type="float">
            <text:p>81685,47</text:p>
          </table:table-cell>
          <table:table-cell/>
          <table:table-cell office:value-type="float" office:value="350138.07" calcext:value-type="float">
            <text:p>350138,07</text:p>
          </table:table-cell>
          <table:table-cell table:number-columns-repeated="2"/>
        </table:table-row>
        <table:table-row table:style-name="ro1">
          <table:table-cell office:value-type="float" office:value="59474.27" calcext:value-type="float">
            <text:p>59474,27</text:p>
          </table:table-cell>
          <table:table-cell office:value-type="float" office:value="79650.28" calcext:value-type="float">
            <text:p>79650,28</text:p>
          </table:table-cell>
          <table:table-cell/>
          <table:table-cell office:value-type="float" office:value="356385.76" calcext:value-type="float">
            <text:p>356385,76</text:p>
          </table:table-cell>
          <table:table-cell table:number-columns-repeated="2"/>
        </table:table-row>
        <table:table-row table:style-name="ro1">
          <table:table-cell office:value-type="float" office:value="57398.82" calcext:value-type="float">
            <text:p>57398,82</text:p>
          </table:table-cell>
          <table:table-cell office:value-type="float" office:value="62668.9" calcext:value-type="float">
            <text:p>62668,9</text:p>
          </table:table-cell>
          <table:table-cell/>
          <table:table-cell office:value-type="float" office:value="405874.2" calcext:value-type="float">
            <text:p>405874,2</text:p>
          </table:table-cell>
          <table:table-cell table:number-columns-repeated="2"/>
        </table:table-row>
        <table:table-row table:style-name="ro1">
          <table:table-cell office:value-type="float" office:value="62042.25" calcext:value-type="float">
            <text:p>62042,25</text:p>
          </table:table-cell>
          <table:table-cell office:value-type="float" office:value="73062.59" calcext:value-type="float">
            <text:p>73062,59</text:p>
          </table:table-cell>
          <table:table-cell/>
          <table:table-cell office:value-type="float" office:value="399838.32" calcext:value-type="float">
            <text:p>399838,32</text:p>
          </table:table-cell>
          <table:table-cell table:number-columns-repeated="2"/>
        </table:table-row>
        <table:table-row table:style-name="ro1">
          <table:table-cell office:value-type="float" office:value="60562.32" calcext:value-type="float">
            <text:p>60562,32</text:p>
          </table:table-cell>
          <table:table-cell office:value-type="float" office:value="80983.63" calcext:value-type="float">
            <text:p>80983,63</text:p>
          </table:table-cell>
          <table:table-cell/>
          <table:table-cell office:value-type="float" office:value="382412.84" calcext:value-type="float">
            <text:p>382412,84</text:p>
          </table:table-cell>
          <table:table-cell table:number-columns-repeated="2"/>
        </table:table-row>
        <table:table-row table:style-name="ro1">
          <table:table-cell office:value-type="float" office:value="58899.66" calcext:value-type="float">
            <text:p>58899,66</text:p>
          </table:table-cell>
          <table:table-cell office:value-type="float" office:value="77017.65" calcext:value-type="float">
            <text:p>77017,65</text:p>
          </table:table-cell>
          <table:table-cell/>
          <table:table-cell office:value-type="float" office:value="443091.49" calcext:value-type="float">
            <text:p>443091,49</text:p>
          </table:table-cell>
          <table:table-cell table:number-columns-repeated="2"/>
        </table:table-row>
        <table:table-row table:style-name="ro1">
          <table:table-cell office:value-type="float" office:value="63195.78" calcext:value-type="float">
            <text:p>63195,78</text:p>
          </table:table-cell>
          <table:table-cell office:value-type="float" office:value="68856.16" calcext:value-type="float">
            <text:p>68856,16</text:p>
          </table:table-cell>
          <table:table-cell/>
          <table:table-cell office:value-type="float" office:value="385967.06" calcext:value-type="float">
            <text:p>385967,06</text:p>
          </table:table-cell>
          <table:table-cell table:number-columns-repeated="2"/>
        </table:table-row>
        <table:table-row table:style-name="ro1">
          <table:table-cell office:value-type="float" office:value="61568.67" calcext:value-type="float">
            <text:p>61568,67</text:p>
          </table:table-cell>
          <table:table-cell office:value-type="float" office:value="70770.83" calcext:value-type="float">
            <text:p>70770,83</text:p>
          </table:table-cell>
          <table:table-cell/>
          <table:table-cell office:value-type="float" office:value="275018.29" calcext:value-type="float">
            <text:p>275018,29</text:p>
          </table:table-cell>
          <table:table-cell table:number-columns-repeated="2"/>
        </table:table-row>
        <table:table-row table:style-name="ro1">
          <table:table-cell office:value-type="float" office:value="56856.5" calcext:value-type="float">
            <text:p>56856,5</text:p>
          </table:table-cell>
          <table:table-cell office:value-type="float" office:value="76975.24" calcext:value-type="float">
            <text:p>76975,24</text:p>
          </table:table-cell>
          <table:table-cell/>
          <table:table-cell office:value-type="string" calcext:value-type="string">
            <text:p>1629.1, m</text:p>
          </table:table-cell>
          <table:table-cell table:number-columns-repeated="2"/>
        </table:table-row>
        <table:table-row table:style-name="ro1">
          <table:table-cell office:value-type="float" office:value="63252.01" calcext:value-type="float">
            <text:p>63252,01</text:p>
          </table:table-cell>
          <table:table-cell office:value-type="float" office:value="76300.3" calcext:value-type="float">
            <text:p>76300,3</text:p>
          </table:table-cell>
          <table:table-cell/>
          <table:table-cell office:value-type="float" office:value="458694.66" calcext:value-type="float">
            <text:p>458694,66</text:p>
          </table:table-cell>
          <table:table-cell table:number-columns-repeated="2"/>
        </table:table-row>
        <table:table-row table:style-name="ro1">
          <table:table-cell office:value-type="float" office:value="53702.9" calcext:value-type="float">
            <text:p>53702,9</text:p>
          </table:table-cell>
          <table:table-cell office:value-type="float" office:value="74827.47" calcext:value-type="float">
            <text:p>74827,47</text:p>
          </table:table-cell>
          <table:table-cell/>
          <table:table-cell office:value-type="float" office:value="400334.45" calcext:value-type="float">
            <text:p>400334,45</text:p>
          </table:table-cell>
          <table:table-cell table:number-columns-repeated="2"/>
        </table:table-row>
        <table:table-row table:style-name="ro1">
          <table:table-cell office:value-type="float" office:value="58370.96" calcext:value-type="float">
            <text:p>58370,96</text:p>
          </table:table-cell>
          <table:table-cell office:value-type="float" office:value="81188.98" calcext:value-type="float">
            <text:p>81188,98</text:p>
          </table:table-cell>
          <table:table-cell/>
          <table:table-cell office:value-type="float" office:value="452118.57" calcext:value-type="float">
            <text:p>452118,57</text:p>
          </table:table-cell>
          <table:table-cell table:number-columns-repeated="2"/>
        </table:table-row>
        <table:table-row table:style-name="ro1">
          <table:table-cell office:value-type="float" office:value="54881.31" calcext:value-type="float">
            <text:p>54881,31</text:p>
          </table:table-cell>
          <table:table-cell office:value-type="float" office:value="79662.38" calcext:value-type="float">
            <text:p>79662,38</text:p>
          </table:table-cell>
          <table:table-cell/>
          <table:table-cell office:value-type="float" office:value="462998.56" calcext:value-type="float">
            <text:p>462998,56</text:p>
          </table:table-cell>
          <table:table-cell table:number-columns-repeated="2"/>
        </table:table-row>
        <table:table-row table:style-name="ro1">
          <table:table-cell office:value-type="float" office:value="55994.23" calcext:value-type="float">
            <text:p>55994,23</text:p>
          </table:table-cell>
          <table:table-cell office:value-type="float" office:value="74053.28" calcext:value-type="float">
            <text:p>74053,28</text:p>
          </table:table-cell>
          <table:table-cell/>
          <table:table-cell office:value-type="float" office:value="442297.16" calcext:value-type="float">
            <text:p>442297,16</text:p>
          </table:table-cell>
          <table:table-cell table:number-columns-repeated="2"/>
        </table:table-row>
        <table:table-row table:style-name="ro1">
          <table:table-cell office:value-type="float" office:value="54365.57" calcext:value-type="float">
            <text:p>54365,57</text:p>
          </table:table-cell>
          <table:table-cell office:value-type="float" office:value="76127.2" calcext:value-type="float">
            <text:p>76127,2</text:p>
          </table:table-cell>
          <table:table-cell/>
          <table:table-cell office:value-type="float" office:value="405521.03" calcext:value-type="float">
            <text:p>405521,03</text:p>
          </table:table-cell>
          <table:table-cell table:number-columns-repeated="2"/>
        </table:table-row>
        <table:table-row table:style-name="ro1">
          <table:table-cell office:value-type="float" office:value="48181.04" calcext:value-type="float">
            <text:p>48181,04</text:p>
          </table:table-cell>
          <table:table-cell office:value-type="float" office:value="82318.73" calcext:value-type="float">
            <text:p>82318,73</text:p>
          </table:table-cell>
          <table:table-cell/>
          <table:table-cell office:value-type="float" office:value="457893.45" calcext:value-type="float">
            <text:p>457893,45</text:p>
          </table:table-cell>
          <table:table-cell table:number-columns-repeated="2"/>
        </table:table-row>
        <table:table-row table:style-name="ro1">
          <table:table-cell office:value-type="float" office:value="59844.25" calcext:value-type="float">
            <text:p>59844,25</text:p>
          </table:table-cell>
          <table:table-cell office:value-type="float" office:value="78241.72" calcext:value-type="float">
            <text:p>78241,72</text:p>
          </table:table-cell>
          <table:table-cell/>
          <table:table-cell office:value-type="float" office:value="366699.07" calcext:value-type="float">
            <text:p>366699,07</text:p>
          </table:table-cell>
          <table:table-cell table:number-columns-repeated="2"/>
        </table:table-row>
        <table:table-row table:style-name="ro1">
          <table:table-cell office:value-type="float" office:value="50153.1" calcext:value-type="float">
            <text:p>50153,1</text:p>
          </table:table-cell>
          <table:table-cell office:value-type="float" office:value="72264.5" calcext:value-type="float">
            <text:p>72264,5</text:p>
          </table:table-cell>
          <table:table-cell/>
          <table:table-cell office:value-type="float" office:value="396512.01" calcext:value-type="float">
            <text:p>396512,01</text:p>
          </table:table-cell>
          <table:table-cell table:number-columns-repeated="2"/>
        </table:table-row>
        <table:table-row table:style-name="ro1">
          <table:table-cell office:value-type="float" office:value="58844.3" calcext:value-type="float">
            <text:p>58844,3</text:p>
          </table:table-cell>
          <table:table-cell office:value-type="float" office:value="77036.04" calcext:value-type="float">
            <text:p>77036,04</text:p>
          </table:table-cell>
          <table:table-cell/>
          <table:table-cell office:value-type="float" office:value="345636.92" calcext:value-type="float">
            <text:p>345636,92</text:p>
          </table:table-cell>
          <table:table-cell table:number-columns-repeated="2"/>
        </table:table-row>
        <table:table-row table:style-name="ro1">
          <table:table-cell office:value-type="float" office:value="50047.18" calcext:value-type="float">
            <text:p>50047,18</text:p>
          </table:table-cell>
          <table:table-cell office:value-type="float" office:value="80243.05" calcext:value-type="float">
            <text:p>80243,05</text:p>
          </table:table-cell>
          <table:table-cell/>
          <table:table-cell office:value-type="float" office:value="298675.78" calcext:value-type="float">
            <text:p>298675,78</text:p>
          </table:table-cell>
          <table:table-cell table:number-columns-repeated="2"/>
        </table:table-row>
        <table:table-row table:style-name="ro1">
          <table:table-cell office:value-type="float" office:value="57599.82" calcext:value-type="float">
            <text:p>57599,82</text:p>
          </table:table-cell>
          <table:table-cell office:value-type="float" office:value="79497.8" calcext:value-type="float">
            <text:p>79497,8</text:p>
          </table:table-cell>
          <table:table-cell/>
          <table:table-cell office:value-type="float" office:value="431601.56" calcext:value-type="float">
            <text:p>431601,56</text:p>
          </table:table-cell>
          <table:table-cell table:number-columns-repeated="2"/>
        </table:table-row>
        <table:table-row table:style-name="ro1">
          <table:table-cell office:value-type="float" office:value="58609.95" calcext:value-type="float">
            <text:p>58609,95</text:p>
          </table:table-cell>
          <table:table-cell office:value-type="float" office:value="75694.43" calcext:value-type="float">
            <text:p>75694,43</text:p>
          </table:table-cell>
          <table:table-cell/>
          <table:table-cell office:value-type="float" office:value="445823.13" calcext:value-type="float">
            <text:p>445823,13</text:p>
          </table:table-cell>
          <table:table-cell table:number-columns-repeated="2"/>
        </table:table-row>
        <table:table-row table:style-name="ro1">
          <table:table-cell office:value-type="float" office:value="53095.82" calcext:value-type="float">
            <text:p>53095,82</text:p>
          </table:table-cell>
          <table:table-cell office:value-type="float" office:value="66111.38" calcext:value-type="float">
            <text:p>66111,38</text:p>
          </table:table-cell>
          <table:table-cell/>
          <table:table-cell office:value-type="float" office:value="449213.24" calcext:value-type="float">
            <text:p>449213,24</text:p>
          </table:table-cell>
          <table:table-cell table:number-columns-repeated="2"/>
        </table:table-row>
        <table:table-row table:style-name="ro1">
          <table:table-cell office:value-type="float" office:value="54516.79" calcext:value-type="float">
            <text:p>54516,79</text:p>
          </table:table-cell>
          <table:table-cell office:value-type="float" office:value="78982.83" calcext:value-type="float">
            <text:p>78982,83</text:p>
          </table:table-cell>
          <table:table-cell/>
          <table:table-cell office:value-type="float" office:value="393979.33" calcext:value-type="float">
            <text:p>393979,33</text:p>
          </table:table-cell>
          <table:table-cell table:number-columns-repeated="2"/>
        </table:table-row>
        <table:table-row table:style-name="ro1">
          <table:table-cell office:value-type="float" office:value="62606.22" calcext:value-type="float">
            <text:p>62606,22</text:p>
          </table:table-cell>
          <table:table-cell office:value-type="float" office:value="80204.68" calcext:value-type="float">
            <text:p>80204,68</text:p>
          </table:table-cell>
          <table:table-cell/>
          <table:table-cell office:value-type="float" office:value="290766.31" calcext:value-type="float">
            <text:p>290766,31</text:p>
          </table:table-cell>
          <table:table-cell table:number-columns-repeated="2"/>
        </table:table-row>
        <table:table-row table:style-name="ro1">
          <table:table-cell office:value-type="float" office:value="46877.87" calcext:value-type="float">
            <text:p>46877,87</text:p>
          </table:table-cell>
          <table:table-cell office:value-type="float" office:value="72743.27" calcext:value-type="float">
            <text:p>72743,27</text:p>
          </table:table-cell>
          <table:table-cell/>
          <table:table-cell office:value-type="float" office:value="257603.73" calcext:value-type="float">
            <text:p>257603,73</text:p>
          </table:table-cell>
          <table:table-cell table:number-columns-repeated="2"/>
        </table:table-row>
        <table:table-row table:style-name="ro1">
          <table:table-cell office:value-type="float" office:value="53506.97" calcext:value-type="float">
            <text:p>53506,97</text:p>
          </table:table-cell>
          <table:table-cell office:value-type="float" office:value="78883.3" calcext:value-type="float">
            <text:p>78883,3</text:p>
          </table:table-cell>
          <table:table-cell/>
          <table:table-cell office:value-type="float" office:value="308836.17" calcext:value-type="float">
            <text:p>308836,17</text:p>
          </table:table-cell>
          <table:table-cell table:number-columns-repeated="2"/>
        </table:table-row>
        <table:table-row table:style-name="ro1">
          <table:table-cell office:value-type="float" office:value="49952.41" calcext:value-type="float">
            <text:p>49952,41</text:p>
          </table:table-cell>
          <table:table-cell office:value-type="float" office:value="82075.49" calcext:value-type="float">
            <text:p>82075,49</text:p>
          </table:table-cell>
          <table:table-cell/>
          <table:table-cell office:value-type="float" office:value="428821.59" calcext:value-type="float">
            <text:p>428821,59</text:p>
          </table:table-cell>
          <table:table-cell table:number-columns-repeated="2"/>
        </table:table-row>
        <table:table-row table:style-name="ro1">
          <table:table-cell office:value-type="float" office:value="58295.51" calcext:value-type="float">
            <text:p>58295,51</text:p>
          </table:table-cell>
          <table:table-cell office:value-type="float" office:value="82602.44" calcext:value-type="float">
            <text:p>82602,44</text:p>
          </table:table-cell>
          <table:table-cell/>
          <table:table-cell office:value-type="float" office:value="360738.28" calcext:value-type="float">
            <text:p>360738,28</text:p>
          </table:table-cell>
          <table:table-cell table:number-columns-repeated="2"/>
        </table:table-row>
        <table:table-row table:style-name="ro1">
          <table:table-cell office:value-type="float" office:value="53720.1" calcext:value-type="float">
            <text:p>53720,1</text:p>
          </table:table-cell>
          <table:table-cell office:value-type="float" office:value="72140.21" calcext:value-type="float">
            <text:p>72140,21</text:p>
          </table:table-cell>
          <table:table-cell/>
          <table:table-cell office:value-type="float" office:value="438597.09" calcext:value-type="float">
            <text:p>438597,09</text:p>
          </table:table-cell>
          <table:table-cell table:number-columns-repeated="2"/>
        </table:table-row>
        <table:table-row table:style-name="ro1">
          <table:table-cell office:value-type="float" office:value="54450.97" calcext:value-type="float">
            <text:p>54450,97</text:p>
          </table:table-cell>
          <table:table-cell office:value-type="float" office:value="80939.87" calcext:value-type="float">
            <text:p>80939,87</text:p>
          </table:table-cell>
          <table:table-cell/>
          <table:table-cell office:value-type="float" office:value="274802.07" calcext:value-type="float">
            <text:p>274802,07</text:p>
          </table:table-cell>
          <table:table-cell table:number-columns-repeated="2"/>
        </table:table-row>
        <table:table-row table:style-name="ro1">
          <table:table-cell office:value-type="float" office:value="53674.04" calcext:value-type="float">
            <text:p>53674,04</text:p>
          </table:table-cell>
          <table:table-cell office:value-type="float" office:value="80406.1" calcext:value-type="float">
            <text:p>80406,1</text:p>
          </table:table-cell>
          <table:table-cell/>
          <table:table-cell office:value-type="float" office:value="265815.58" calcext:value-type="float">
            <text:p>265815,58</text:p>
          </table:table-cell>
          <table:table-cell table:number-columns-repeated="2"/>
        </table:table-row>
        <table:table-row table:style-name="ro1">
          <table:table-cell office:value-type="float" office:value="62188.51" calcext:value-type="float">
            <text:p>62188,51</text:p>
          </table:table-cell>
          <table:table-cell office:value-type="float" office:value="80089.82" calcext:value-type="float">
            <text:p>80089,82</text:p>
          </table:table-cell>
          <table:table-cell/>
          <table:table-cell office:value-type="float" office:value="315456.08" calcext:value-type="float">
            <text:p>315456,08</text:p>
          </table:table-cell>
          <table:table-cell table:number-columns-repeated="2"/>
        </table:table-row>
        <table:table-row table:style-name="ro1">
          <table:table-cell office:value-type="float" office:value="48060.68" calcext:value-type="float">
            <text:p>48060,68</text:p>
          </table:table-cell>
          <table:table-cell office:value-type="float" office:value="72290.66" calcext:value-type="float">
            <text:p>72290,66</text:p>
          </table:table-cell>
          <table:table-cell/>
          <table:table-cell office:value-type="float" office:value="447392.43" calcext:value-type="float">
            <text:p>447392,43</text:p>
          </table:table-cell>
          <table:table-cell table:number-columns-repeated="2"/>
        </table:table-row>
        <table:table-row table:style-name="ro1">
          <table:table-cell office:value-type="float" office:value="57790.29" calcext:value-type="float">
            <text:p>57790,29</text:p>
          </table:table-cell>
          <table:table-cell office:value-type="float" office:value="79879.33" calcext:value-type="float">
            <text:p>79879,33</text:p>
          </table:table-cell>
          <table:table-cell/>
          <table:table-cell office:value-type="float" office:value="470371.65" calcext:value-type="float">
            <text:p>470371,65</text:p>
          </table:table-cell>
          <table:table-cell table:number-columns-repeated="2"/>
        </table:table-row>
        <table:table-row table:style-name="ro1">
          <table:table-cell office:value-type="float" office:value="53281.98" calcext:value-type="float">
            <text:p>53281,98</text:p>
          </table:table-cell>
          <table:table-cell office:value-type="float" office:value="79245.47" calcext:value-type="float">
            <text:p>79245,47</text:p>
          </table:table-cell>
          <table:table-cell/>
          <table:table-cell office:value-type="float" office:value="399838.32" calcext:value-type="float">
            <text:p>399838,32</text:p>
          </table:table-cell>
          <table:table-cell table:number-columns-repeated="2"/>
        </table:table-row>
        <table:table-row table:style-name="ro1">
          <table:table-cell office:value-type="float" office:value="53358.57" calcext:value-type="float">
            <text:p>53358,57</text:p>
          </table:table-cell>
          <table:table-cell office:value-type="float" office:value="75047.04" calcext:value-type="float">
            <text:p>75047,04</text:p>
          </table:table-cell>
          <table:table-cell/>
          <table:table-cell office:value-type="float" office:value="438184.71" calcext:value-type="float">
            <text:p>438184,71</text:p>
          </table:table-cell>
          <table:table-cell table:number-columns-repeated="2"/>
        </table:table-row>
        <table:table-row table:style-name="ro1">
          <table:table-cell office:value-type="float" office:value="53987" calcext:value-type="float">
            <text:p>53987</text:p>
          </table:table-cell>
          <table:table-cell office:value-type="float" office:value="75403.22" calcext:value-type="float">
            <text:p>75403,22</text:p>
          </table:table-cell>
          <table:table-cell/>
          <table:table-cell office:value-type="float" office:value="385505.88" calcext:value-type="float">
            <text:p>385505,88</text:p>
          </table:table-cell>
          <table:table-cell table:number-columns-repeated="2"/>
        </table:table-row>
        <table:table-row table:style-name="ro1">
          <table:table-cell office:value-type="float" office:value="56401.59" calcext:value-type="float">
            <text:p>56401,59</text:p>
          </table:table-cell>
          <table:table-cell office:value-type="float" office:value="76934.3" calcext:value-type="float">
            <text:p>76934,3</text:p>
          </table:table-cell>
          <table:table-cell/>
          <table:table-cell office:value-type="float" office:value="362452.82" calcext:value-type="float">
            <text:p>362452,82</text:p>
          </table:table-cell>
          <table:table-cell table:number-columns-repeated="2"/>
        </table:table-row>
        <table:table-row table:style-name="ro1">
          <table:table-cell office:value-type="float" office:value="51046.71" calcext:value-type="float">
            <text:p>51046,71</text:p>
          </table:table-cell>
          <table:table-cell office:value-type="float" office:value="78580.34" calcext:value-type="float">
            <text:p>78580,34</text:p>
          </table:table-cell>
          <table:table-cell/>
          <table:table-cell office:value-type="float" office:value="361142.07" calcext:value-type="float">
            <text:p>361142,07</text:p>
          </table:table-cell>
          <table:table-cell table:number-columns-repeated="2"/>
        </table:table-row>
        <table:table-row table:style-name="ro1">
          <table:table-cell office:value-type="float" office:value="55279.13" calcext:value-type="float">
            <text:p>55279,13</text:p>
          </table:table-cell>
          <table:table-cell office:value-type="float" office:value="73400.14" calcext:value-type="float">
            <text:p>73400,14</text:p>
          </table:table-cell>
          <table:table-cell/>
          <table:table-cell office:value-type="float" office:value="415442.16" calcext:value-type="float">
            <text:p>415442,16</text:p>
          </table:table-cell>
          <table:table-cell table:number-columns-repeated="2"/>
        </table:table-row>
        <table:table-row table:style-name="ro1">
          <table:table-cell office:value-type="float" office:value="53893.35" calcext:value-type="float">
            <text:p>53893,35</text:p>
          </table:table-cell>
          <table:table-cell office:value-type="float" office:value="70269.3" calcext:value-type="float">
            <text:p>70269,3</text:p>
          </table:table-cell>
          <table:table-cell/>
          <table:table-cell office:value-type="float" office:value="300666.95" calcext:value-type="float">
            <text:p>300666,95</text:p>
          </table:table-cell>
          <table:table-cell table:number-columns-repeated="2"/>
        </table:table-row>
        <table:table-row table:style-name="ro1">
          <table:table-cell office:value-type="float" office:value="51610.13" calcext:value-type="float">
            <text:p>51610,13</text:p>
          </table:table-cell>
          <table:table-cell office:value-type="float" office:value="80788.64" calcext:value-type="float">
            <text:p>80788,64</text:p>
          </table:table-cell>
          <table:table-cell/>
          <table:table-cell office:value-type="float" office:value="467071.71" calcext:value-type="float">
            <text:p>467071,71</text:p>
          </table:table-cell>
          <table:table-cell table:number-columns-repeated="2"/>
        </table:table-row>
        <table:table-row table:style-name="ro1">
          <table:table-cell office:value-type="float" office:value="55577.25" calcext:value-type="float">
            <text:p>55577,25</text:p>
          </table:table-cell>
          <table:table-cell office:value-type="float" office:value="81123.03" calcext:value-type="float">
            <text:p>81123,03</text:p>
          </table:table-cell>
          <table:table-cell/>
          <table:table-cell office:value-type="float" office:value="345039.82" calcext:value-type="float">
            <text:p>345039,82</text:p>
          </table:table-cell>
          <table:table-cell table:number-columns-repeated="2"/>
        </table:table-row>
        <table:table-row table:style-name="ro1">
          <table:table-cell office:value-type="float" office:value="46742.05" calcext:value-type="float">
            <text:p>46742,05</text:p>
          </table:table-cell>
          <table:table-cell office:value-type="float" office:value="73959.27" calcext:value-type="float">
            <text:p>73959,27</text:p>
          </table:table-cell>
          <table:table-cell/>
          <table:table-cell office:value-type="float" office:value="400487.35" calcext:value-type="float">
            <text:p>400487,35</text:p>
          </table:table-cell>
          <table:table-cell table:number-columns-repeated="2"/>
        </table:table-row>
        <table:table-row table:style-name="ro1">
          <table:table-cell office:value-type="float" office:value="58820.37" calcext:value-type="float">
            <text:p>58820,37</text:p>
          </table:table-cell>
          <table:table-cell office:value-type="float" office:value="72906.38" calcext:value-type="float">
            <text:p>72906,38</text:p>
          </table:table-cell>
          <table:table-cell/>
          <table:table-cell office:value-type="float" office:value="446630.18" calcext:value-type="float">
            <text:p>446630,18</text:p>
          </table:table-cell>
          <table:table-cell table:number-columns-repeated="2"/>
        </table:table-row>
        <table:table-row table:style-name="ro1">
          <table:table-cell office:value-type="float" office:value="51062.25" calcext:value-type="float">
            <text:p>51062,25</text:p>
          </table:table-cell>
          <table:table-cell office:value-type="float" office:value="77429.97" calcext:value-type="float">
            <text:p>77429,97</text:p>
          </table:table-cell>
          <table:table-cell/>
          <table:table-cell office:value-type="float" office:value="403725.48" calcext:value-type="float">
            <text:p>403725,48</text:p>
          </table:table-cell>
          <table:table-cell table:number-columns-repeated="2"/>
        </table:table-row>
        <table:table-row table:style-name="ro1">
          <table:table-cell office:value-type="float" office:value="59805" calcext:value-type="float">
            <text:p>59805</text:p>
          </table:table-cell>
          <table:table-cell office:value-type="float" office:value="81612.36" calcext:value-type="float">
            <text:p>81612,36</text:p>
          </table:table-cell>
          <table:table-cell/>
          <table:table-cell office:value-type="float" office:value="410522.07" calcext:value-type="float">
            <text:p>410522,07</text:p>
          </table:table-cell>
          <table:table-cell table:number-columns-repeated="2"/>
        </table:table-row>
        <table:table-row table:style-name="ro1">
          <table:table-cell office:value-type="float" office:value="54060.06" calcext:value-type="float">
            <text:p>54060,06</text:p>
          </table:table-cell>
          <table:table-cell office:value-type="float" office:value="72710.48" calcext:value-type="float">
            <text:p>72710,48</text:p>
          </table:table-cell>
          <table:table-cell/>
          <table:table-cell office:value-type="float" office:value="337950.53" calcext:value-type="float">
            <text:p>337950,53</text:p>
          </table:table-cell>
          <table:table-cell table:number-columns-repeated="2"/>
        </table:table-row>
        <table:table-row table:style-name="ro1">
          <table:table-cell office:value-type="float" office:value="53582.16" calcext:value-type="float">
            <text:p>53582,16</text:p>
          </table:table-cell>
          <table:table-cell office:value-type="float" office:value="67585.75" calcext:value-type="float">
            <text:p>67585,75</text:p>
          </table:table-cell>
          <table:table-cell/>
          <table:table-cell office:value-type="float" office:value="415977.78" calcext:value-type="float">
            <text:p>415977,78</text:p>
          </table:table-cell>
          <table:table-cell table:number-columns-repeated="2"/>
        </table:table-row>
        <table:table-row table:style-name="ro1">
          <table:table-cell office:value-type="float" office:value="50238.41" calcext:value-type="float">
            <text:p>50238,41</text:p>
          </table:table-cell>
          <table:table-cell office:value-type="float" office:value="81354.33" calcext:value-type="float">
            <text:p>81354,33</text:p>
          </table:table-cell>
          <table:table-cell/>
          <table:table-cell office:value-type="float" office:value="417053.2" calcext:value-type="float">
            <text:p>417053,2</text:p>
          </table:table-cell>
          <table:table-cell table:number-columns-repeated="2"/>
        </table:table-row>
        <table:table-row table:style-name="ro1">
          <table:table-cell office:value-type="float" office:value="60037.85" calcext:value-type="float">
            <text:p>60037,85</text:p>
          </table:table-cell>
          <table:table-cell office:value-type="float" office:value="79527.95" calcext:value-type="float">
            <text:p>79527,95</text:p>
          </table:table-cell>
          <table:table-cell/>
          <table:table-cell office:value-type="float" office:value="379781.24" calcext:value-type="float">
            <text:p>379781,24</text:p>
          </table:table-cell>
          <table:table-cell table:number-columns-repeated="2"/>
        </table:table-row>
        <table:table-row table:style-name="ro1">
          <table:table-cell office:value-type="float" office:value="49234.7" calcext:value-type="float">
            <text:p>49234,7</text:p>
          </table:table-cell>
          <table:table-cell office:value-type="float" office:value="66716.04" calcext:value-type="float">
            <text:p>66716,04</text:p>
          </table:table-cell>
          <table:table-cell/>
          <table:table-cell office:value-type="float" office:value="330468.33" calcext:value-type="float">
            <text:p>330468,33</text:p>
          </table:table-cell>
          <table:table-cell table:number-columns-repeated="2"/>
        </table:table-row>
        <table:table-row table:style-name="ro1">
          <table:table-cell office:value-type="float" office:value="58393.72" calcext:value-type="float">
            <text:p>58393,72</text:p>
          </table:table-cell>
          <table:table-cell office:value-type="float" office:value="81460.2" calcext:value-type="float">
            <text:p>81460,2</text:p>
          </table:table-cell>
          <table:table-cell/>
          <table:table-cell office:value-type="float" office:value="427510.35" calcext:value-type="float">
            <text:p>427510,35</text:p>
          </table:table-cell>
          <table:table-cell table:number-columns-repeated="2"/>
        </table:table-row>
        <table:table-row table:style-name="ro1">
          <table:table-cell office:value-type="float" office:value="48081.62" calcext:value-type="float">
            <text:p>48081,62</text:p>
          </table:table-cell>
          <table:table-cell office:value-type="float" office:value="72960.91" calcext:value-type="float">
            <text:p>72960,91</text:p>
          </table:table-cell>
          <table:table-cell/>
          <table:table-cell office:value-type="float" office:value="466811.8" calcext:value-type="float">
            <text:p>466811,8</text:p>
          </table:table-cell>
          <table:table-cell table:number-columns-repeated="2"/>
        </table:table-row>
        <table:table-row table:style-name="ro1">
          <table:table-cell office:value-type="float" office:value="56685.91" calcext:value-type="float">
            <text:p>56685,91</text:p>
          </table:table-cell>
          <table:table-cell office:value-type="float" office:value="72854.46" calcext:value-type="float">
            <text:p>72854,46</text:p>
          </table:table-cell>
          <table:table-cell/>
          <table:table-cell office:value-type="float" office:value="426814.29" calcext:value-type="float">
            <text:p>426814,29</text:p>
          </table:table-cell>
          <table:table-cell table:number-columns-repeated="2"/>
        </table:table-row>
        <table:table-row table:style-name="ro1">
          <table:table-cell office:value-type="float" office:value="61120.97" calcext:value-type="float">
            <text:p>61120,97</text:p>
          </table:table-cell>
          <table:table-cell office:value-type="float" office:value="68525.42" calcext:value-type="float">
            <text:p>68525,42</text:p>
          </table:table-cell>
          <table:table-cell/>
          <table:table-cell office:value-type="float" office:value="444641.58" calcext:value-type="float">
            <text:p>444641,58</text:p>
          </table:table-cell>
          <table:table-cell table:number-columns-repeated="2"/>
        </table:table-row>
        <table:table-row table:style-name="ro1">
          <table:table-cell office:value-type="float" office:value="47544.23" calcext:value-type="float">
            <text:p>47544,23</text:p>
          </table:table-cell>
          <table:table-cell office:value-type="float" office:value="64309.1" calcext:value-type="float">
            <text:p>64309,1</text:p>
          </table:table-cell>
          <table:table-cell/>
          <table:table-cell office:value-type="float" office:value="422812.9" calcext:value-type="float">
            <text:p>422812,9</text:p>
          </table:table-cell>
          <table:table-cell table:number-columns-repeated="2"/>
        </table:table-row>
        <table:table-row table:style-name="ro1">
          <table:table-cell office:value-type="float" office:value="53783.47" calcext:value-type="float">
            <text:p>53783,47</text:p>
          </table:table-cell>
          <table:table-cell office:value-type="float" office:value="71823.96" calcext:value-type="float">
            <text:p>71823,96</text:p>
          </table:table-cell>
          <table:table-cell/>
          <table:table-cell office:value-type="float" office:value="414047.78" calcext:value-type="float">
            <text:p>414047,78</text:p>
          </table:table-cell>
          <table:table-cell table:number-columns-repeated="2"/>
        </table:table-row>
        <table:table-row table:style-name="ro1">
          <table:table-cell office:value-type="float" office:value="52628.79" calcext:value-type="float">
            <text:p>52628,79</text:p>
          </table:table-cell>
          <table:table-cell office:value-type="float" office:value="65989.68" calcext:value-type="float">
            <text:p>65989,68</text:p>
          </table:table-cell>
          <table:table-cell/>
          <table:table-cell office:value-type="float" office:value="316050.34" calcext:value-type="float">
            <text:p>316050,34</text:p>
          </table:table-cell>
          <table:table-cell table:number-columns-repeated="2"/>
        </table:table-row>
        <table:table-row table:style-name="ro1">
          <table:table-cell office:value-type="float" office:value="57224.97" calcext:value-type="float">
            <text:p>57224,97</text:p>
          </table:table-cell>
          <table:table-cell office:value-type="float" office:value="73371.89" calcext:value-type="float">
            <text:p>73371,89</text:p>
          </table:table-cell>
          <table:table-cell/>
          <table:table-cell office:value-type="float" office:value="259067.57" calcext:value-type="float">
            <text:p>259067,57</text:p>
          </table:table-cell>
          <table:table-cell table:number-columns-repeated="2"/>
        </table:table-row>
        <table:table-row table:style-name="ro1">
          <table:table-cell office:value-type="float" office:value="46546.49" calcext:value-type="float">
            <text:p>46546,49</text:p>
          </table:table-cell>
          <table:table-cell office:value-type="float" office:value="68572.47" calcext:value-type="float">
            <text:p>68572,47</text:p>
          </table:table-cell>
          <table:table-cell/>
          <table:table-cell office:value-type="float" office:value="478037.84" calcext:value-type="float">
            <text:p>478037,84</text:p>
          </table:table-cell>
          <table:table-cell table:number-columns-repeated="2"/>
        </table:table-row>
        <table:table-row table:style-name="ro1">
          <table:table-cell office:value-type="float" office:value="50434.13" calcext:value-type="float">
            <text:p>50434,13</text:p>
          </table:table-cell>
          <table:table-cell office:value-type="float" office:value="73153.06" calcext:value-type="float">
            <text:p>73153,06</text:p>
          </table:table-cell>
          <table:table-cell/>
          <table:table-cell office:value-type="float" office:value="449646.66" calcext:value-type="float">
            <text:p>449646,66</text:p>
          </table:table-cell>
          <table:table-cell table:number-columns-repeated="2"/>
        </table:table-row>
        <table:table-row table:style-name="ro1">
          <table:table-cell office:value-type="float" office:value="52290.23" calcext:value-type="float">
            <text:p>52290,23</text:p>
          </table:table-cell>
          <table:table-cell office:value-type="float" office:value="75540.38" calcext:value-type="float">
            <text:p>75540,38</text:p>
          </table:table-cell>
          <table:table-cell/>
          <table:table-cell office:value-type="float" office:value="416845.96" calcext:value-type="float">
            <text:p>416845,96</text:p>
          </table:table-cell>
          <table:table-cell table:number-columns-repeated="2"/>
        </table:table-row>
        <table:table-row table:style-name="ro1">
          <table:table-cell office:value-type="float" office:value="57673.48" calcext:value-type="float">
            <text:p>57673,48</text:p>
          </table:table-cell>
          <table:table-cell office:value-type="float" office:value="81620.3" calcext:value-type="float">
            <text:p>81620,3</text:p>
          </table:table-cell>
          <table:table-cell/>
          <table:table-cell office:value-type="float" office:value="400181.66" calcext:value-type="float">
            <text:p>400181,66</text:p>
          </table:table-cell>
          <table:table-cell table:number-columns-repeated="2"/>
        </table:table-row>
        <table:table-row table:style-name="ro1">
          <table:table-cell office:value-type="float" office:value="50833.89" calcext:value-type="float">
            <text:p>50833,89</text:p>
          </table:table-cell>
          <table:table-cell office:value-type="float" office:value="78844.75" calcext:value-type="float">
            <text:p>78844,75</text:p>
          </table:table-cell>
          <table:table-cell/>
          <table:table-cell office:value-type="float" office:value="457843.47" calcext:value-type="float">
            <text:p>457843,47</text:p>
          </table:table-cell>
          <table:table-cell table:number-columns-repeated="2"/>
        </table:table-row>
        <table:table-row table:style-name="ro1">
          <table:table-cell office:value-type="float" office:value="54404.36" calcext:value-type="float">
            <text:p>54404,36</text:p>
          </table:table-cell>
          <table:table-cell office:value-type="float" office:value="71792" calcext:value-type="float">
            <text:p>71792</text:p>
          </table:table-cell>
          <table:table-cell/>
          <table:table-cell office:value-type="float" office:value="458744.83" calcext:value-type="float">
            <text:p>458744,83</text:p>
          </table:table-cell>
          <table:table-cell table:number-columns-repeated="2"/>
        </table:table-row>
        <table:table-row table:style-name="ro1">
          <table:table-cell office:value-type="float" office:value="55026.03" calcext:value-type="float">
            <text:p>55026,03</text:p>
          </table:table-cell>
          <table:table-cell office:value-type="float" office:value="74211.83" calcext:value-type="float">
            <text:p>74211,83</text:p>
          </table:table-cell>
          <table:table-cell/>
          <table:table-cell office:value-type="float" office:value="401138.49" calcext:value-type="float">
            <text:p>401138,49</text:p>
          </table:table-cell>
          <table:table-cell table:number-columns-repeated="2"/>
        </table:table-row>
        <table:table-row table:style-name="ro1">
          <table:table-cell office:value-type="float" office:value="54641.79" calcext:value-type="float">
            <text:p>54641,79</text:p>
          </table:table-cell>
          <table:table-cell office:value-type="float" office:value="81253.47" calcext:value-type="float">
            <text:p>81253,47</text:p>
          </table:table-cell>
          <table:table-cell/>
          <table:table-cell office:value-type="float" office:value="222073.6" calcext:value-type="float">
            <text:p>222073,6</text:p>
          </table:table-cell>
          <table:table-cell table:number-columns-repeated="2"/>
        </table:table-row>
        <table:table-row table:style-name="ro1">
          <table:table-cell office:value-type="float" office:value="44805.2" calcext:value-type="float">
            <text:p>44805,2</text:p>
          </table:table-cell>
          <table:table-cell office:value-type="float" office:value="80477.07" calcext:value-type="float">
            <text:p>80477,07</text:p>
          </table:table-cell>
          <table:table-cell/>
          <table:table-cell office:value-type="float" office:value="313101.22" calcext:value-type="float">
            <text:p>313101,22</text:p>
          </table:table-cell>
          <table:table-cell table:number-columns-repeated="2"/>
        </table:table-row>
        <table:table-row table:style-name="ro1">
          <table:table-cell office:value-type="float" office:value="50477.22" calcext:value-type="float">
            <text:p>50477,22</text:p>
          </table:table-cell>
          <table:table-cell office:value-type="float" office:value="71648.51" calcext:value-type="float">
            <text:p>71648,51</text:p>
          </table:table-cell>
          <table:table-cell/>
          <table:table-cell office:value-type="float" office:value="298335.87" calcext:value-type="float">
            <text:p>298335,87</text:p>
          </table:table-cell>
          <table:table-cell table:number-columns-repeated="2"/>
        </table:table-row>
        <table:table-row table:style-name="ro1">
          <table:table-cell office:value-type="float" office:value="54212.39" calcext:value-type="float">
            <text:p>54212,39</text:p>
          </table:table-cell>
          <table:table-cell office:value-type="float" office:value="73877.2" calcext:value-type="float">
            <text:p>73877,2</text:p>
          </table:table-cell>
          <table:table-cell/>
          <table:table-cell office:value-type="float" office:value="436089" calcext:value-type="float">
            <text:p>436089</text:p>
          </table:table-cell>
          <table:table-cell table:number-columns-repeated="2"/>
        </table:table-row>
        <table:table-row table:style-name="ro1">
          <table:table-cell office:value-type="float" office:value="49500.24" calcext:value-type="float">
            <text:p>49500,24</text:p>
          </table:table-cell>
          <table:table-cell office:value-type="float" office:value="77537.32" calcext:value-type="float">
            <text:p>77537,32</text:p>
          </table:table-cell>
          <table:table-cell/>
          <table:table-cell office:value-type="float" office:value="408006.23" calcext:value-type="float">
            <text:p>408006,23</text:p>
          </table:table-cell>
          <table:table-cell table:number-columns-repeated="2"/>
        </table:table-row>
        <table:table-row table:style-name="ro1">
          <table:table-cell office:value-type="float" office:value="52178.34" calcext:value-type="float">
            <text:p>52178,34</text:p>
          </table:table-cell>
          <table:table-cell office:value-type="float" office:value="80230.77" calcext:value-type="float">
            <text:p>80230,77</text:p>
          </table:table-cell>
          <table:table-cell/>
          <table:table-cell office:value-type="float" office:value="439931.19" calcext:value-type="float">
            <text:p>439931,19</text:p>
          </table:table-cell>
          <table:table-cell table:number-columns-repeated="2"/>
        </table:table-row>
        <table:table-row table:style-name="ro1">
          <table:table-cell office:value-type="float" office:value="54168.28" calcext:value-type="float">
            <text:p>54168,28</text:p>
          </table:table-cell>
          <table:table-cell office:value-type="float" office:value="65823.98" calcext:value-type="float">
            <text:p>65823,98</text:p>
          </table:table-cell>
          <table:table-cell/>
          <table:table-cell office:value-type="float" office:value="387607.8" calcext:value-type="float">
            <text:p>387607,8</text:p>
          </table:table-cell>
          <table:table-cell table:number-columns-repeated="2"/>
        </table:table-row>
        <table:table-row table:style-name="ro1">
          <table:table-cell office:value-type="float" office:value="44796.58" calcext:value-type="float">
            <text:p>44796,58</text:p>
          </table:table-cell>
          <table:table-cell office:value-type="float" office:value="74393.47" calcext:value-type="float">
            <text:p>74393,47</text:p>
          </table:table-cell>
          <table:table-cell/>
          <table:table-cell office:value-type="float" office:value="476679.62" calcext:value-type="float">
            <text:p>476679,62</text:p>
          </table:table-cell>
          <table:table-cell table:number-columns-repeated="2"/>
        </table:table-row>
        <table:table-row table:style-name="ro1">
          <table:table-cell office:value-type="float" office:value="55239.09" calcext:value-type="float">
            <text:p>55239,09</text:p>
          </table:table-cell>
          <table:table-cell office:value-type="float" office:value="79377.44" calcext:value-type="float">
            <text:p>79377,44</text:p>
          </table:table-cell>
          <table:table-cell/>
          <table:table-cell office:value-type="float" office:value="448013.67" calcext:value-type="float">
            <text:p>448013,67</text:p>
          </table:table-cell>
          <table:table-cell table:number-columns-repeated="2"/>
        </table:table-row>
        <table:table-row table:style-name="ro1">
          <table:table-cell office:value-type="float" office:value="52031.41" calcext:value-type="float">
            <text:p>52031,41</text:p>
          </table:table-cell>
          <table:table-cell office:value-type="float" office:value="73250.16" calcext:value-type="float">
            <text:p>73250,16</text:p>
          </table:table-cell>
          <table:table-cell/>
          <table:table-cell office:value-type="float" office:value="447870.15" calcext:value-type="float">
            <text:p>447870,15</text:p>
          </table:table-cell>
          <table:table-cell table:number-columns-repeated="2"/>
        </table:table-row>
        <table:table-row table:style-name="ro1">
          <table:table-cell office:value-type="float" office:value="56060.09" calcext:value-type="float">
            <text:p>56060,09</text:p>
          </table:table-cell>
          <table:table-cell office:value-type="float" office:value="75797.02" calcext:value-type="float">
            <text:p>75797,02</text:p>
          </table:table-cell>
          <table:table-cell/>
          <table:table-cell office:value-type="float" office:value="416514.8" calcext:value-type="float">
            <text:p>416514,8</text:p>
          </table:table-cell>
          <table:table-cell table:number-columns-repeated="2"/>
        </table:table-row>
        <table:table-row table:style-name="ro1">
          <table:table-cell office:value-type="float" office:value="48661.77" calcext:value-type="float">
            <text:p>48661,77</text:p>
          </table:table-cell>
          <table:table-cell office:value-type="float" office:value="79624.57" calcext:value-type="float">
            <text:p>79624,57</text:p>
          </table:table-cell>
          <table:table-cell/>
          <table:table-cell office:value-type="float" office:value="280499.16" calcext:value-type="float">
            <text:p>280499,16</text:p>
          </table:table-cell>
          <table:table-cell table:number-columns-repeated="2"/>
        </table:table-row>
        <table:table-row table:style-name="ro1">
          <table:table-cell office:value-type="float" office:value="55072.27" calcext:value-type="float">
            <text:p>55072,27</text:p>
          </table:table-cell>
          <table:table-cell office:value-type="float" office:value="79182.63" calcext:value-type="float">
            <text:p>79182,63</text:p>
          </table:table-cell>
          <table:table-cell/>
          <table:table-cell office:value-type="float" office:value="443044.68" calcext:value-type="float">
            <text:p>443044,68</text:p>
          </table:table-cell>
          <table:table-cell table:number-columns-repeated="2"/>
        </table:table-row>
        <table:table-row table:style-name="ro1">
          <table:table-cell office:value-type="float" office:value="51440.5" calcext:value-type="float">
            <text:p>51440,5</text:p>
          </table:table-cell>
          <table:table-cell office:value-type="float" office:value="73746" calcext:value-type="float">
            <text:p>73746</text:p>
          </table:table-cell>
          <table:table-cell/>
          <table:table-cell office:value-type="float" office:value="374524.87" calcext:value-type="float">
            <text:p>374524,87</text:p>
          </table:table-cell>
          <table:table-cell table:number-columns-repeated="2"/>
        </table:table-row>
        <table:table-row table:style-name="ro1">
          <table:table-cell office:value-type="float" office:value="56389.45" calcext:value-type="float">
            <text:p>56389,45</text:p>
          </table:table-cell>
          <table:table-cell office:value-type="float" office:value="71311.08" calcext:value-type="float">
            <text:p>71311,08</text:p>
          </table:table-cell>
          <table:table-cell/>
          <table:table-cell office:value-type="float" office:value="333357.49" calcext:value-type="float">
            <text:p>333357,49</text:p>
          </table:table-cell>
          <table:table-cell table:number-columns-repeated="2"/>
        </table:table-row>
        <table:table-row table:style-name="ro1">
          <table:table-cell office:value-type="float" office:value="53616.4" calcext:value-type="float">
            <text:p>53616,4</text:p>
          </table:table-cell>
          <table:table-cell office:value-type="float" office:value="81201.56" calcext:value-type="float">
            <text:p>81201,56</text:p>
          </table:table-cell>
          <table:table-cell/>
          <table:table-cell office:value-type="float" office:value="421241.74" calcext:value-type="float">
            <text:p>421241,74</text:p>
          </table:table-cell>
          <table:table-cell table:number-columns-repeated="2"/>
        </table:table-row>
        <table:table-row table:style-name="ro1">
          <table:table-cell office:value-type="float" office:value="56303.16" calcext:value-type="float">
            <text:p>56303,16</text:p>
          </table:table-cell>
          <table:table-cell office:value-type="float" office:value="80860.29" calcext:value-type="float">
            <text:p>80860,29</text:p>
          </table:table-cell>
          <table:table-cell/>
          <table:table-cell office:value-type="float" office:value="377219.53" calcext:value-type="float">
            <text:p>377219,53</text:p>
          </table:table-cell>
          <table:table-cell table:number-columns-repeated="2"/>
        </table:table-row>
        <table:table-row table:style-name="ro1">
          <table:table-cell office:value-type="float" office:value="57441.27" calcext:value-type="float">
            <text:p>57441,27</text:p>
          </table:table-cell>
          <table:table-cell office:value-type="float" office:value="72843.07" calcext:value-type="float">
            <text:p>72843,07</text:p>
          </table:table-cell>
          <table:table-cell/>
          <table:table-cell office:value-type="float" office:value="413069.14" calcext:value-type="float">
            <text:p>413069,14</text:p>
          </table:table-cell>
          <table:table-cell table:number-columns-repeated="2"/>
        </table:table-row>
        <table:table-row table:style-name="ro1">
          <table:table-cell office:value-type="float" office:value="49815.36" calcext:value-type="float">
            <text:p>49815,36</text:p>
          </table:table-cell>
          <table:table-cell office:value-type="float" office:value="74627.76" calcext:value-type="float">
            <text:p>74627,76</text:p>
          </table:table-cell>
          <table:table-cell/>
          <table:table-cell office:value-type="float" office:value="355750.98" calcext:value-type="float">
            <text:p>355750,98</text:p>
          </table:table-cell>
          <table:table-cell table:number-columns-repeated="2"/>
        </table:table-row>
        <table:table-row table:style-name="ro1">
          <table:table-cell office:value-type="float" office:value="62111.15" calcext:value-type="float">
            <text:p>62111,15</text:p>
          </table:table-cell>
          <table:table-cell office:value-type="float" office:value="79795.75" calcext:value-type="float">
            <text:p>79795,75</text:p>
          </table:table-cell>
          <table:table-cell/>
          <table:table-cell office:value-type="float" office:value="354368.37" calcext:value-type="float">
            <text:p>354368,37</text:p>
          </table:table-cell>
          <table:table-cell table:number-columns-repeated="2"/>
        </table:table-row>
        <table:table-row table:style-name="ro1">
          <table:table-cell office:value-type="float" office:value="56353.85" calcext:value-type="float">
            <text:p>56353,85</text:p>
          </table:table-cell>
          <table:table-cell office:value-type="float" office:value="83016.07" calcext:value-type="float">
            <text:p>83016,07</text:p>
          </table:table-cell>
          <table:table-cell/>
          <table:table-cell office:value-type="float" office:value="400449.11" calcext:value-type="float">
            <text:p>400449,11</text:p>
          </table:table-cell>
          <table:table-cell table:number-columns-repeated="2"/>
        </table:table-row>
        <table:table-row table:style-name="ro1">
          <table:table-cell office:value-type="float" office:value="55239.82" calcext:value-type="float">
            <text:p>55239,82</text:p>
          </table:table-cell>
          <table:table-cell office:value-type="float" office:value="75552.63" calcext:value-type="float">
            <text:p>75552,63</text:p>
          </table:table-cell>
          <table:table-cell/>
          <table:table-cell office:value-type="float" office:value="361297.61" calcext:value-type="float">
            <text:p>361297,61</text:p>
          </table:table-cell>
          <table:table-cell table:number-columns-repeated="2"/>
        </table:table-row>
        <table:table-row table:style-name="ro1">
          <table:table-cell office:value-type="float" office:value="54147.3" calcext:value-type="float">
            <text:p>54147,3</text:p>
          </table:table-cell>
          <table:table-cell office:value-type="float" office:value="70061.54" calcext:value-type="float">
            <text:p>70061,54</text:p>
          </table:table-cell>
          <table:table-cell/>
          <table:table-cell office:value-type="float" office:value="466863.76" calcext:value-type="float">
            <text:p>466863,76</text:p>
          </table:table-cell>
          <table:table-cell table:number-columns-repeated="2"/>
        </table:table-row>
        <table:table-row table:style-name="ro1">
          <table:table-cell office:value-type="float" office:value="63637.8" calcext:value-type="float">
            <text:p>63637,8</text:p>
          </table:table-cell>
          <table:table-cell office:value-type="float" office:value="79668.43" calcext:value-type="float">
            <text:p>79668,43</text:p>
          </table:table-cell>
          <table:table-cell/>
          <table:table-cell office:value-type="float" office:value="461013.85" calcext:value-type="float">
            <text:p>461013,85</text:p>
          </table:table-cell>
          <table:table-cell table:number-columns-repeated="2"/>
        </table:table-row>
        <table:table-row table:style-name="ro1">
          <table:table-cell office:value-type="float" office:value="49058.48" calcext:value-type="float">
            <text:p>49058,48</text:p>
          </table:table-cell>
          <table:table-cell office:value-type="float" office:value="78741.13" calcext:value-type="float">
            <text:p>78741,13</text:p>
          </table:table-cell>
          <table:table-cell/>
          <table:table-cell office:value-type="float" office:value="433072.17" calcext:value-type="float">
            <text:p>433072,17</text:p>
          </table:table-cell>
          <table:table-cell table:number-columns-repeated="2"/>
        </table:table-row>
        <table:table-row table:style-name="ro1">
          <table:table-cell office:value-type="float" office:value="54241.83" calcext:value-type="float">
            <text:p>54241,83</text:p>
          </table:table-cell>
          <table:table-cell office:value-type="float" office:value="51719.6" calcext:value-type="float">
            <text:p>51719,6</text:p>
          </table:table-cell>
          <table:table-cell/>
          <table:table-cell office:value-type="float" office:value="473504.63" calcext:value-type="float">
            <text:p>473504,63</text:p>
          </table:table-cell>
          <table:table-cell table:number-columns-repeated="2"/>
        </table:table-row>
        <table:table-row table:style-name="ro1">
          <table:table-cell office:value-type="float" office:value="49583.34" calcext:value-type="float">
            <text:p>49583,34</text:p>
          </table:table-cell>
          <table:table-cell office:value-type="float" office:value="77705.39" calcext:value-type="float">
            <text:p>77705,39</text:p>
          </table:table-cell>
          <table:table-cell/>
          <table:table-cell office:value-type="float" office:value="323509.76" calcext:value-type="float">
            <text:p>323509,76</text:p>
          </table:table-cell>
          <table:table-cell table:number-columns-repeated="2"/>
        </table:table-row>
        <table:table-row table:style-name="ro1">
          <table:table-cell office:value-type="float" office:value="56950.68" calcext:value-type="float">
            <text:p>56950,68</text:p>
          </table:table-cell>
          <table:table-cell office:value-type="float" office:value="78222.75" calcext:value-type="float">
            <text:p>78222,75</text:p>
          </table:table-cell>
          <table:table-cell/>
          <table:table-cell office:value-type="float" office:value="459347.72" calcext:value-type="float">
            <text:p>459347,72</text:p>
          </table:table-cell>
          <table:table-cell table:number-columns-repeated="2"/>
        </table:table-row>
        <table:table-row table:style-name="ro1">
          <table:table-cell office:value-type="float" office:value="58548.59" calcext:value-type="float">
            <text:p>58548,59</text:p>
          </table:table-cell>
          <table:table-cell office:value-type="float" office:value="71653.41" calcext:value-type="float">
            <text:p>71653,41</text:p>
          </table:table-cell>
          <table:table-cell/>
          <table:table-cell office:value-type="float" office:value="314250.69" calcext:value-type="float">
            <text:p>314250,69</text:p>
          </table:table-cell>
          <table:table-cell table:number-columns-repeated="2"/>
        </table:table-row>
        <table:table-row table:style-name="ro1">
          <table:table-cell office:value-type="float" office:value="55435.48" calcext:value-type="float">
            <text:p>55435,48</text:p>
          </table:table-cell>
          <table:table-cell office:value-type="float" office:value="69920.22" calcext:value-type="float">
            <text:p>69920,22</text:p>
          </table:table-cell>
          <table:table-cell/>
          <table:table-cell office:value-type="float" office:value="423881.15" calcext:value-type="float">
            <text:p>423881,15</text:p>
          </table:table-cell>
          <table:table-cell table:number-columns-repeated="2"/>
        </table:table-row>
        <table:table-row table:style-name="ro1">
          <table:table-cell office:value-type="float" office:value="54274.12" calcext:value-type="float">
            <text:p>54274,12</text:p>
          </table:table-cell>
          <table:table-cell office:value-type="float" office:value="77088.42" calcext:value-type="float">
            <text:p>77088,42</text:p>
          </table:table-cell>
          <table:table-cell/>
          <table:table-cell office:value-type="float" office:value="253554.83" calcext:value-type="float">
            <text:p>253554,83</text:p>
          </table:table-cell>
          <table:table-cell table:number-columns-repeated="2"/>
        </table:table-row>
        <table:table-row table:style-name="ro1">
          <table:table-cell office:value-type="float" office:value="60038.71" calcext:value-type="float">
            <text:p>60038,71</text:p>
          </table:table-cell>
          <table:table-cell office:value-type="float" office:value="80007.32" calcext:value-type="float">
            <text:p>80007,32</text:p>
          </table:table-cell>
          <table:table-cell/>
          <table:table-cell office:value-type="float" office:value="407016.4" calcext:value-type="float">
            <text:p>407016,4</text:p>
          </table:table-cell>
          <table:table-cell table:number-columns-repeated="2"/>
        </table:table-row>
        <table:table-row table:style-name="ro1">
          <table:table-cell office:value-type="float" office:value="53011.26" calcext:value-type="float">
            <text:p>53011,26</text:p>
          </table:table-cell>
          <table:table-cell office:value-type="float" office:value="69550.36" calcext:value-type="float">
            <text:p>69550,36</text:p>
          </table:table-cell>
          <table:table-cell/>
          <table:table-cell office:value-type="float" office:value="449453.92" calcext:value-type="float">
            <text:p>449453,92</text:p>
          </table:table-cell>
          <table:table-cell table:number-columns-repeated="2"/>
        </table:table-row>
        <table:table-row table:style-name="ro1">
          <table:table-cell office:value-type="float" office:value="55318.5" calcext:value-type="float">
            <text:p>55318,5</text:p>
          </table:table-cell>
          <table:table-cell office:value-type="float" office:value="78033.56" calcext:value-type="float">
            <text:p>78033,56</text:p>
          </table:table-cell>
          <table:table-cell/>
          <table:table-cell office:value-type="float" office:value="467748.86" calcext:value-type="float">
            <text:p>467748,86</text:p>
          </table:table-cell>
          <table:table-cell table:number-columns-repeated="2"/>
        </table:table-row>
        <table:table-row table:style-name="ro1">
          <table:table-cell office:value-type="float" office:value="59537.59" calcext:value-type="float">
            <text:p>59537,59</text:p>
          </table:table-cell>
          <table:table-cell office:value-type="float" office:value="76989.37" calcext:value-type="float">
            <text:p>76989,37</text:p>
          </table:table-cell>
          <table:table-cell/>
          <table:table-cell office:value-type="float" office:value="462080.42" calcext:value-type="float">
            <text:p>462080,42</text:p>
          </table:table-cell>
          <table:table-cell table:number-columns-repeated="2"/>
        </table:table-row>
        <table:table-row table:style-name="ro1">
          <table:table-cell office:value-type="float" office:value="48709.24" calcext:value-type="float">
            <text:p>48709,24</text:p>
          </table:table-cell>
          <table:table-cell office:value-type="float" office:value="71859.65" calcext:value-type="float">
            <text:p>71859,65</text:p>
          </table:table-cell>
          <table:table-cell/>
          <table:table-cell office:value-type="float" office:value="480998.17" calcext:value-type="float">
            <text:p>480998,17</text:p>
          </table:table-cell>
          <table:table-cell table:number-columns-repeated="2"/>
        </table:table-row>
        <table:table-row table:style-name="ro1">
          <table:table-cell office:value-type="float" office:value="55500.03" calcext:value-type="float">
            <text:p>55500,03</text:p>
          </table:table-cell>
          <table:table-cell office:value-type="float" office:value="74007.55" calcext:value-type="float">
            <text:p>74007,55</text:p>
          </table:table-cell>
          <table:table-cell/>
          <table:table-cell office:value-type="float" office:value="424481.73" calcext:value-type="float">
            <text:p>424481,73</text:p>
          </table:table-cell>
          <table:table-cell table:number-columns-repeated="2"/>
        </table:table-row>
        <table:table-row table:style-name="ro1">
          <table:table-cell office:value-type="float" office:value="55632.54" calcext:value-type="float">
            <text:p>55632,54</text:p>
          </table:table-cell>
          <table:table-cell office:value-type="float" office:value="82480.61" calcext:value-type="float">
            <text:p>82480,61</text:p>
          </table:table-cell>
          <table:table-cell/>
          <table:table-cell office:value-type="float" office:value="419304.61" calcext:value-type="float">
            <text:p>419304,61</text:p>
          </table:table-cell>
          <table:table-cell table:number-columns-repeated="2"/>
        </table:table-row>
        <table:table-row table:style-name="ro1">
          <table:table-cell office:value-type="float" office:value="59845.1" calcext:value-type="float">
            <text:p>59845,1</text:p>
          </table:table-cell>
          <table:table-cell office:value-type="float" office:value="81499.77" calcext:value-type="float">
            <text:p>81499,77</text:p>
          </table:table-cell>
          <table:table-cell/>
          <table:table-cell office:value-type="float" office:value="322688.41" calcext:value-type="float">
            <text:p>322688,41</text:p>
          </table:table-cell>
          <table:table-cell table:number-columns-repeated="2"/>
        </table:table-row>
        <table:table-row table:style-name="ro1">
          <table:table-cell office:value-type="float" office:value="59343.84" calcext:value-type="float">
            <text:p>59343,84</text:p>
          </table:table-cell>
          <table:table-cell office:value-type="float" office:value="73275.75" calcext:value-type="float">
            <text:p>73275,75</text:p>
          </table:table-cell>
          <table:table-cell/>
          <table:table-cell office:value-type="float" office:value="405481.83" calcext:value-type="float">
            <text:p>405481,83</text:p>
          </table:table-cell>
          <table:table-cell table:number-columns-repeated="2"/>
        </table:table-row>
        <table:table-row table:style-name="ro1">
          <table:table-cell office:value-type="float" office:value="53871.2" calcext:value-type="float">
            <text:p>53871,2</text:p>
          </table:table-cell>
          <table:table-cell office:value-type="float" office:value="65406.21" calcext:value-type="float">
            <text:p>65406,21</text:p>
          </table:table-cell>
          <table:table-cell/>
          <table:table-cell office:value-type="float" office:value="361142.07" calcext:value-type="float">
            <text:p>361142,07</text:p>
          </table:table-cell>
          <table:table-cell table:number-columns-repeated="2"/>
        </table:table-row>
        <table:table-row table:style-name="ro1">
          <table:table-cell office:value-type="float" office:value="60646.39" calcext:value-type="float">
            <text:p>60646,39</text:p>
          </table:table-cell>
          <table:table-cell office:value-type="float" office:value="80076.06" calcext:value-type="float">
            <text:p>80076,06</text:p>
          </table:table-cell>
          <table:table-cell/>
          <table:table-cell office:value-type="float" office:value="420355.18" calcext:value-type="float">
            <text:p>420355,18</text:p>
          </table:table-cell>
          <table:table-cell table:number-columns-repeated="2"/>
        </table:table-row>
        <table:table-row table:style-name="ro1">
          <table:table-cell office:value-type="float" office:value="57511.37" calcext:value-type="float">
            <text:p>57511,37</text:p>
          </table:table-cell>
          <table:table-cell office:value-type="float" office:value="77826.51" calcext:value-type="float">
            <text:p>77826,51</text:p>
          </table:table-cell>
          <table:table-cell/>
          <table:table-cell office:value-type="float" office:value="439194.14" calcext:value-type="float">
            <text:p>439194,14</text:p>
          </table:table-cell>
          <table:table-cell table:number-columns-repeated="2"/>
        </table:table-row>
        <table:table-row table:style-name="ro1">
          <table:table-cell office:value-type="float" office:value="50153.1" calcext:value-type="float">
            <text:p>50153,1</text:p>
          </table:table-cell>
          <table:table-cell office:value-type="float" office:value="72384.23" calcext:value-type="float">
            <text:p>72384,23</text:p>
          </table:table-cell>
          <table:table-cell/>
          <table:table-cell office:value-type="float" office:value="478037.84" calcext:value-type="float">
            <text:p>478037,84</text:p>
          </table:table-cell>
          <table:table-cell table:number-columns-repeated="2"/>
        </table:table-row>
        <table:table-row table:style-name="ro1">
          <table:table-cell office:value-type="float" office:value="56148.65" calcext:value-type="float">
            <text:p>56148,65</text:p>
          </table:table-cell>
          <table:table-cell office:value-type="float" office:value="75971.38" calcext:value-type="float">
            <text:p>75971,38</text:p>
          </table:table-cell>
          <table:table-cell/>
          <table:table-cell office:value-type="float" office:value="483326.11" calcext:value-type="float">
            <text:p>483326,11</text:p>
          </table:table-cell>
          <table:table-cell table:number-columns-repeated="2"/>
        </table:table-row>
        <table:table-row table:style-name="ro1">
          <table:table-cell office:value-type="float" office:value="59980.32" calcext:value-type="float">
            <text:p>59980,32</text:p>
          </table:table-cell>
          <table:table-cell office:value-type="float" office:value="77428.54" calcext:value-type="float">
            <text:p>77428,54</text:p>
          </table:table-cell>
          <table:table-cell/>
          <table:table-cell office:value-type="float" office:value="440162.03" calcext:value-type="float">
            <text:p>440162,03</text:p>
          </table:table-cell>
          <table:table-cell table:number-columns-repeated="2"/>
        </table:table-row>
        <table:table-row table:style-name="ro1">
          <table:table-cell office:value-type="float" office:value="51907.78" calcext:value-type="float">
            <text:p>51907,78</text:p>
          </table:table-cell>
          <table:table-cell office:value-type="float" office:value="79020.03" calcext:value-type="float">
            <text:p>79020,03</text:p>
          </table:table-cell>
          <table:table-cell/>
          <table:table-cell office:value-type="float" office:value="405051.09" calcext:value-type="float">
            <text:p>405051,09</text:p>
          </table:table-cell>
          <table:table-cell table:number-columns-repeated="2"/>
        </table:table-row>
        <table:table-row table:style-name="ro1">
          <table:table-cell office:value-type="float" office:value="54215.19" calcext:value-type="float">
            <text:p>54215,19</text:p>
          </table:table-cell>
          <table:table-cell office:value-type="float" office:value="70328.21" calcext:value-type="float">
            <text:p>70328,21</text:p>
          </table:table-cell>
          <table:table-cell/>
          <table:table-cell office:value-type="float" office:value="436679.23" calcext:value-type="float">
            <text:p>436679,23</text:p>
          </table:table-cell>
          <table:table-cell table:number-columns-repeated="2"/>
        </table:table-row>
        <table:table-row table:style-name="ro1">
          <table:table-cell office:value-type="float" office:value="47337.1" calcext:value-type="float">
            <text:p>47337,1</text:p>
          </table:table-cell>
          <table:table-cell office:value-type="float" office:value="77429.97" calcext:value-type="float">
            <text:p>77429,97</text:p>
          </table:table-cell>
          <table:table-cell/>
          <table:table-cell office:value-type="float" office:value="343992.78" calcext:value-type="float">
            <text:p>343992,78</text:p>
          </table:table-cell>
          <table:table-cell table:number-columns-repeated="2"/>
        </table:table-row>
        <table:table-row table:style-name="ro1">
          <table:table-cell office:value-type="float" office:value="61716.34" calcext:value-type="float">
            <text:p>61716,34</text:p>
          </table:table-cell>
          <table:table-cell office:value-type="float" office:value="81666.39" calcext:value-type="float">
            <text:p>81666,39</text:p>
          </table:table-cell>
          <table:table-cell/>
          <table:table-cell office:value-type="float" office:value="384586.83" calcext:value-type="float">
            <text:p>384586,83</text:p>
          </table:table-cell>
          <table:table-cell table:number-columns-repeated="2"/>
        </table:table-row>
        <table:table-row table:style-name="ro1">
          <table:table-cell office:value-type="float" office:value="51488.49" calcext:value-type="float">
            <text:p>51488,49</text:p>
          </table:table-cell>
          <table:table-cell office:value-type="float" office:value="81447.54" calcext:value-type="float">
            <text:p>81447,54</text:p>
          </table:table-cell>
          <table:table-cell/>
          <table:table-cell office:value-type="float" office:value="311334.92" calcext:value-type="float">
            <text:p>311334,92</text:p>
          </table:table-cell>
          <table:table-cell table:number-columns-repeated="2"/>
        </table:table-row>
        <table:table-row table:style-name="ro1">
          <table:table-cell office:value-type="float" office:value="56284.27" calcext:value-type="float">
            <text:p>56284,27</text:p>
          </table:table-cell>
          <table:table-cell office:value-type="float" office:value="70656.38" calcext:value-type="float">
            <text:p>70656,38</text:p>
          </table:table-cell>
          <table:table-cell/>
          <table:table-cell office:value-type="float" office:value="445018.99" calcext:value-type="float">
            <text:p>445018,99</text:p>
          </table:table-cell>
          <table:table-cell table:number-columns-repeated="2"/>
        </table:table-row>
        <table:table-row table:style-name="ro1">
          <table:table-cell office:value-type="float" office:value="48379.44" calcext:value-type="float">
            <text:p>48379,44</text:p>
          </table:table-cell>
          <table:table-cell office:value-type="float" office:value="80827.56" calcext:value-type="float">
            <text:p>80827,56</text:p>
          </table:table-cell>
          <table:table-cell/>
          <table:table-cell office:value-type="float" office:value="428997.03" calcext:value-type="float">
            <text:p>428997,03</text:p>
          </table:table-cell>
          <table:table-cell table:number-columns-repeated="2"/>
        </table:table-row>
        <table:table-row table:style-name="ro1">
          <table:table-cell office:value-type="float" office:value="53441.52" calcext:value-type="float">
            <text:p>53441,52</text:p>
          </table:table-cell>
          <table:table-cell office:value-type="float" office:value="79214.04" calcext:value-type="float">
            <text:p>79214,04</text:p>
          </table:table-cell>
          <table:table-cell/>
          <table:table-cell office:value-type="float" office:value="466241" calcext:value-type="float">
            <text:p>466241</text:p>
          </table:table-cell>
          <table:table-cell table:number-columns-repeated="2"/>
        </table:table-row>
        <table:table-row table:style-name="ro1">
          <table:table-cell office:value-type="float" office:value="52490.48" calcext:value-type="float">
            <text:p>52490,48</text:p>
          </table:table-cell>
          <table:table-cell office:value-type="float" office:value="70601.67" calcext:value-type="float">
            <text:p>70601,67</text:p>
          </table:table-cell>
          <table:table-cell/>
          <table:table-cell office:value-type="float" office:value="455407.6" calcext:value-type="float">
            <text:p>455407,6</text:p>
          </table:table-cell>
          <table:table-cell table:number-columns-repeated="2"/>
        </table:table-row>
        <table:table-row table:style-name="ro1">
          <table:table-cell office:value-type="float" office:value="56782.61" calcext:value-type="float">
            <text:p>56782,61</text:p>
          </table:table-cell>
          <table:table-cell office:value-type="float" office:value="66974.91" calcext:value-type="float">
            <text:p>66974,91</text:p>
          </table:table-cell>
          <table:table-cell/>
          <table:table-cell office:value-type="float" office:value="422855.53" calcext:value-type="float">
            <text:p>422855,53</text:p>
          </table:table-cell>
          <table:table-cell table:number-columns-repeated="2"/>
        </table:table-row>
        <table:table-row table:style-name="ro1">
          <table:table-cell office:value-type="float" office:value="45820.86" calcext:value-type="float">
            <text:p>45820,86</text:p>
          </table:table-cell>
          <table:table-cell office:value-type="float" office:value="79239.48" calcext:value-type="float">
            <text:p>79239,48</text:p>
          </table:table-cell>
          <table:table-cell/>
          <table:table-cell office:value-type="float" office:value="437453.48" calcext:value-type="float">
            <text:p>437453,48</text:p>
          </table:table-cell>
          <table:table-cell table:number-columns-repeated="2"/>
        </table:table-row>
        <table:table-row table:style-name="ro1">
          <table:table-cell office:value-type="float" office:value="54671.71" calcext:value-type="float">
            <text:p>54671,71</text:p>
          </table:table-cell>
          <table:table-cell office:value-type="float" office:value="78584.75" calcext:value-type="float">
            <text:p>78584,75</text:p>
          </table:table-cell>
          <table:table-cell/>
          <table:table-cell office:value-type="float" office:value="419262.69" calcext:value-type="float">
            <text:p>419262,69</text:p>
          </table:table-cell>
          <table:table-cell table:number-columns-repeated="2"/>
        </table:table-row>
        <table:table-row table:style-name="ro1">
          <table:table-cell office:value-type="float" office:value="49130.31" calcext:value-type="float">
            <text:p>49130,31</text:p>
          </table:table-cell>
          <table:table-cell office:value-type="float" office:value="73986.66" calcext:value-type="float">
            <text:p>73986,66</text:p>
          </table:table-cell>
          <table:table-cell/>
          <table:table-cell office:value-type="float" office:value="292918.78" calcext:value-type="float">
            <text:p>292918,78</text:p>
          </table:table-cell>
          <table:table-cell table:number-columns-repeated="2"/>
        </table:table-row>
        <table:table-row table:style-name="ro1">
          <table:table-cell office:value-type="float" office:value="56814.91" calcext:value-type="float">
            <text:p>56814,91</text:p>
          </table:table-cell>
          <table:table-cell office:value-type="float" office:value="66260.73" calcext:value-type="float">
            <text:p>66260,73</text:p>
          </table:table-cell>
          <table:table-cell/>
          <table:table-cell office:value-type="float" office:value="384023.44" calcext:value-type="float">
            <text:p>384023,44</text:p>
          </table:table-cell>
          <table:table-cell table:number-columns-repeated="2"/>
        </table:table-row>
        <table:table-row table:style-name="ro1">
          <table:table-cell office:value-type="float" office:value="50553.27" calcext:value-type="float">
            <text:p>50553,27</text:p>
          </table:table-cell>
          <table:table-cell office:value-type="float" office:value="74945.13" calcext:value-type="float">
            <text:p>74945,13</text:p>
          </table:table-cell>
          <table:table-cell/>
          <table:table-cell office:value-type="float" office:value="321353.36" calcext:value-type="float">
            <text:p>321353,36</text:p>
          </table:table-cell>
          <table:table-cell table:number-columns-repeated="2"/>
        </table:table-row>
        <table:table-row table:style-name="ro1">
          <table:table-cell office:value-type="float" office:value="58823.67" calcext:value-type="float">
            <text:p>58823,67</text:p>
          </table:table-cell>
          <table:table-cell office:value-type="float" office:value="74481.98" calcext:value-type="float">
            <text:p>74481,98</text:p>
          </table:table-cell>
          <table:table-cell/>
          <table:table-cell office:value-type="float" office:value="277327.69" calcext:value-type="float">
            <text:p>277327,69</text:p>
          </table:table-cell>
          <table:table-cell table:number-columns-repeated="2"/>
        </table:table-row>
        <table:table-row table:style-name="ro1">
          <table:table-cell office:value-type="float" office:value="49610.9" calcext:value-type="float">
            <text:p>49610,9</text:p>
          </table:table-cell>
          <table:table-cell office:value-type="float" office:value="68231.13" calcext:value-type="float">
            <text:p>68231,13</text:p>
          </table:table-cell>
          <table:table-cell/>
          <table:table-cell office:value-type="float" office:value="392321.02" calcext:value-type="float">
            <text:p>392321,02</text:p>
          </table:table-cell>
          <table:table-cell table:number-columns-repeated="2"/>
        </table:table-row>
        <table:table-row table:style-name="ro1">
          <table:table-cell office:value-type="float" office:value="49256.09" calcext:value-type="float">
            <text:p>49256,09</text:p>
          </table:table-cell>
          <table:table-cell office:value-type="float" office:value="66764.89" calcext:value-type="float">
            <text:p>66764,89</text:p>
          </table:table-cell>
          <table:table-cell/>
          <table:table-cell office:value-type="float" office:value="344699.54" calcext:value-type="float">
            <text:p>344699,54</text:p>
          </table:table-cell>
          <table:table-cell table:number-columns-repeated="2"/>
        </table:table-row>
        <table:table-row table:style-name="ro1">
          <table:table-cell office:value-type="float" office:value="53627.37" calcext:value-type="float">
            <text:p>53627,37</text:p>
          </table:table-cell>
          <table:table-cell office:value-type="float" office:value="70318.78" calcext:value-type="float">
            <text:p>70318,78</text:p>
          </table:table-cell>
          <table:table-cell/>
          <table:table-cell office:value-type="float" office:value="439792.81" calcext:value-type="float">
            <text:p>439792,81</text:p>
          </table:table-cell>
          <table:table-cell table:number-columns-repeated="2"/>
        </table:table-row>
        <table:table-row table:style-name="ro1">
          <table:table-cell office:value-type="float" office:value="54849.01" calcext:value-type="float">
            <text:p>54849,01</text:p>
          </table:table-cell>
          <table:table-cell office:value-type="float" office:value="68667.9" calcext:value-type="float">
            <text:p>68667,9</text:p>
          </table:table-cell>
          <table:table-cell/>
          <table:table-cell office:value-type="float" office:value="447631.16" calcext:value-type="float">
            <text:p>447631,16</text:p>
          </table:table-cell>
          <table:table-cell table:number-columns-repeated="2"/>
        </table:table-row>
        <table:table-row table:style-name="ro1">
          <table:table-cell office:value-type="float" office:value="56673.66" calcext:value-type="float">
            <text:p>56673,66</text:p>
          </table:table-cell>
          <table:table-cell office:value-type="float" office:value="64292.34" calcext:value-type="float">
            <text:p>64292,34</text:p>
          </table:table-cell>
          <table:table-cell/>
          <table:table-cell office:value-type="float" office:value="306758.14" calcext:value-type="float">
            <text:p>306758,14</text:p>
          </table:table-cell>
          <table:table-cell table:number-columns-repeated="2"/>
        </table:table-row>
        <table:table-row table:style-name="ro1">
          <table:table-cell office:value-type="float" office:value="50054.94" calcext:value-type="float">
            <text:p>50054,94</text:p>
          </table:table-cell>
          <table:table-cell office:value-type="float" office:value="68752.32" calcext:value-type="float">
            <text:p>68752,32</text:p>
          </table:table-cell>
          <table:table-cell/>
          <table:table-cell office:value-type="float" office:value="388937.69" calcext:value-type="float">
            <text:p>388937,69</text:p>
          </table:table-cell>
          <table:table-cell table:number-columns-repeated="2"/>
        </table:table-row>
        <table:table-row table:style-name="ro1">
          <table:table-cell office:value-type="float" office:value="52531.89" calcext:value-type="float">
            <text:p>52531,89</text:p>
          </table:table-cell>
          <table:table-cell office:value-type="float" office:value="63577.03" calcext:value-type="float">
            <text:p>63577,03</text:p>
          </table:table-cell>
          <table:table-cell/>
          <table:table-cell office:value-type="float" office:value="338988.44" calcext:value-type="float">
            <text:p>338988,44</text:p>
          </table:table-cell>
          <table:table-cell table:number-columns-repeated="2"/>
        </table:table-row>
        <table:table-row table:style-name="ro1">
          <table:table-cell office:value-type="float" office:value="33667.83" calcext:value-type="float">
            <text:p>33667,83</text:p>
          </table:table-cell>
          <table:table-cell office:value-type="float" office:value="60164.44" calcext:value-type="float">
            <text:p>60164,44</text:p>
          </table:table-cell>
          <table:table-cell/>
          <table:table-cell office:value-type="float" office:value="296752.79" calcext:value-type="float">
            <text:p>296752,79</text:p>
          </table:table-cell>
          <table:table-cell table:number-columns-repeated="2"/>
        </table:table-row>
        <table:table-row table:style-name="ro1">
          <table:table-cell office:value-type="float" office:value="33837.58" calcext:value-type="float">
            <text:p>33837,58</text:p>
          </table:table-cell>
          <table:table-cell office:value-type="float" office:value="75426.27" calcext:value-type="float">
            <text:p>75426,27</text:p>
          </table:table-cell>
          <table:table-cell/>
          <table:table-cell office:value-type="float" office:value="419304.61" calcext:value-type="float">
            <text:p>419304,61</text:p>
          </table:table-cell>
          <table:table-cell table:number-columns-repeated="2"/>
        </table:table-row>
        <table:table-row table:style-name="ro1">
          <table:table-cell office:value-type="float" office:value="46059.37" calcext:value-type="float">
            <text:p>46059,37</text:p>
          </table:table-cell>
          <table:table-cell office:value-type="float" office:value="72912.72" calcext:value-type="float">
            <text:p>72912,72</text:p>
          </table:table-cell>
          <table:table-cell/>
          <table:table-cell office:value-type="float" office:value="453095.39" calcext:value-type="float">
            <text:p>453095,39</text:p>
          </table:table-cell>
          <table:table-cell table:number-columns-repeated="2"/>
        </table:table-row>
        <table:table-row table:style-name="ro1">
          <table:table-cell office:value-type="float" office:value="44606.97" calcext:value-type="float">
            <text:p>44606,97</text:p>
          </table:table-cell>
          <table:table-cell office:value-type="float" office:value="64495.01" calcext:value-type="float">
            <text:p>64495,01</text:p>
          </table:table-cell>
          <table:table-cell/>
          <table:table-cell office:value-type="float" office:value="479623.1" calcext:value-type="float">
            <text:p>479623,1</text:p>
          </table:table-cell>
          <table:table-cell table:number-columns-repeated="2"/>
        </table:table-row>
        <table:table-row table:style-name="ro1">
          <table:table-cell office:value-type="float" office:value="45749.89" calcext:value-type="float">
            <text:p>45749,89</text:p>
          </table:table-cell>
          <table:table-cell office:value-type="float" office:value="63613.67" calcext:value-type="float">
            <text:p>63613,67</text:p>
          </table:table-cell>
          <table:table-cell/>
          <table:table-cell office:value-type="float" office:value="463203.09" calcext:value-type="float">
            <text:p>463203,09</text:p>
          </table:table-cell>
          <table:table-cell table:number-columns-repeated="2"/>
        </table:table-row>
        <table:table-row table:style-name="ro1">
          <table:table-cell office:value-type="float" office:value="46063.92" calcext:value-type="float">
            <text:p>46063,92</text:p>
          </table:table-cell>
          <table:table-cell office:value-type="float" office:value="78368.91" calcext:value-type="float">
            <text:p>78368,91</text:p>
          </table:table-cell>
          <table:table-cell/>
          <table:table-cell office:value-type="float" office:value="467071.71" calcext:value-type="float">
            <text:p>467071,71</text:p>
          </table:table-cell>
          <table:table-cell table:number-columns-repeated="2"/>
        </table:table-row>
        <table:table-row table:style-name="ro1">
          <table:table-cell office:value-type="float" office:value="55744.19" calcext:value-type="float">
            <text:p>55744,19</text:p>
          </table:table-cell>
          <table:table-cell office:value-type="float" office:value="54404.36" calcext:value-type="float">
            <text:p>54404,36</text:p>
          </table:table-cell>
          <table:table-cell/>
          <table:table-cell office:value-type="float" office:value="440531.88" calcext:value-type="float">
            <text:p>440531,88</text:p>
          </table:table-cell>
          <table:table-cell table:number-columns-repeated="2"/>
        </table:table-row>
        <table:table-row table:style-name="ro1">
          <table:table-cell office:value-type="float" office:value="47817.41" calcext:value-type="float">
            <text:p>47817,41</text:p>
          </table:table-cell>
          <table:table-cell office:value-type="float" office:value="73860.28" calcext:value-type="float">
            <text:p>73860,28</text:p>
          </table:table-cell>
          <table:table-cell/>
          <table:table-cell office:value-type="float" office:value="416680.31" calcext:value-type="float">
            <text:p>416680,31</text:p>
          </table:table-cell>
          <table:table-cell table:number-columns-repeated="2"/>
        </table:table-row>
        <table:table-row table:style-name="ro1">
          <table:table-cell office:value-type="float" office:value="53903.05" calcext:value-type="float">
            <text:p>53903,05</text:p>
          </table:table-cell>
          <table:table-cell office:value-type="float" office:value="64583.39" calcext:value-type="float">
            <text:p>64583,39</text:p>
          </table:table-cell>
          <table:table-cell/>
          <table:table-cell office:value-type="float" office:value="218521.62" calcext:value-type="float">
            <text:p>218521,62</text:p>
          </table:table-cell>
          <table:table-cell table:number-columns-repeated="2"/>
        </table:table-row>
        <table:table-row table:style-name="ro1">
          <table:table-cell office:value-type="float" office:value="55138.88" calcext:value-type="float">
            <text:p>55138,88</text:p>
          </table:table-cell>
          <table:table-cell office:value-type="float" office:value="62991.72" calcext:value-type="float">
            <text:p>62991,72</text:p>
          </table:table-cell>
          <table:table-cell/>
          <table:table-cell office:value-type="float" office:value="204331.08" calcext:value-type="float">
            <text:p>204331,08</text:p>
          </table:table-cell>
          <table:table-cell table:number-columns-repeated="2"/>
        </table:table-row>
        <table:table-row table:style-name="ro1">
          <table:table-cell office:value-type="float" office:value="57796.67" calcext:value-type="float">
            <text:p>57796,67</text:p>
          </table:table-cell>
          <table:table-cell office:value-type="float" office:value="62601.55" calcext:value-type="float">
            <text:p>62601,55</text:p>
          </table:table-cell>
          <table:table-cell/>
          <table:table-cell office:value-type="float" office:value="364278.62" calcext:value-type="float">
            <text:p>364278,62</text:p>
          </table:table-cell>
          <table:table-cell table:number-columns-repeated="2"/>
        </table:table-row>
        <table:table-row table:style-name="ro1">
          <table:table-cell office:value-type="float" office:value="58685.4" calcext:value-type="float">
            <text:p>58685,4</text:p>
          </table:table-cell>
          <table:table-cell office:value-type="float" office:value="70264.59" calcext:value-type="float">
            <text:p>70264,59</text:p>
          </table:table-cell>
          <table:table-cell/>
          <table:table-cell office:value-type="float" office:value="467071.71" calcext:value-type="float">
            <text:p>467071,71</text:p>
          </table:table-cell>
          <table:table-cell table:number-columns-repeated="2"/>
        </table:table-row>
        <table:table-row table:style-name="ro1">
          <table:table-cell office:value-type="float" office:value="57796.67" calcext:value-type="float">
            <text:p>57796,67</text:p>
          </table:table-cell>
          <table:table-cell office:value-type="float" office:value="70992.43" calcext:value-type="float">
            <text:p>70992,43</text:p>
          </table:table-cell>
          <table:table-cell/>
          <table:table-cell office:value-type="float" office:value="457893.45" calcext:value-type="float">
            <text:p>457893,45</text:p>
          </table:table-cell>
          <table:table-cell table:number-columns-repeated="2"/>
        </table:table-row>
        <table:table-row table:style-name="ro1">
          <table:table-cell office:value-type="float" office:value="49019.49" calcext:value-type="float">
            <text:p>49019,49</text:p>
          </table:table-cell>
          <table:table-cell office:value-type="float" office:value="66199.02" calcext:value-type="float">
            <text:p>66199,02</text:p>
          </table:table-cell>
          <table:table-cell/>
          <table:table-cell office:value-type="float" office:value="390785.8" calcext:value-type="float">
            <text:p>390785,8</text:p>
          </table:table-cell>
          <table:table-cell table:number-columns-repeated="2"/>
        </table:table-row>
        <table:table-row table:style-name="ro1">
          <table:table-cell office:value-type="float" office:value="51472.06" calcext:value-type="float">
            <text:p>51472,06</text:p>
          </table:table-cell>
          <table:table-cell office:value-type="float" office:value="67650.06" calcext:value-type="float">
            <text:p>67650,06</text:p>
          </table:table-cell>
          <table:table-cell/>
          <table:table-cell office:value-type="float" office:value="471482.01" calcext:value-type="float">
            <text:p>471482,01</text:p>
          </table:table-cell>
          <table:table-cell table:number-columns-repeated="2"/>
        </table:table-row>
        <table:table-row table:style-name="ro1">
          <table:table-cell office:value-type="float" office:value="54869.82" calcext:value-type="float">
            <text:p>54869,82</text:p>
          </table:table-cell>
          <table:table-cell office:value-type="float" office:value="72375.48" calcext:value-type="float">
            <text:p>72375,48</text:p>
          </table:table-cell>
          <table:table-cell/>
          <table:table-cell office:value-type="float" office:value="473290.9" calcext:value-type="float">
            <text:p>473290,9</text:p>
          </table:table-cell>
          <table:table-cell table:number-columns-repeated="2"/>
        </table:table-row>
        <table:table-row table:style-name="ro1">
          <table:table-cell office:value-type="float" office:value="52366.61" calcext:value-type="float">
            <text:p>52366,61</text:p>
          </table:table-cell>
          <table:table-cell office:value-type="float" office:value="69652" calcext:value-type="float">
            <text:p>69652</text:p>
          </table:table-cell>
          <table:table-cell/>
          <table:table-cell office:value-type="float" office:value="474361.46" calcext:value-type="float">
            <text:p>474361,46</text:p>
          </table:table-cell>
          <table:table-cell table:number-columns-repeated="2"/>
        </table:table-row>
        <table:table-row table:style-name="ro1">
          <table:table-cell office:value-type="float" office:value="53305" calcext:value-type="float">
            <text:p>53305</text:p>
          </table:table-cell>
          <table:table-cell office:value-type="float" office:value="62038.58" calcext:value-type="float">
            <text:p>62038,58</text:p>
          </table:table-cell>
          <table:table-cell/>
          <table:table-cell office:value-type="float" office:value="444453.11" calcext:value-type="float">
            <text:p>444453,11</text:p>
          </table:table-cell>
          <table:table-cell table:number-columns-repeated="2"/>
        </table:table-row>
        <table:table-row table:style-name="ro1">
          <table:table-cell office:value-type="float" office:value="58813.77" calcext:value-type="float">
            <text:p>58813,77</text:p>
          </table:table-cell>
          <table:table-cell office:value-type="float" office:value="74272.28" calcext:value-type="float">
            <text:p>74272,28</text:p>
          </table:table-cell>
          <table:table-cell/>
          <table:table-cell office:value-type="float" office:value="410000.39" calcext:value-type="float">
            <text:p>410000,39</text:p>
          </table:table-cell>
          <table:table-cell table:number-columns-repeated="2"/>
        </table:table-row>
        <table:table-row table:style-name="ro1">
          <table:table-cell office:value-type="float" office:value="53347.04" calcext:value-type="float">
            <text:p>53347,04</text:p>
          </table:table-cell>
          <table:table-cell office:value-type="float" office:value="74934.41" calcext:value-type="float">
            <text:p>74934,41</text:p>
          </table:table-cell>
          <table:table-cell/>
          <table:table-cell office:value-type="float" office:value="274640.13" calcext:value-type="float">
            <text:p>274640,13</text:p>
          </table:table-cell>
          <table:table-cell table:number-columns-repeated="2"/>
        </table:table-row>
        <table:table-row table:style-name="ro1">
          <table:table-cell office:value-type="float" office:value="53319.23" calcext:value-type="float">
            <text:p>53319,23</text:p>
          </table:table-cell>
          <table:table-cell office:value-type="float" office:value="58685.4" calcext:value-type="float">
            <text:p>58685,4</text:p>
          </table:table-cell>
          <table:table-cell/>
          <table:table-cell office:value-type="float" office:value="406031.36" calcext:value-type="float">
            <text:p>406031,36</text:p>
          </table:table-cell>
          <table:table-cell table:number-columns-repeated="2"/>
        </table:table-row>
        <table:table-row table:style-name="ro1">
          <table:table-cell office:value-type="float" office:value="58530.62" calcext:value-type="float">
            <text:p>58530,62</text:p>
          </table:table-cell>
          <table:table-cell office:value-type="float" office:value="75705.36" calcext:value-type="float">
            <text:p>75705,36</text:p>
          </table:table-cell>
          <table:table-cell/>
          <table:table-cell office:value-type="float" office:value="459146.58" calcext:value-type="float">
            <text:p>459146,58</text:p>
          </table:table-cell>
          <table:table-cell table:number-columns-repeated="2"/>
        </table:table-row>
        <table:table-row table:style-name="ro1">
          <table:table-cell office:value-type="float" office:value="58115.39" calcext:value-type="float">
            <text:p>58115,39</text:p>
          </table:table-cell>
          <table:table-cell office:value-type="float" office:value="57944.38" calcext:value-type="float">
            <text:p>57944,38</text:p>
          </table:table-cell>
          <table:table-cell/>
          <table:table-cell office:value-type="float" office:value="312099.41" calcext:value-type="float">
            <text:p>312099,41</text:p>
          </table:table-cell>
          <table:table-cell table:number-columns-repeated="2"/>
        </table:table-row>
        <table:table-row table:style-name="ro1">
          <table:table-cell office:value-type="float" office:value="53734.55" calcext:value-type="float">
            <text:p>53734,55</text:p>
          </table:table-cell>
          <table:table-cell office:value-type="float" office:value="59772.61" calcext:value-type="float">
            <text:p>59772,61</text:p>
          </table:table-cell>
          <table:table-cell/>
          <table:table-cell office:value-type="float" office:value="360118.83" calcext:value-type="float">
            <text:p>360118,83</text:p>
          </table:table-cell>
          <table:table-cell table:number-columns-repeated="2"/>
        </table:table-row>
        <table:table-row table:style-name="ro1">
          <table:table-cell office:value-type="float" office:value="55921.82" calcext:value-type="float">
            <text:p>55921,82</text:p>
          </table:table-cell>
          <table:table-cell office:value-type="float" office:value="68728.66" calcext:value-type="float">
            <text:p>68728,66</text:p>
          </table:table-cell>
          <table:table-cell/>
          <table:table-cell office:value-type="float" office:value="399838.32" calcext:value-type="float">
            <text:p>399838,32</text:p>
          </table:table-cell>
          <table:table-cell table:number-columns-repeated="2"/>
        </table:table-row>
        <table:table-row table:style-name="ro1">
          <table:table-cell office:value-type="float" office:value="56892.75" calcext:value-type="float">
            <text:p>56892,75</text:p>
          </table:table-cell>
          <table:table-cell office:value-type="float" office:value="67150.77" calcext:value-type="float">
            <text:p>67150,77</text:p>
          </table:table-cell>
          <table:table-cell/>
          <table:table-cell office:value-type="float" office:value="399039.48" calcext:value-type="float">
            <text:p>399039,48</text:p>
          </table:table-cell>
          <table:table-cell table:number-columns-repeated="2"/>
        </table:table-row>
        <table:table-row table:style-name="ro1">
          <table:table-cell office:value-type="float" office:value="55987.51" calcext:value-type="float">
            <text:p>55987,51</text:p>
          </table:table-cell>
          <table:table-cell office:value-type="float" office:value="62872.75" calcext:value-type="float">
            <text:p>62872,75</text:p>
          </table:table-cell>
          <table:table-cell/>
          <table:table-cell office:value-type="float" office:value="372429.76" calcext:value-type="float">
            <text:p>372429,76</text:p>
          </table:table-cell>
          <table:table-cell table:number-columns-repeated="2"/>
        </table:table-row>
        <table:table-row table:style-name="ro1">
          <table:table-cell office:value-type="float" office:value="54451.68" calcext:value-type="float">
            <text:p>54451,68</text:p>
          </table:table-cell>
          <table:table-cell office:value-type="float" office:value="62011.98" calcext:value-type="float">
            <text:p>62011,98</text:p>
          </table:table-cell>
          <table:table-cell/>
          <table:table-cell office:value-type="float" office:value="297806.31" calcext:value-type="float">
            <text:p>297806,31</text:p>
          </table:table-cell>
          <table:table-cell table:number-columns-repeated="2"/>
        </table:table-row>
        <table:table-row table:style-name="ro1">
          <table:table-cell office:value-type="float" office:value="53780.71" calcext:value-type="float">
            <text:p>53780,71</text:p>
          </table:table-cell>
          <table:table-cell office:value-type="float" office:value="74788.77" calcext:value-type="float">
            <text:p>74788,77</text:p>
          </table:table-cell>
          <table:table-cell/>
          <table:table-cell office:value-type="float" office:value="266745.36" calcext:value-type="float">
            <text:p>266745,36</text:p>
          </table:table-cell>
          <table:table-cell table:number-columns-repeated="2"/>
        </table:table-row>
        <table:table-row table:style-name="ro1">
          <table:table-cell office:value-type="float" office:value="57257" calcext:value-type="float">
            <text:p>57257</text:p>
          </table:table-cell>
          <table:table-cell office:value-type="float" office:value="57951.59" calcext:value-type="float">
            <text:p>57951,59</text:p>
          </table:table-cell>
          <table:table-cell/>
          <table:table-cell office:value-type="float" office:value="376948.32" calcext:value-type="float">
            <text:p>376948,32</text:p>
          </table:table-cell>
          <table:table-cell table:number-columns-repeated="2"/>
        </table:table-row>
        <table:table-row table:style-name="ro1">
          <table:table-cell office:value-type="float" office:value="53475.58" calcext:value-type="float">
            <text:p>53475,58</text:p>
          </table:table-cell>
          <table:table-cell office:value-type="float" office:value="71730.61" calcext:value-type="float">
            <text:p>71730,61</text:p>
          </table:table-cell>
          <table:table-cell/>
          <table:table-cell office:value-type="float" office:value="435184.06" calcext:value-type="float">
            <text:p>435184,06</text:p>
          </table:table-cell>
          <table:table-cell table:number-columns-repeated="2"/>
        </table:table-row>
        <table:table-row table:style-name="ro1">
          <table:table-cell office:value-type="float" office:value="56443.33" calcext:value-type="float">
            <text:p>56443,33</text:p>
          </table:table-cell>
          <table:table-cell office:value-type="float" office:value="65889.12" calcext:value-type="float">
            <text:p>65889,12</text:p>
          </table:table-cell>
          <table:table-cell/>
          <table:table-cell office:value-type="float" office:value="411852.32" calcext:value-type="float">
            <text:p>411852,32</text:p>
          </table:table-cell>
          <table:table-cell table:number-columns-repeated="2"/>
        </table:table-row>
        <table:table-row table:style-name="ro1">
          <table:table-cell office:value-type="float" office:value="51554.31" calcext:value-type="float">
            <text:p>51554,31</text:p>
          </table:table-cell>
          <table:table-cell office:value-type="float" office:value="65954.4" calcext:value-type="float">
            <text:p>65954,4</text:p>
          </table:table-cell>
          <table:table-cell/>
          <table:table-cell office:value-type="float" office:value="392174.29" calcext:value-type="float">
            <text:p>392174,29</text:p>
          </table:table-cell>
          <table:table-cell table:number-columns-repeated="2"/>
        </table:table-row>
        <table:table-row table:style-name="ro1">
          <table:table-cell office:value-type="float" office:value="57031.99" calcext:value-type="float">
            <text:p>57031,99</text:p>
          </table:table-cell>
          <table:table-cell office:value-type="float" office:value="64391.05" calcext:value-type="float">
            <text:p>64391,05</text:p>
          </table:table-cell>
          <table:table-cell/>
          <table:table-cell office:value-type="float" office:value="427728.33" calcext:value-type="float">
            <text:p>427728,33</text:p>
          </table:table-cell>
          <table:table-cell table:number-columns-repeated="2"/>
        </table:table-row>
        <table:table-row table:style-name="ro1">
          <table:table-cell office:value-type="float" office:value="52391.47" calcext:value-type="float">
            <text:p>52391,47</text:p>
          </table:table-cell>
          <table:table-cell office:value-type="float" office:value="77640.66" calcext:value-type="float">
            <text:p>77640,66</text:p>
          </table:table-cell>
          <table:table-cell/>
          <table:table-cell office:value-type="float" office:value="467279.86" calcext:value-type="float">
            <text:p>467279,86</text:p>
          </table:table-cell>
          <table:table-cell table:number-columns-repeated="2"/>
        </table:table-row>
        <table:table-row table:style-name="ro1">
          <table:table-cell office:value-type="float" office:value="52301.32" calcext:value-type="float">
            <text:p>52301,32</text:p>
          </table:table-cell>
          <table:table-cell office:value-type="float" office:value="75006.78" calcext:value-type="float">
            <text:p>75006,78</text:p>
          </table:table-cell>
          <table:table-cell/>
          <table:table-cell office:value-type="float" office:value="392431.14" calcext:value-type="float">
            <text:p>392431,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.00.0000</text:date>, <text:time style:data-style-name="N2" text:time-value="10:01:30.1343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0:01:48.269812000</meta:creation-date>
    <meta:editing-duration>PT1H47M58S</meta:editing-duration>
    <meta:editing-cycles>4</meta:editing-cycles>
    <meta:generator>LibreOffice/4.4.5.2$MacOSX_X86_64 LibreOffice_project/a22f674fd25a3b6f45bdebf25400ed2adff0ff99</meta:generator>
    <dc:date>2016-11-29T12:05:16.509522000</dc:date>
    <meta:document-statistic meta:table-count="1" meta:cell-count="15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719cm" svg:height="20.088cm" xlink:href=".." xlink:type="simple" chart:class="chart:line" chart:style-name="ch1">
        <chart:legend chart:legend-position="bottom" svg:x="7.105cm" svg:y="18.855cm" style:legend-expansion="wide" chart:style-name="ch2"/>
        <chart:plot-area chart:style-name="ch3" table:cell-range-address="Sheet1.A1:Sheet1.F70" chart:data-source-has-labels="row" svg:x="2.042cm" svg:y="0.401cm" svg:width="32.963cm" svg:height="16.755cm">
          <chartooo:coordinate-region svg:x="3.458cm" svg:y="0.588cm" svg:width="31.36cm" svg:height="15.945cm"/>
          <chart:axis chart:dimension="x" chart:name="primary-x" chart:style-name="ch4">
            <chart:title svg:x="15.818cm" svg:y="17.558cm" chart:style-name="ch5">
              <text:p>test runtime (seconds)</text:p>
            </chart:title>
          </chart:axis>
          <chart:axis chart:dimension="y" chart:name="primary-y" chart:style-name="ch6">
            <chart:title svg:x="0.451cm" svg:y="10.283cm" chart:style-name="ch7">
              <text:p>messages/s</text:p>
            </chart:title>
            <chart:grid chart:style-name="ch8" chart:class="major"/>
          </chart:axis>
          <chart:series chart:style-name="ch9" chart:values-cell-range-address="Sheet1.A2:Sheet1.A70" chart:label-cell-address="Sheet1.A1:Sheet1.A1" chart:class="chart:line">
            <chart:data-point chart:repeated="69"/>
          </chart:series>
          <chart:series chart:style-name="ch10" chart:values-cell-range-address="Sheet1.B2:Sheet1.B70" chart:label-cell-address="Sheet1.B1:Sheet1.B1" chart:class="chart:line">
            <chart:data-point chart:repeated="69"/>
          </chart:series>
          <chart:series chart:style-name="ch11" chart:values-cell-range-address="Sheet1.C2:Sheet1.C70" chart:label-cell-address="Sheet1.C1:Sheet1.C1" chart:class="chart:line">
            <chart:data-point chart:repeated="69"/>
          </chart:series>
          <chart:series chart:style-name="ch12" chart:values-cell-range-address="Sheet1.D2:Sheet1.D70" chart:label-cell-address="Sheet1.D1:Sheet1.D1" chart:class="chart:line">
            <chart:data-point chart:repeated="69"/>
          </chart:series>
          <chart:series chart:style-name="ch13" chart:values-cell-range-address="Sheet1.E2:Sheet1.E70" chart:label-cell-address="Sheet1.E1:Sheet1.E1" chart:class="chart:line">
            <chart:data-point chart:repeated="69"/>
          </chart:series>
          <chart:series chart:style-name="ch14" chart:values-cell-range-address="Sheet1.F2:Sheet1.F70" chart:label-cell-address="Sheet1.F1:Sheet1.F1" chart:class="chart:line">
            <chart:data-point chart:repeated="6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 2 – confluent consumer</text:p>
                <draw:g>
                  <svg:desc>Sheet1.A1:Sheet1.A1</svg:desc>
                </draw:g>
              </table:table-cell>
              <table:table-cell office:value-type="string">
                <text:p>Python 3 – confluent consumer</text:p>
                <draw:g>
                  <svg:desc>Sheet1.B1:Sheet1.B1</svg:desc>
                </draw:g>
              </table:table-cell>
              <table:table-cell office:value-type="string">
                <text:p>Python 2 – confluent consumer (-O flag)</text:p>
                <draw:g>
                  <svg:desc>Sheet1.C1:Sheet1.C1</svg:desc>
                </draw:g>
              </table:table-cell>
              <table:table-cell office:value-type="string">
                <text:p>Python 3 – confluent consumer (- O flag)</text:p>
                <draw:g>
                  <svg:desc>Sheet1.D1:Sheet1.D1</svg:desc>
                </draw:g>
              </table:table-cell>
              <table:table-cell office:value-type="string">
                <text:p>Python 3 – python_kafka consumer</text:p>
                <draw:g>
                  <svg:desc>Sheet1.E1:Sheet1.E1</svg:desc>
                </draw:g>
              </table:table-cell>
              <table:table-cell office:value-type="string">
                <text:p>logstash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912.87">
                <text:p>55912.87</text:p>
                <draw:g>
                  <svg:desc>Sheet1.A2:Sheet1.A70</svg:desc>
                </draw:g>
              </table:table-cell>
              <table:table-cell office:value-type="float" office:value="912.56">
                <text:p>912.56</text:p>
                <draw:g>
                  <svg:desc>Sheet1.B2:Sheet1.B70</svg:desc>
                </draw:g>
              </table:table-cell>
              <table:table-cell office:value-type="float" office:value="434417.81">
                <text:p>434417.81</text:p>
                <draw:g>
                  <svg:desc>Sheet1.C2:Sheet1.C70</svg:desc>
                </draw:g>
              </table:table-cell>
              <table:table-cell office:value-type="float" office:value="360490.24">
                <text:p>360490.24</text:p>
                <draw:g>
                  <svg:desc>Sheet1.D2:Sheet1.D70</svg:desc>
                </draw:g>
              </table:table-cell>
              <table:table-cell office:value-type="float" office:value="70151.77">
                <text:p>70151.77</text:p>
                <draw:g>
                  <svg:desc>Sheet1.E2:Sheet1.E70</svg:desc>
                </draw:g>
              </table:table-cell>
              <table:table-cell office:value-type="float" office:value="2319.83">
                <text:p>2319.83</text:p>
                <draw:g>
                  <svg:desc>Sheet1.F2:Sheet1.F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028.64">
                <text:p>56028.64</text:p>
              </table:table-cell>
              <table:table-cell office:value-type="float" office:value="79949.37">
                <text:p>79949.37</text:p>
              </table:table-cell>
              <table:table-cell office:value-type="float" office:value="427902.88">
                <text:p>427902.88</text:p>
              </table:table-cell>
              <table:table-cell office:value-type="float" office:value="394646.59">
                <text:p>394646.59</text:p>
              </table:table-cell>
              <table:table-cell office:value-type="float" office:value="2808.93">
                <text:p>2808.93</text:p>
              </table:table-cell>
              <table:table-cell office:value-type="float" office:value="2477.15">
                <text:p>2477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387.56">
                <text:p>51387.56</text:p>
              </table:table-cell>
              <table:table-cell office:value-type="float" office:value="45649.31">
                <text:p>45649.31</text:p>
              </table:table-cell>
              <table:table-cell office:value-type="float" office:value="409840.14">
                <text:p>409840.14</text:p>
              </table:table-cell>
              <table:table-cell office:value-type="float" office:value="285482.17">
                <text:p>285482.17</text:p>
              </table:table-cell>
              <table:table-cell office:value-type="float" office:value="59150.52">
                <text:p>59150.52</text:p>
              </table:table-cell>
              <table:table-cell office:value-type="float" office:value="2614.41">
                <text:p>2614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146.01">
                <text:p>58146.01</text:p>
              </table:table-cell>
              <table:table-cell office:value-type="float" office:value="71033.31">
                <text:p>71033.31</text:p>
              </table:table-cell>
              <table:table-cell office:value-type="float" office:value="438230.49">
                <text:p>438230.49</text:p>
              </table:table-cell>
              <table:table-cell office:value-type="float" office:value="368309.1">
                <text:p>368309.1</text:p>
              </table:table-cell>
              <table:table-cell office:value-type="float" office:value="61527.12">
                <text:p>61527.12</text:p>
              </table:table-cell>
              <table:table-cell office:value-type="float" office:value="2757.06">
                <text:p>2757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929.17">
                <text:p>36929.17</text:p>
              </table:table-cell>
              <table:table-cell office:value-type="float" office:value="73141.58">
                <text:p>73141.58</text:p>
              </table:table-cell>
              <table:table-cell office:value-type="float" office:value="439332.15">
                <text:p>439332.15</text:p>
              </table:table-cell>
              <table:table-cell office:value-type="float" office:value="440948.7">
                <text:p>440948.7</text:p>
              </table:table-cell>
              <table:table-cell office:value-type="float" office:value="2149.29">
                <text:p>2149.29</text:p>
              </table:table-cell>
              <table:table-cell office:value-type="float" office:value="2884.91">
                <text:p>2884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789.48">
                <text:p>31789.48</text:p>
              </table:table-cell>
              <table:table-cell office:value-type="float" office:value="56615.52">
                <text:p>56615.52</text:p>
              </table:table-cell>
              <table:table-cell office:value-type="float" office:value="370947.55">
                <text:p>370947.55</text:p>
              </table:table-cell>
              <table:table-cell office:value-type="float" office:value="452069.84">
                <text:p>452069.84</text:p>
              </table:table-cell>
              <table:table-cell office:value-type="float" office:value="71870.73">
                <text:p>71870.73</text:p>
              </table:table-cell>
              <table:table-cell office:value-type="float" office:value="2998.02">
                <text:p>2998.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793.34">
                <text:p>31793.34</text:p>
              </table:table-cell>
              <table:table-cell office:value-type="float" office:value="62916.13">
                <text:p>62916.13</text:p>
              </table:table-cell>
              <table:table-cell office:value-type="float" office:value="282406.68">
                <text:p>282406.68</text:p>
              </table:table-cell>
              <table:table-cell office:value-type="float" office:value="417717.76">
                <text:p>417717.76</text:p>
              </table:table-cell>
              <table:table-cell office:value-type="float" office:value="65002.77">
                <text:p>65002.77</text:p>
              </table:table-cell>
              <table:table-cell office:value-type="float" office:value="3118.97">
                <text:p>3118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428.44">
                <text:p>28428.44</text:p>
              </table:table-cell>
              <table:table-cell office:value-type="float" office:value="72950.76">
                <text:p>72950.76</text:p>
              </table:table-cell>
              <table:table-cell office:value-type="float" office:value="370357.97">
                <text:p>370357.97</text:p>
              </table:table-cell>
              <table:table-cell office:value-type="float" office:value="438597.09">
                <text:p>438597.09</text:p>
              </table:table-cell>
              <table:table-cell office:value-type="float" office:value="60407.93">
                <text:p>60407.93</text:p>
              </table:table-cell>
              <table:table-cell office:value-type="float" office:value="3215.21">
                <text:p>3215.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62.59">
                <text:p>30262.59</text:p>
              </table:table-cell>
              <table:table-cell office:value-type="float" office:value="53168.51">
                <text:p>53168.51</text:p>
              </table:table-cell>
              <table:table-cell office:value-type="float" office:value="244565.83">
                <text:p>244565.83</text:p>
              </table:table-cell>
              <table:table-cell office:value-type="float" office:value="440115.84">
                <text:p>440115.84</text:p>
              </table:table-cell>
              <table:table-cell office:value-type="float" office:value="69007.96">
                <text:p>69007.96</text:p>
              </table:table-cell>
              <table:table-cell office:value-type="float" office:value="3312.27">
                <text:p>3312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124.08">
                <text:p>29124.08</text:p>
              </table:table-cell>
              <table:table-cell office:value-type="float" office:value="60430.56">
                <text:p>60430.56</text:p>
              </table:table-cell>
              <table:table-cell office:value-type="float" office:value="364563.58">
                <text:p>364563.58</text:p>
              </table:table-cell>
              <table:table-cell office:value-type="float" office:value="460406.59">
                <text:p>460406.59</text:p>
              </table:table-cell>
              <table:table-cell office:value-type="float" office:value="547.99">
                <text:p>547.99</text:p>
              </table:table-cell>
              <table:table-cell office:value-type="float" office:value="3460.03">
                <text:p>3460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867.96">
                <text:p>26867.96</text:p>
              </table:table-cell>
              <table:table-cell office:value-type="float" office:value="58678.83">
                <text:p>58678.83</text:p>
              </table:table-cell>
              <table:table-cell office:value-type="float" office:value="418050.83">
                <text:p>418050.83</text:p>
              </table:table-cell>
              <table:table-cell office:value-type="float" office:value="274946.18">
                <text:p>274946.18</text:p>
              </table:table-cell>
              <table:table-cell office:value-type="float" office:value="71879.35">
                <text:p>71879.35</text:p>
              </table:table-cell>
              <table:table-cell office:value-type="float" office:value="3642.71">
                <text:p>3642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35.06">
                <text:p>26235.06</text:p>
              </table:table-cell>
              <table:table-cell office:value-type="float" office:value="72081.94">
                <text:p>72081.94</text:p>
              </table:table-cell>
              <table:table-cell office:value-type="float" office:value="427553.92">
                <text:p>427553.92</text:p>
              </table:table-cell>
              <table:table-cell office:value-type="float" office:value="266525">
                <text:p>266525</text:p>
              </table:table-cell>
              <table:table-cell office:value-type="float" office:value="75723.13">
                <text:p>75723.13</text:p>
              </table:table-cell>
              <table:table-cell office:value-type="float" office:value="3841.74">
                <text:p>3841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639.57">
                <text:p>27639.57</text:p>
              </table:table-cell>
              <table:table-cell office:value-type="float" office:value="58606.68">
                <text:p>58606.68</text:p>
              </table:table-cell>
              <table:table-cell office:value-type="float" office:value="421962.17">
                <text:p>421962.17</text:p>
              </table:table-cell>
              <table:table-cell office:value-type="float" office:value="209862.1">
                <text:p>209862.1</text:p>
              </table:table-cell>
              <table:table-cell office:value-type="float" office:value="62551.14">
                <text:p>62551.14</text:p>
              </table:table-cell>
              <table:table-cell office:value-type="float" office:value="4000.41">
                <text:p>4000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534.51">
                <text:p>27534.51</text:p>
              </table:table-cell>
              <table:table-cell office:value-type="float" office:value="56740.36">
                <text:p>56740.36</text:p>
              </table:table-cell>
              <table:table-cell office:value-type="float" office:value="431601.56">
                <text:p>431601.56</text:p>
              </table:table-cell>
              <table:table-cell office:value-type="float" office:value="402099.89">
                <text:p>402099.89</text:p>
              </table:table-cell>
              <table:table-cell office:value-type="float" office:value="59934.04">
                <text:p>59934.04</text:p>
              </table:table-cell>
              <table:table-cell office:value-type="float" office:value="4147.94">
                <text:p>4147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309.61">
                <text:p>26309.61</text:p>
              </table:table-cell>
              <table:table-cell office:value-type="float" office:value="78690.91">
                <text:p>78690.91</text:p>
              </table:table-cell>
              <table:table-cell office:value-type="float" office:value="329611.32">
                <text:p>329611.32</text:p>
              </table:table-cell>
              <table:table-cell office:value-type="float" office:value="260208.7">
                <text:p>260208.7</text:p>
              </table:table-cell>
              <table:table-cell office:value-type="float" office:value="65180.56">
                <text:p>65180.56</text:p>
              </table:table-cell>
              <table:table-cell office:value-type="float" office:value="4296.25">
                <text:p>4296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739.98">
                <text:p>25739.98</text:p>
              </table:table-cell>
              <table:table-cell office:value-type="float" office:value="62652.98">
                <text:p>62652.98</text:p>
              </table:table-cell>
              <table:table-cell office:value-type="float" office:value="326252.64">
                <text:p>326252.64</text:p>
              </table:table-cell>
              <table:table-cell office:value-type="float" office:value="438413.71">
                <text:p>438413.71</text:p>
              </table:table-cell>
              <table:table-cell office:value-type="float" office:value="1045.09">
                <text:p>1045.09</text:p>
              </table:table-cell>
              <table:table-cell office:value-type="float" office:value="4424.07">
                <text:p>4424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10.12">
                <text:p>27210.12</text:p>
              </table:table-cell>
              <table:table-cell office:value-type="float" office:value="68563.51">
                <text:p>68563.51</text:p>
              </table:table-cell>
              <table:table-cell office:value-type="float" office:value="308745.23">
                <text:p>308745.23</text:p>
              </table:table-cell>
              <table:table-cell office:value-type="float" office:value="400831.8">
                <text:p>400831.8</text:p>
              </table:table-cell>
              <table:table-cell office:value-type="float" office:value="71814.13">
                <text:p>71814.13</text:p>
              </table:table-cell>
              <table:table-cell office:value-type="float" office:value="4531.07">
                <text:p>453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493">
                <text:p>24493</text:p>
              </table:table-cell>
              <table:table-cell office:value-type="float" office:value="69900.41">
                <text:p>69900.41</text:p>
              </table:table-cell>
              <table:table-cell office:value-type="float" office:value="325215.48">
                <text:p>325215.48</text:p>
              </table:table-cell>
              <table:table-cell office:value-type="float" office:value="437636.06">
                <text:p>437636.06</text:p>
              </table:table-cell>
              <table:table-cell office:value-type="float" office:value="74003.63">
                <text:p>74003.63</text:p>
              </table:table-cell>
              <table:table-cell office:value-type="float" office:value="4388.43">
                <text:p>4388.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580.85">
                <text:p>24580.85</text:p>
              </table:table-cell>
              <table:table-cell office:value-type="float" office:value="53977.97">
                <text:p>53977.97</text:p>
              </table:table-cell>
              <table:table-cell office:value-type="float" office:value="400487.35">
                <text:p>400487.35</text:p>
              </table:table-cell>
              <table:table-cell office:value-type="float" office:value="357266.1">
                <text:p>357266.1</text:p>
              </table:table-cell>
              <table:table-cell office:value-type="float" office:value="67531.34">
                <text:p>67531.34</text:p>
              </table:table-cell>
              <table:table-cell office:value-type="float" office:value="4188.16">
                <text:p>4188.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86.79">
                <text:p>24186.79</text:p>
              </table:table-cell>
              <table:table-cell office:value-type="float" office:value="65833.28">
                <text:p>65833.28</text:p>
              </table:table-cell>
              <table:table-cell office:value-type="float" office:value="361017.73">
                <text:p>361017.73</text:p>
              </table:table-cell>
              <table:table-cell office:value-type="float" office:value="265042.91">
                <text:p>265042.91</text:p>
              </table:table-cell>
              <table:table-cell office:value-type="float" office:value="70328.21">
                <text:p>70328.21</text:p>
              </table:table-cell>
              <table:table-cell office:value-type="float" office:value="4119.83">
                <text:p>4119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55.77">
                <text:p>20055.77</text:p>
              </table:table-cell>
              <table:table-cell office:value-type="float" office:value="68544.46">
                <text:p>68544.46</text:p>
              </table:table-cell>
              <table:table-cell office:value-type="float" office:value="416845.96">
                <text:p>416845.96</text:p>
              </table:table-cell>
              <table:table-cell office:value-type="float" office:value="327552.05">
                <text:p>327552.05</text:p>
              </table:table-cell>
              <table:table-cell office:value-type="float" office:value="58743.75">
                <text:p>58743.75</text:p>
              </table:table-cell>
              <table:table-cell office:value-type="float" office:value="4261.85">
                <text:p>4261.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909.7">
                <text:p>18909.7</text:p>
              </table:table-cell>
              <table:table-cell office:value-type="float" office:value="57623.56">
                <text:p>57623.56</text:p>
              </table:table-cell>
              <table:table-cell office:value-type="float" office:value="438047.42">
                <text:p>438047.42</text:p>
              </table:table-cell>
              <table:table-cell office:value-type="float" office:value="351871.14">
                <text:p>351871.14</text:p>
              </table:table-cell>
              <table:table-cell office:value-type="float" office:value="72285.67">
                <text:p>72285.67</text:p>
              </table:table-cell>
              <table:table-cell office:value-type="float" office:value="4371.09">
                <text:p>4371.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99.7">
                <text:p>18199.7</text:p>
              </table:table-cell>
              <table:table-cell office:value-type="float" office:value="69482.38">
                <text:p>69482.38</text:p>
              </table:table-cell>
              <table:table-cell office:value-type="float" office:value="363899.36">
                <text:p>363899.36</text:p>
              </table:table-cell>
              <table:table-cell office:value-type="float" office:value="445633.66">
                <text:p>445633.66</text:p>
              </table:table-cell>
              <table:table-cell office:value-type="float" office:value="67385.96">
                <text:p>67385.96</text:p>
              </table:table-cell>
              <table:table-cell office:value-type="float" office:value="4478.07">
                <text:p>4478.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921.05">
                <text:p>15921.05</text:p>
              </table:table-cell>
              <table:table-cell office:value-type="float" office:value="74895.61">
                <text:p>74895.61</text:p>
              </table:table-cell>
              <table:table-cell office:value-type="float" office:value="422089.56">
                <text:p>422089.56</text:p>
              </table:table-cell>
              <table:table-cell office:value-type="float" office:value="470371.65">
                <text:p>470371.65</text:p>
              </table:table-cell>
              <table:table-cell office:value-type="float" office:value="62613.7">
                <text:p>62613.7</text:p>
              </table:table-cell>
              <table:table-cell office:value-type="float" office:value="4592.65">
                <text:p>4592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13.8">
                <text:p>16613.8</text:p>
              </table:table-cell>
              <table:table-cell office:value-type="float" office:value="66720.29">
                <text:p>66720.29</text:p>
              </table:table-cell>
              <table:table-cell office:value-type="float" office:value="430847.87">
                <text:p>430847.87</text:p>
              </table:table-cell>
              <table:table-cell office:value-type="float" office:value="473718.55">
                <text:p>473718.55</text:p>
              </table:table-cell>
              <table:table-cell office:value-type="float" office:value="63763.57">
                <text:p>63763.57</text:p>
              </table:table-cell>
              <table:table-cell office:value-type="float" office:value="4696.06">
                <text:p>4696.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884.5">
                <text:p>14884.5</text:p>
              </table:table-cell>
              <table:table-cell office:value-type="float" office:value="64176.27">
                <text:p>64176.27</text:p>
              </table:table-cell>
              <table:table-cell office:value-type="float" office:value="437043.24">
                <text:p>437043.24</text:p>
              </table:table-cell>
              <table:table-cell office:value-type="float" office:value="475275.24">
                <text:p>475275.24</text:p>
              </table:table-cell>
              <table:table-cell office:value-type="float" office:value="64724.92">
                <text:p>64724.92</text:p>
              </table:table-cell>
              <table:table-cell office:value-type="float" office:value="4788.87">
                <text:p>4788.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26.82">
                <text:p>17326.82</text:p>
              </table:table-cell>
              <table:table-cell office:value-type="float" office:value="76834.23">
                <text:p>76834.23</text:p>
              </table:table-cell>
              <table:table-cell office:value-type="float" office:value="376643.68">
                <text:p>376643.68</text:p>
              </table:table-cell>
              <table:table-cell office:value-type="float" office:value="475706.48">
                <text:p>475706.48</text:p>
              </table:table-cell>
              <table:table-cell office:value-type="float" office:value="61353.42">
                <text:p>61353.42</text:p>
              </table:table-cell>
              <table:table-cell office:value-type="float" office:value="4875.84">
                <text:p>4875.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105.86">
                <text:p>16105.86</text:p>
              </table:table-cell>
              <table:table-cell office:value-type="float" office:value="65815.72">
                <text:p>65815.72</text:p>
              </table:table-cell>
              <table:table-cell office:value-type="float" office:value="204211.69">
                <text:p>204211.69</text:p>
              </table:table-cell>
              <table:table-cell office:value-type="float" office:value="387428.78">
                <text:p>387428.78</text:p>
              </table:table-cell>
              <table:table-cell office:value-type="float" office:value="63179.6">
                <text:p>63179.6</text:p>
              </table:table-cell>
              <table:table-cell office:value-type="float" office:value="4816.6">
                <text:p>4816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75.93">
                <text:p>13375.93</text:p>
              </table:table-cell>
              <table:table-cell office:value-type="float" office:value="64242.12">
                <text:p>64242.12</text:p>
              </table:table-cell>
              <table:table-cell office:value-type="float" office:value="331775.35">
                <text:p>331775.35</text:p>
              </table:table-cell>
              <table:table-cell office:value-type="float" office:value="367502.32">
                <text:p>367502.32</text:p>
              </table:table-cell>
              <table:table-cell office:value-type="float" office:value="69656.62">
                <text:p>69656.62</text:p>
              </table:table-cell>
              <table:table-cell office:value-type="float" office:value="4912.1">
                <text:p>4912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49.76">
                <text:p>11849.76</text:p>
              </table:table-cell>
              <table:table-cell office:value-type="float" office:value="67376.21">
                <text:p>67376.21</text:p>
              </table:table-cell>
              <table:table-cell office:value-type="float" office:value="363899.36">
                <text:p>363899.36</text:p>
              </table:table-cell>
              <table:table-cell office:value-type="float" office:value="429524.22">
                <text:p>429524.22</text:p>
              </table:table-cell>
              <table:table-cell office:value-type="float" office:value="61580.42">
                <text:p>61580.42</text:p>
              </table:table-cell>
              <table:table-cell office:value-type="float" office:value="4985.85">
                <text:p>4985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132.37">
                <text:p>16132.37</text:p>
              </table:table-cell>
              <table:table-cell office:value-type="float" office:value="75466.98">
                <text:p>75466.98</text:p>
              </table:table-cell>
              <table:table-cell office:value-type="float" office:value="423367.72">
                <text:p>423367.72</text:p>
              </table:table-cell>
              <table:table-cell office:value-type="float" office:value="367244.9">
                <text:p>367244.9</text:p>
              </table:table-cell>
              <table:table-cell office:value-type="float" office:value="1312.49">
                <text:p>1312.49</text:p>
              </table:table-cell>
              <table:table-cell office:value-type="float" office:value="5047.06">
                <text:p>5047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471.6">
                <text:p>20471.6</text:p>
              </table:table-cell>
              <table:table-cell office:value-type="float" office:value="56921.31">
                <text:p>56921.31</text:p>
              </table:table-cell>
              <table:table-cell office:value-type="float" office:value="435545.59">
                <text:p>435545.59</text:p>
              </table:table-cell>
              <table:table-cell office:value-type="float" office:value="232345.67">
                <text:p>232345.67</text:p>
              </table:table-cell>
              <table:table-cell office:value-type="float" office:value="68676.89">
                <text:p>68676.89</text:p>
              </table:table-cell>
              <table:table-cell office:value-type="float" office:value="5117.38">
                <text:p>5117.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31.63">
                <text:p>16131.63</text:p>
              </table:table-cell>
              <table:table-cell office:value-type="float" office:value="69193.53">
                <text:p>69193.53</text:p>
              </table:table-cell>
              <table:table-cell office:value-type="float" office:value="393535.75">
                <text:p>393535.75</text:p>
              </table:table-cell>
              <table:table-cell office:value-type="float" office:value="416845.96">
                <text:p>416845.96</text:p>
              </table:table-cell>
              <table:table-cell office:value-type="float" office:value="74996.05">
                <text:p>74996.05</text:p>
              </table:table-cell>
              <table:table-cell office:value-type="float" office:value="5193.59">
                <text:p>5193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80.64">
                <text:p>10080.64</text:p>
              </table:table-cell>
              <table:table-cell office:value-type="float" office:value="68180.11">
                <text:p>68180.11</text:p>
              </table:table-cell>
              <table:table-cell office:value-type="float" office:value="295415.13">
                <text:p>295415.13</text:p>
              </table:table-cell>
              <table:table-cell office:value-type="float" office:value="347239.34">
                <text:p>347239.34</text:p>
              </table:table-cell>
              <table:table-cell office:value-type="float" office:value="64037.13">
                <text:p>64037.13</text:p>
              </table:table-cell>
              <table:table-cell office:value-type="float" office:value="5276.36">
                <text:p>5276.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65.16">
                <text:p>10265.16</text:p>
              </table:table-cell>
              <table:table-cell office:value-type="float" office:value="67078.81">
                <text:p>67078.81</text:p>
              </table:table-cell>
              <table:table-cell office:value-type="float" office:value="328732.97">
                <text:p>328732.97</text:p>
              </table:table-cell>
              <table:table-cell office:value-type="float" office:value="360118.83">
                <text:p>360118.83</text:p>
              </table:table-cell>
              <table:table-cell office:value-type="float" office:value="56151.65">
                <text:p>56151.65</text:p>
              </table:table-cell>
              <table:table-cell office:value-type="float" office:value="5348.29">
                <text:p>5348.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855.14">
                <text:p>15855.14</text:p>
              </table:table-cell>
              <table:table-cell office:value-type="float" office:value="52739.97">
                <text:p>52739.97</text:p>
              </table:table-cell>
              <table:table-cell office:value-type="float" office:value="413191.21">
                <text:p>413191.21</text:p>
              </table:table-cell>
              <table:table-cell office:value-type="float" office:value="440717.03">
                <text:p>440717.03</text:p>
              </table:table-cell>
              <table:table-cell office:value-type="float" office:value="70224.59">
                <text:p>70224.59</text:p>
              </table:table-cell>
              <table:table-cell office:value-type="float" office:value="5399.65">
                <text:p>5399.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847.78">
                <text:p>22847.78</text:p>
              </table:table-cell>
              <table:table-cell office:value-type="float" office:value="74194.76">
                <text:p>74194.76</text:p>
              </table:table-cell>
              <table:table-cell office:value-type="float" office:value="435726.57">
                <text:p>435726.57</text:p>
              </table:table-cell>
              <table:table-cell office:value-type="float" office:value="410522.07">
                <text:p>410522.07</text:p>
              </table:table-cell>
              <table:table-cell office:value-type="float" office:value="62621.18">
                <text:p>62621.18</text:p>
              </table:table-cell>
              <table:table-cell office:value-type="float" office:value="5437.53">
                <text:p>5437.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272.2">
                <text:p>26272.2</text:p>
              </table:table-cell>
              <table:table-cell office:value-type="float" office:value="63877.19">
                <text:p>63877.19</text:p>
              </table:table-cell>
              <table:table-cell office:value-type="float" office:value="372992.8">
                <text:p>372992.8</text:p>
              </table:table-cell>
              <table:table-cell office:value-type="float" office:value="375094.26">
                <text:p>375094.26</text:p>
              </table:table-cell>
              <table:table-cell office:value-type="float" office:value="62304.91">
                <text:p>62304.91</text:p>
              </table:table-cell>
              <table:table-cell office:value-type="float" office:value="5461.9">
                <text:p>5461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896.74">
                <text:p>24896.74</text:p>
              </table:table-cell>
              <table:table-cell office:value-type="float" office:value="64885.12">
                <text:p>64885.12</text:p>
              </table:table-cell>
              <table:table-cell office:value-type="float" office:value="398546.56">
                <text:p>398546.56</text:p>
              </table:table-cell>
              <table:table-cell office:value-type="float" office:value="348075.02">
                <text:p>348075.02</text:p>
              </table:table-cell>
              <table:table-cell office:value-type="float" office:value="67759.35">
                <text:p>67759.35</text:p>
              </table:table-cell>
              <table:table-cell office:value-type="float" office:value="5467.88">
                <text:p>5467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70.7">
                <text:p>12870.7</text:p>
              </table:table-cell>
              <table:table-cell office:value-type="float" office:value="71093.51">
                <text:p>71093.51</text:p>
              </table:table-cell>
              <table:table-cell office:value-type="float" office:value="356628.18">
                <text:p>356628.18</text:p>
              </table:table-cell>
              <table:table-cell office:value-type="float" office:value="415277.62">
                <text:p>415277.62</text:p>
              </table:table-cell>
              <table:table-cell office:value-type="float" office:value="1515.23">
                <text:p>1515.23</text:p>
              </table:table-cell>
              <table:table-cell office:value-type="float" office:value="5522.86">
                <text:p>5522.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937.76">
                <text:p>39937.76</text:p>
              </table:table-cell>
              <table:table-cell office:value-type="float" office:value="70606.42">
                <text:p>70606.42</text:p>
              </table:table-cell>
              <table:table-cell office:value-type="float" office:value="343176.57">
                <text:p>343176.57</text:p>
              </table:table-cell>
              <table:table-cell office:value-type="float" office:value="319395.67">
                <text:p>319395.67</text:p>
              </table:table-cell>
              <table:table-cell office:value-type="float" office:value="61091.59">
                <text:p>61091.59</text:p>
              </table:table-cell>
              <table:table-cell office:value-type="float" office:value="5524.25">
                <text:p>5524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9.84">
                <text:p>42009.84</text:p>
              </table:table-cell>
              <table:table-cell office:value-type="float" office:value="57234.34">
                <text:p>57234.34</text:p>
              </table:table-cell>
              <table:table-cell office:value-type="float" office:value="361515.6">
                <text:p>361515.6</text:p>
              </table:table-cell>
              <table:table-cell office:value-type="float" office:value="464434.06">
                <text:p>464434.06</text:p>
              </table:table-cell>
              <table:table-cell office:value-type="float" office:value="77597.57">
                <text:p>77597.57</text:p>
              </table:table-cell>
              <table:table-cell office:value-type="float" office:value="5531.7">
                <text:p>5531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058.01">
                <text:p>36058.01</text:p>
              </table:table-cell>
              <table:table-cell office:value-type="float" office:value="67422.78">
                <text:p>67422.78</text:p>
              </table:table-cell>
              <table:table-cell office:value-type="float" office:value="303780.98">
                <text:p>303780.98</text:p>
              </table:table-cell>
              <table:table-cell office:value-type="float" office:value="465103.57">
                <text:p>465103.57</text:p>
              </table:table-cell>
              <table:table-cell office:value-type="float" office:value="69877.12">
                <text:p>69877.12</text:p>
              </table:table-cell>
              <table:table-cell office:value-type="float" office:value="5566.31">
                <text:p>5566.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315.12">
                <text:p>21315.12</text:p>
              </table:table-cell>
              <table:table-cell office:value-type="float" office:value="73713.6">
                <text:p>73713.6</text:p>
              </table:table-cell>
              <table:table-cell office:value-type="float" office:value="387142.7">
                <text:p>387142.7</text:p>
              </table:table-cell>
              <table:table-cell office:value-type="float" office:value="314462.74">
                <text:p>314462.74</text:p>
              </table:table-cell>
              <table:table-cell office:value-type="float" office:value="64358.44">
                <text:p>64358.44</text:p>
              </table:table-cell>
              <table:table-cell office:value-type="float" office:value="5574.57">
                <text:p>5574.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381.26">
                <text:p>25381.26</text:p>
              </table:table-cell>
              <table:table-cell office:value-type="float" office:value="64424.67">
                <text:p>64424.67</text:p>
              </table:table-cell>
              <table:table-cell office:value-type="float" office:value="243784.02">
                <text:p>243784.02</text:p>
              </table:table-cell>
              <table:table-cell office:value-type="float" office:value="344133.9">
                <text:p>344133.9</text:p>
              </table:table-cell>
              <table:table-cell office:value-type="float" office:value="60467.15">
                <text:p>60467.15</text:p>
              </table:table-cell>
              <table:table-cell office:value-type="float" office:value="5584.71">
                <text:p>5584.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763.52">
                <text:p>18763.52</text:p>
              </table:table-cell>
              <table:table-cell office:value-type="float" office:value="64470.23">
                <text:p>64470.23</text:p>
              </table:table-cell>
              <table:table-cell office:value-type="float" office:value="440162.03">
                <text:p>440162.03</text:p>
              </table:table-cell>
              <table:table-cell office:value-type="float" office:value="446012.76">
                <text:p>446012.76</text:p>
              </table:table-cell>
              <table:table-cell office:value-type="float" office:value="66120.76">
                <text:p>66120.76</text:p>
              </table:table-cell>
              <table:table-cell office:value-type="float" office:value="5605.78">
                <text:p>5605.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757.52">
                <text:p>33757.52</text:p>
              </table:table-cell>
              <table:table-cell office:value-type="float" office:value="70696.87">
                <text:p>70696.87</text:p>
              </table:table-cell>
              <table:table-cell office:value-type="float" office:value="443841.69">
                <text:p>443841.69</text:p>
              </table:table-cell>
              <table:table-cell office:value-type="float" office:value="471694.11">
                <text:p>471694.11</text:p>
              </table:table-cell>
              <table:table-cell office:value-type="float" office:value="59104.67">
                <text:p>59104.67</text:p>
              </table:table-cell>
              <table:table-cell office:value-type="float" office:value="5636.48">
                <text:p>5636.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281.77">
                <text:p>38281.77</text:p>
              </table:table-cell>
              <table:table-cell office:value-type="float" office:value="55670.2">
                <text:p>55670.2</text:p>
              </table:table-cell>
              <table:table-cell office:value-type="float" office:value="442250.53">
                <text:p>442250.53</text:p>
              </table:table-cell>
              <table:table-cell office:value-type="float" office:value="457045.22">
                <text:p>457045.22</text:p>
              </table:table-cell>
              <table:table-cell office:value-type="float" office:value="67878.88">
                <text:p>67878.88</text:p>
              </table:table-cell>
              <table:table-cell office:value-type="float" office:value="5634.63">
                <text:p>5634.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083.1">
                <text:p>47083.1</text:p>
              </table:table-cell>
              <table:table-cell office:value-type="float" office:value="64791.91">
                <text:p>64791.91</text:p>
              </table:table-cell>
              <table:table-cell office:value-type="float" office:value="359070.63">
                <text:p>359070.63</text:p>
              </table:table-cell>
              <table:table-cell office:value-type="float" office:value="451631.74">
                <text:p>451631.74</text:p>
              </table:table-cell>
              <table:table-cell office:value-type="float" office:value="69579.2">
                <text:p>69579.2</text:p>
              </table:table-cell>
              <table:table-cell office:value-type="float" office:value="5658.38">
                <text:p>5658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357.64">
                <text:p>39357.64</text:p>
              </table:table-cell>
              <table:table-cell office:value-type="float" office:value="67421.7">
                <text:p>67421.7</text:p>
              </table:table-cell>
              <table:table-cell office:value-type="float" office:value="409160.47">
                <text:p>409160.47</text:p>
              </table:table-cell>
              <table:table-cell office:value-type="float" office:value="471217.17">
                <text:p>471217.17</text:p>
              </table:table-cell>
              <table:table-cell office:value-type="float" office:value="1675.58">
                <text:p>1675.58</text:p>
              </table:table-cell>
              <table:table-cell office:value-type="float" office:value="5696.84">
                <text:p>5696.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7884.01">
                <text:p>47884.01</text:p>
              </table:table-cell>
              <table:table-cell office:value-type="float" office:value="72333.05">
                <text:p>72333.05</text:p>
              </table:table-cell>
              <table:table-cell office:value-type="float" office:value="364278.62">
                <text:p>364278.62</text:p>
              </table:table-cell>
              <table:table-cell office:value-type="float" office:value="302466.58">
                <text:p>302466.58</text:p>
              </table:table-cell>
              <table:table-cell office:value-type="float" office:value="69857.33">
                <text:p>69857.33</text:p>
              </table:table-cell>
              <table:table-cell office:value-type="float" office:value="5722.5">
                <text:p>572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968.83">
                <text:p>55968.83</text:p>
              </table:table-cell>
              <table:table-cell office:value-type="float" office:value="51492.92">
                <text:p>51492.92</text:p>
              </table:table-cell>
              <table:table-cell office:value-type="float" office:value="300580.77">
                <text:p>300580.77</text:p>
              </table:table-cell>
              <table:table-cell office:value-type="float" office:value="475976.4">
                <text:p>475976.4</text:p>
              </table:table-cell>
              <table:table-cell office:value-type="float" office:value="63832.47">
                <text:p>63832.47</text:p>
              </table:table-cell>
              <table:table-cell office:value-type="float" office:value="5742.98">
                <text:p>5742.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220.9">
                <text:p>56220.9</text:p>
              </table:table-cell>
              <table:table-cell office:value-type="float" office:value="67554.18">
                <text:p>67554.18</text:p>
              </table:table-cell>
              <table:table-cell office:value-type="float" office:value="291190.22">
                <text:p>291190.22</text:p>
              </table:table-cell>
              <table:table-cell office:value-type="float" office:value="471906.39">
                <text:p>471906.39</text:p>
              </table:table-cell>
              <table:table-cell office:value-type="float" office:value="57696.49">
                <text:p>57696.49</text:p>
              </table:table-cell>
              <table:table-cell office:value-type="float" office:value="5739.67">
                <text:p>5739.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716.62">
                <text:p>58716.62</text:p>
              </table:table-cell>
              <table:table-cell office:value-type="float" office:value="66308.91">
                <text:p>66308.91</text:p>
              </table:table-cell>
              <table:table-cell office:value-type="float" office:value="301574.92">
                <text:p>301574.92</text:p>
              </table:table-cell>
              <table:table-cell office:value-type="float" office:value="431024.97">
                <text:p>431024.97</text:p>
              </table:table-cell>
              <table:table-cell office:value-type="float" office:value="66752.14">
                <text:p>66752.14</text:p>
              </table:table-cell>
              <table:table-cell office:value-type="float" office:value="5743.74">
                <text:p>5743.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697.55">
                <text:p>55697.55</text:p>
              </table:table-cell>
              <table:table-cell office:value-type="float" office:value="57650.49">
                <text:p>57650.49</text:p>
              </table:table-cell>
              <table:table-cell office:value-type="float" office:value="369412.01">
                <text:p>369412.01</text:p>
              </table:table-cell>
              <table:table-cell office:value-type="float" office:value="460608.83">
                <text:p>460608.83</text:p>
              </table:table-cell>
              <table:table-cell office:value-type="float" office:value="61694.55">
                <text:p>61694.55</text:p>
              </table:table-cell>
              <table:table-cell office:value-type="float" office:value="5737.88">
                <text:p>5737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8180.69">
                <text:p>58180.69</text:p>
              </table:table-cell>
              <table:table-cell office:value-type="float" office:value="66211.56">
                <text:p>66211.56</text:p>
              </table:table-cell>
              <table:table-cell office:value-type="float" office:value="377627.08">
                <text:p>377627.08</text:p>
              </table:table-cell>
              <table:table-cell office:value-type="float" office:value="476192.55">
                <text:p>476192.55</text:p>
              </table:table-cell>
              <table:table-cell office:value-type="float" office:value="61789.07">
                <text:p>61789.07</text:p>
              </table:table-cell>
              <table:table-cell office:value-type="float" office:value="5755.4">
                <text:p>5755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501.51">
                <text:p>53501.51</text:p>
              </table:table-cell>
              <table:table-cell office:value-type="float" office:value="66199.02">
                <text:p>66199.02</text:p>
              </table:table-cell>
              <table:table-cell office:value-type="float" office:value="414743.8">
                <text:p>414743.8</text:p>
              </table:table-cell>
              <table:table-cell office:value-type="float" office:value="444029.64">
                <text:p>444029.64</text:p>
              </table:table-cell>
              <table:table-cell office:value-type="float" office:value="69881.77">
                <text:p>69881.77</text:p>
              </table:table-cell>
              <table:table-cell office:value-type="float" office:value="5746.92">
                <text:p>5746.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429.94">
                <text:p>53429.94</text:p>
              </table:table-cell>
              <table:table-cell office:value-type="float" office:value="62675.45">
                <text:p>62675.45</text:p>
              </table:table-cell>
              <table:table-cell office:value-type="float" office:value="431423.99">
                <text:p>431423.99</text:p>
              </table:table-cell>
              <table:table-cell office:value-type="float" office:value="368730.02">
                <text:p>368730.02</text:p>
              </table:table-cell>
              <table:table-cell office:value-type="float" office:value="2332.79">
                <text:p>2332.79</text:p>
              </table:table-cell>
              <table:table-cell office:value-type="float" office:value="5767.38">
                <text:p>5767.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263.83">
                <text:p>55263.83</text:p>
              </table:table-cell>
              <table:table-cell office:value-type="float" office:value="59231.54">
                <text:p>59231.54</text:p>
              </table:table-cell>
              <table:table-cell office:value-type="float" office:value="366314.76">
                <text:p>366314.76</text:p>
              </table:table-cell>
              <table:table-cell office:value-type="float" office:value="398432.98">
                <text:p>398432.98</text:p>
              </table:table-cell>
              <table:table-cell office:value-type="float" office:value="68723.03">
                <text:p>68723.03</text:p>
              </table:table-cell>
              <table:table-cell office:value-type="float" office:value="5800.37">
                <text:p>5800.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988.28">
                <text:p>63988.28</text:p>
              </table:table-cell>
              <table:table-cell office:value-type="float" office:value="76627.89">
                <text:p>76627.89</text:p>
              </table:table-cell>
              <table:table-cell office:value-type="float" office:value="265260.81">
                <text:p>265260.81</text:p>
              </table:table-cell>
              <table:table-cell office:value-type="float" office:value="322787.75">
                <text:p>322787.75</text:p>
              </table:table-cell>
              <table:table-cell office:value-type="float" office:value="62916.13">
                <text:p>62916.13</text:p>
              </table:table-cell>
              <table:table-cell office:value-type="float" office:value="5805.23">
                <text:p>5805.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142.78">
                <text:p>58142.78</text:p>
              </table:table-cell>
              <table:table-cell office:value-type="float" office:value="62594.08">
                <text:p>62594.08</text:p>
              </table:table-cell>
              <table:table-cell office:value-type="float" office:value="356779.86">
                <text:p>356779.86</text:p>
              </table:table-cell>
              <table:table-cell office:value-type="float" office:value="428252.4">
                <text:p>428252.4</text:p>
              </table:table-cell>
              <table:table-cell office:value-type="float" office:value="60149.78">
                <text:p>60149.78</text:p>
              </table:table-cell>
              <table:table-cell office:value-type="float" office:value="5811.64">
                <text:p>5811.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951.05">
                <text:p>54951.05</text:p>
              </table:table-cell>
              <table:table-cell office:value-type="float" office:value="71382.69">
                <text:p>71382.69</text:p>
              </table:table-cell>
              <table:table-cell office:value-type="float" office:value="426250.41">
                <text:p>426250.41</text:p>
              </table:table-cell>
              <table:table-cell office:value-type="float" office:value="441505.68">
                <text:p>441505.68</text:p>
              </table:table-cell>
              <table:table-cell office:value-type="float" office:value="59733.45">
                <text:p>59733.45</text:p>
              </table:table-cell>
              <table:table-cell office:value-type="float" office:value="5829.56">
                <text:p>5829.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391.14">
                <text:p>61391.14</text:p>
              </table:table-cell>
              <table:table-cell office:value-type="float" office:value="67635.88">
                <text:p>67635.88</text:p>
              </table:table-cell>
              <table:table-cell office:value-type="float" office:value="434778.07">
                <text:p>434778.07</text:p>
              </table:table-cell>
              <table:table-cell office:value-type="float" office:value="474576.15">
                <text:p>474576.15</text:p>
              </table:table-cell>
              <table:table-cell office:value-type="float" office:value="2467.26">
                <text:p>2467.26</text:p>
              </table:table-cell>
              <table:table-cell office:value-type="float" office:value="5852.07">
                <text:p>5852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962.59">
                <text:p>58962.59</text:p>
              </table:table-cell>
              <table:table-cell office:value-type="float" office:value="69179.83">
                <text:p>69179.83</text:p>
              </table:table-cell>
              <table:table-cell office:value-type="float" office:value="265193.73">
                <text:p>265193.73</text:p>
              </table:table-cell>
              <table:table-cell office:value-type="float" office:value="462335.1">
                <text:p>462335.1</text:p>
              </table:table-cell>
              <table:table-cell office:value-type="float" office:value="75182.91">
                <text:p>75182.91</text:p>
              </table:table-cell>
              <table:table-cell office:value-type="float" office:value="5882.17">
                <text:p>5882.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5769.39">
                <text:p>55769.39</text:p>
              </table:table-cell>
              <table:table-cell office:value-type="float" office:value="68685.89">
                <text:p>68685.89</text:p>
              </table:table-cell>
              <table:table-cell office:value-type="float" office:value="409640">
                <text:p>409640</text:p>
              </table:table-cell>
              <table:table-cell office:value-type="float" office:value="467540.3">
                <text:p>467540.3</text:p>
              </table:table-cell>
              <table:table-cell office:value-type="float" office:value="76550.97">
                <text:p>76550.97</text:p>
              </table:table-cell>
              <table:table-cell office:value-type="float" office:value="5881.79">
                <text:p>5881.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731.35">
                <text:p>52731.35</text:p>
              </table:table-cell>
              <table:table-cell office:value-type="float" office:value="70576.72">
                <text:p>70576.72</text:p>
              </table:table-cell>
              <table:table-cell office:value-type="float" office:value="376069.58">
                <text:p>376069.58</text:p>
              </table:table-cell>
              <table:table-cell office:value-type="float" office:value="466863.76">
                <text:p>466863.76</text:p>
              </table:table-cell>
              <table:table-cell office:value-type="float" office:value="74973.26">
                <text:p>74973.26</text:p>
              </table:table-cell>
              <table:table-cell office:value-type="float" office:value="5843.36">
                <text:p>5843.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383.67">
                <text:p>62383.67</text:p>
              </table:table-cell>
              <table:table-cell office:value-type="float" office:value="67893.17">
                <text:p>67893.17</text:p>
              </table:table-cell>
              <table:table-cell office:value-type="float" office:value="405168.47">
                <text:p>405168.47</text:p>
              </table:table-cell>
              <table:table-cell office:value-type="float" office:value="473451.18">
                <text:p>473451.18</text:p>
              </table:table-cell>
              <table:table-cell office:value-type="float" office:value="68120.31">
                <text:p>68120.31</text:p>
              </table:table-cell>
              <table:table-cell office:value-type="float" office:value="5696.97">
                <text:p>5696.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173.46">
                <text:p>56173.46</text:p>
              </table:table-cell>
              <table:table-cell office:value-type="float" office:value="59297.7">
                <text:p>59297.7</text:p>
              </table:table-cell>
              <table:table-cell office:value-type="float" office:value="325518.35">
                <text:p>325518.35</text:p>
              </table:table-cell>
              <table:table-cell office:value-type="float" office:value="457244.52">
                <text:p>457244.52</text:p>
              </table:table-cell>
              <table:table-cell office:value-type="float" office:value="3271.71">
                <text:p>3271.71</text:p>
              </table:table-cell>
              <table:table-cell office:value-type="float" office:value="5684.7">
                <text:p>5684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908.36">
                <text:p>59908.36</text:p>
              </table:table-cell>
              <table:table-cell office:value-type="float" office:value="66751.08">
                <text:p>66751.08</text:p>
              </table:table-cell>
              <table:table-cell office:value-type="float" office:value="254848.95">
                <text:p>254848.95</text:p>
              </table:table-cell>
              <table:table-cell office:value-type="float" office:value="475706.48">
                <text:p>475706.48</text:p>
              </table:table-cell>
              <table:table-cell office:value-type="float" office:value="69343.39">
                <text:p>69343.39</text:p>
              </table:table-cell>
              <table:table-cell office:value-type="float" office:value="5687.91">
                <text:p>5687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